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15/settings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Pescadero" svg:font-family="Pescadero" style:font-adornments="Bold" style:font-family-generic="roman" style:font-pitch="variable"/>
    <style:font-face style:name="Pescadero1" svg:font-family="Pescadero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ell Gothic Std Black" svg:font-family="'Bell Gothic Std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thematica1Mono" svg:font-family="Mathematica1Mono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ad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ad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4f0c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2f9b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81b7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1673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ad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2320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958d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45ce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line-height="0.2in"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ad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6ad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31f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45ce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8943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6ad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16ad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22f9b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16ad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22f9b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25756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16ad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6ad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17df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6ad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6ad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1e66c96" officeooo:paragraph-rsid="0016ad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16ad0e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9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22f9b5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16ad0e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1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0048e56" officeooo:paragraph-rsid="0016ad0e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0048e56" officeooo:paragraph-rsid="0016ad0e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2426e85" officeooo:paragraph-rsid="0016ad0e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16ad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16ad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16ad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20335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1f27059" officeooo:paragraph-rsid="0016ad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1e9d01e" officeooo:paragraph-rsid="0016ad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0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Bell Gothic Std Black" fo:font-size="10pt" fo:letter-spacing="normal" fo:font-style="normal" fo:text-shadow="none" style:text-underline-style="none" fo:font-weight="normal" officeooo:rsid="003bee55" officeooo:paragraph-rsid="0016ad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officeooo:paragraph-rsid="0016ad0e"/>
    </style:style>
    <style:style style:name="P42" style:family="paragraph" style:parent-style-name="Standard">
      <style:paragraph-properties fo:text-align="center" style:justify-single-word="false" style:text-autospace="none"/>
      <style:text-properties officeooo:paragraph-rsid="0016ad0e"/>
    </style:style>
    <style:style style:name="P43" style:family="paragraph" style:parent-style-name="Standard">
      <style:text-properties officeooo:paragraph-rsid="0016ad0e"/>
    </style:style>
    <style:style style:name="P44" style:family="paragraph" style:parent-style-name="aaBigTitle">
      <style:text-properties officeooo:paragraph-rsid="0016ad0e"/>
    </style:style>
    <style:style style:name="P45" style:family="paragraph" style:parent-style-name="aaSubsection_20_Title">
      <style:text-properties officeooo:paragraph-rsid="0016ad0e"/>
    </style:style>
    <style:style style:name="P46" style:family="paragraph" style:parent-style-name="aaMathematicaCellInput">
      <style:text-properties officeooo:paragraph-rsid="0016ad0e"/>
    </style:style>
    <style:style style:name="P47" style:family="paragraph" style:parent-style-name="aaMathematicaCellInput">
      <style:text-properties officeooo:paragraph-rsid="0022f9b5"/>
    </style:style>
    <style:style style:name="P48" style:family="paragraph" style:parent-style-name="aaMathematicaCellInput">
      <style:text-properties officeooo:paragraph-rsid="002f14f3"/>
    </style:style>
    <style:style style:name="P49" style:family="paragraph" style:parent-style-name="aa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2f14f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50" style:family="paragraph" style:parent-style-name="MathematicaCellInheritFromParent">
      <style:paragraph-properties fo:text-align="end" style:justify-single-word="false"/>
      <style:text-properties officeooo:paragraph-rsid="0016ad0e"/>
    </style:style>
    <style:style style:name="P51" style:family="paragraph" style:parent-style-name="MathematicaCellInheritFromParent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16ad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ad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ad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ad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511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6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6ad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7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16ad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45ce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9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16ad0e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60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0048e56" officeooo:paragraph-rsid="0016ad0e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P6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16ad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49511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3" style:family="paragraph" style:parent-style-name="aaBigTitle" style:master-page-name="Standard">
      <style:paragraph-properties style:page-number="auto" fo:break-before="page"/>
      <style:text-properties officeooo:paragraph-rsid="0016ad0e"/>
    </style:style>
    <style:style style:name="P64" style:family="paragraph" style:parent-style-name="aaSubsection_20_Title">
      <style:text-properties officeooo:paragraph-rsid="0049511e"/>
    </style:style>
    <style:style style:name="P65" style:family="paragraph" style:parent-style-name="aaMathematicaCellInput">
      <style:text-properties officeooo:paragraph-rsid="00478580"/>
    </style:style>
    <style:style style:name="T1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Times New Roman" fo:font-size="10pt" fo:letter-spacing="normal" fo:font-style="italic" fo:text-shadow="none" style:text-underline-style="none" fo:font-weight="normal" officeooo:rsid="03efebc4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4" style:family="text">
      <style:text-properties fo:color="#000000" style:text-outline="false" style:text-line-through-style="none" style:text-line-through-type="none" style:font-name="Times New Roman" fo:font-size="10pt" fo:letter-spacing="normal" fo:font-style="italic" fo:text-shadow="none" style:text-underline-style="none" fo:font-weight="normal" officeooo:rsid="003bee55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5" style:family="text">
      <style:text-properties officeooo:rsid="00f8be15"/>
    </style:style>
    <style:style style:name="T6" style:family="text">
      <style:text-properties officeooo:rsid="00309d30"/>
    </style:style>
    <style:style style:name="T7" style:family="text">
      <style:text-properties style:font-name="Times New Roman" style:font-name-asian="Courier New" style:font-name-complex="Courier New"/>
    </style:style>
    <style:style style:name="T8" style:family="text">
      <style:text-properties style:font-name="Times New Roman" officeooo:rsid="002fb09c" style:font-name-asian="Courier New" style:font-name-complex="Courier New"/>
    </style:style>
    <style:style style:name="T9" style:family="text">
      <style:text-properties style:font-name="Times New Roman" officeooo:rsid="002e468a" style:font-name-asian="Courier New" style:font-name-complex="Courier New"/>
    </style:style>
    <style:style style:name="T10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11" style:family="text">
      <style:text-properties style:font-name="Times New Roman" fo:font-size="10pt" officeooo:rsid="002fb09c" style:font-name-asian="Courier New" style:font-size-asian="10pt" style:font-name-complex="Courier New" style:font-size-complex="10pt"/>
    </style:style>
    <style:style style:name="T12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13" style:family="text">
      <style:text-properties style:font-name="Times New Roman" fo:font-size="10pt" officeooo:rsid="00bf09e5" style:font-name-asian="Courier New" style:font-size-asian="10pt" style:font-name-complex="Courier New" style:font-size-complex="10pt"/>
    </style:style>
    <style:style style:name="T14" style:family="text">
      <style:text-properties style:font-name="Times New Roman" fo:font-size="10pt" officeooo:rsid="00342153" style:font-name-asian="Courier New" style:font-size-asian="10pt" style:font-name-complex="Courier New" style:font-size-complex="10pt"/>
    </style:style>
    <style:style style:name="T15" style:family="text">
      <style:text-properties style:font-name="Times New Roman" fo:font-size="10pt" officeooo:rsid="00309d30" style:font-name-asian="Courier New" style:font-size-asian="10pt" style:font-name-complex="Courier New" style:font-size-complex="10pt"/>
    </style:style>
    <style:style style:name="T16" style:family="text">
      <style:text-properties style:font-name="Times New Roman" fo:font-size="10pt" officeooo:rsid="005b0c6d" style:font-name-asian="Courier New" style:font-size-asian="10pt" style:font-name-complex="Courier New" style:font-size-complex="10pt"/>
    </style:style>
    <style:style style:name="T17" style:family="text">
      <style:text-properties style:font-name="Times New Roman" fo:font-size="10pt" officeooo:rsid="003051b5" style:font-name-asian="Courier New" style:font-size-asian="10pt" style:font-name-complex="Courier New" style:font-size-complex="10pt"/>
    </style:style>
    <style:style style:name="T18" style:family="text">
      <style:text-properties style:font-name="Times New Roman" fo:font-size="10pt" officeooo:rsid="008c56eb" style:font-name-asian="Courier New" style:font-size-asian="10pt" style:font-name-complex="Courier New" style:font-size-complex="10pt"/>
    </style:style>
    <style:style style:name="T19" style:family="text">
      <style:text-properties style:font-name="Times New Roman" fo:font-size="10pt" officeooo:rsid="00174659" style:font-name-asian="Courier New" style:font-size-asian="10pt" style:font-name-complex="Courier New" style:font-size-complex="10pt"/>
    </style:style>
    <style:style style:name="T20" style:family="text">
      <style:text-properties style:font-name="Times New Roman" fo:font-size="10pt" officeooo:rsid="010b4918" style:font-name-asian="Courier New" style:font-size-asian="10pt" style:font-name-complex="Courier New" style:font-size-complex="10pt"/>
    </style:style>
    <style:style style:name="T21" style:family="text">
      <style:text-properties style:font-name="Times New Roman" fo:font-size="10pt" officeooo:rsid="010f0042" style:font-name-asian="Courier New" style:font-size-asian="10pt" style:font-name-complex="Courier New" style:font-size-complex="10pt"/>
    </style:style>
    <style:style style:name="T22" style:family="text">
      <style:text-properties style:font-name="Times New Roman" fo:font-size="10pt" officeooo:rsid="00d11dfc" style:font-name-asian="Courier New" style:font-size-asian="10pt" style:font-name-complex="Courier New" style:font-size-complex="10pt"/>
    </style:style>
    <style:style style:name="T23" style:family="text">
      <style:text-properties style:font-name="Times New Roman" fo:font-size="10pt" officeooo:rsid="00d18508" style:font-name-asian="Courier New" style:font-size-asian="10pt" style:font-name-complex="Courier New" style:font-size-complex="10pt"/>
    </style:style>
    <style:style style:name="T24" style:family="text">
      <style:text-properties style:font-name="Times New Roman" fo:font-size="10pt" officeooo:rsid="00320d02" style:font-name-asian="Courier New" style:font-size-asian="10pt" style:font-name-complex="Courier New" style:font-size-complex="10pt"/>
    </style:style>
    <style:style style:name="T25" style:family="text">
      <style:text-properties style:font-name="Times New Roman" fo:font-size="10pt" officeooo:rsid="00fd6c41" style:font-name-asian="Courier New" style:font-size-asian="10pt" style:font-name-complex="Courier New" style:font-size-complex="10pt"/>
    </style:style>
    <style:style style:name="T26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27" style:family="text">
      <style:text-properties style:font-name="Times New Roman" fo:font-size="10pt" officeooo:rsid="0061b35d" style:font-name-asian="Courier New" style:font-size-asian="10pt" style:font-name-complex="Courier New" style:font-size-complex="10pt"/>
    </style:style>
    <style:style style:name="T28" style:family="text">
      <style:text-properties style:font-name="Times New Roman" fo:font-size="10pt" officeooo:rsid="005c736f" style:font-name-asian="Courier New" style:font-size-asian="10pt" style:font-name-complex="Courier New" style:font-size-complex="10pt"/>
    </style:style>
    <style:style style:name="T29" style:family="text">
      <style:text-properties style:font-name="Times New Roman" fo:font-size="10pt" officeooo:rsid="005dc0a2" style:font-name-asian="Courier New" style:font-size-asian="10pt" style:font-name-complex="Courier New" style:font-size-complex="10pt"/>
    </style:style>
    <style:style style:name="T30" style:family="text">
      <style:text-properties style:font-name="Times New Roman" fo:font-size="10pt" officeooo:rsid="0046f29f" style:font-name-asian="Courier New" style:font-size-asian="10pt" style:font-name-complex="Courier New" style:font-size-complex="10pt"/>
    </style:style>
    <style:style style:name="T31" style:family="text">
      <style:text-properties style:font-name="Times New Roman" fo:font-size="10pt" officeooo:rsid="004bc962" style:font-name-asian="Courier New" style:font-size-asian="10pt" style:font-name-complex="Courier New" style:font-size-complex="10pt"/>
    </style:style>
    <style:style style:name="T32" style:family="text">
      <style:text-properties style:font-name="Times New Roman" fo:font-size="10pt" officeooo:rsid="0018c589" style:font-name-asian="Courier New" style:font-size-asian="10pt" style:font-name-complex="Courier New" style:font-size-complex="10pt"/>
    </style:style>
    <style:style style:name="T33" style:family="text">
      <style:text-properties style:font-name="Times New Roman" fo:font-size="10pt" officeooo:rsid="009627bd" style:font-name-asian="Courier New" style:font-size-asian="10pt" style:font-name-complex="Courier New" style:font-size-complex="10pt"/>
    </style:style>
    <style:style style:name="T34" style:family="text">
      <style:text-properties style:font-name="Times New Roman" fo:font-size="10pt" officeooo:rsid="0246a416" style:font-name-asian="Courier New" style:font-size-asian="10pt" style:font-name-complex="Courier New" style:font-size-complex="10pt"/>
    </style:style>
    <style:style style:name="T35" style:family="text">
      <style:text-properties style:font-name="Times New Roman" fo:font-size="10pt" officeooo:rsid="029d3257" style:font-name-asian="Courier New" style:font-size-asian="10pt" style:font-name-complex="Courier New" style:font-size-complex="10pt"/>
    </style:style>
    <style:style style:name="T36" style:family="text">
      <style:text-properties style:font-name="Times New Roman" fo:font-size="10pt" officeooo:rsid="0032c73c" style:font-name-asian="Courier New" style:font-size-asian="10pt" style:font-name-complex="Courier New" style:font-size-complex="10pt"/>
    </style:style>
    <style:style style:name="T37" style:family="text">
      <style:text-properties style:font-name="Times New Roman" fo:font-size="10pt" officeooo:rsid="01105c4d" style:font-name-asian="Courier New" style:font-size-asian="10pt" style:font-name-complex="Courier New" style:font-size-complex="10pt"/>
    </style:style>
    <style:style style:name="T38" style:family="text">
      <style:text-properties style:font-name="Times New Roman" fo:font-size="10pt" officeooo:rsid="01e9d01e" style:font-name-asian="Courier New" style:font-size-asian="10pt" style:font-name-complex="Courier New" style:font-size-complex="10pt"/>
    </style:style>
    <style:style style:name="T39" style:family="text">
      <style:text-properties style:font-name="Times New Roman" fo:font-size="10pt" officeooo:rsid="00216e08" style:font-name-asian="Courier New" style:font-size-asian="10pt" style:font-name-complex="Courier New" style:font-size-complex="10pt"/>
    </style:style>
    <style:style style:name="T40" style:family="text">
      <style:text-properties style:font-name="Times New Roman" fo:font-size="10pt" officeooo:rsid="0275c036" style:font-name-asian="Courier New" style:font-size-asian="10pt" style:font-name-complex="Courier New" style:font-size-complex="10pt"/>
    </style:style>
    <style:style style:name="T41" style:family="text">
      <style:text-properties style:font-name="Times New Roman" fo:font-size="10pt" officeooo:rsid="02f8ac37" style:font-name-asian="Courier New" style:font-size-asian="10pt" style:font-name-complex="Courier New" style:font-size-complex="10pt"/>
    </style:style>
    <style:style style:name="T42" style:family="text">
      <style:text-properties style:font-name="Times New Roman" fo:font-size="10pt" officeooo:rsid="004cdf71" style:font-name-asian="Courier New" style:font-size-asian="10pt" style:font-name-complex="Courier New" style:font-size-complex="10pt"/>
    </style:style>
    <style:style style:name="T43" style:family="text">
      <style:text-properties style:font-name="Times New Roman" fo:font-size="10pt" officeooo:rsid="02f9970d" style:font-name-asian="Courier New" style:font-size-asian="10pt" style:font-name-complex="Courier New" style:font-size-complex="10pt"/>
    </style:style>
    <style:style style:name="T44" style:family="text">
      <style:text-properties style:font-name="Times New Roman" fo:font-size="10pt" officeooo:rsid="004eb9bb" style:font-name-asian="Courier New" style:font-size-asian="10pt" style:font-name-complex="Courier New" style:font-size-complex="10pt"/>
    </style:style>
    <style:style style:name="T45" style:family="text">
      <style:text-properties style:font-name="Times New Roman" fo:font-size="10pt" officeooo:rsid="00462bfc" style:font-name-asian="Courier New" style:font-size-asian="10pt" style:font-name-complex="Courier New" style:font-size-complex="10pt"/>
    </style:style>
    <style:style style:name="T46" style:family="text">
      <style:text-properties style:font-name="Times New Roman" fo:font-size="10pt" officeooo:rsid="00203355" style:font-name-asian="Courier New" style:font-size-asian="10pt" style:font-name-complex="Courier New" style:font-size-complex="10pt"/>
    </style:style>
    <style:style style:name="T47" style:family="text">
      <style:text-properties style:font-name="Times New Roman" fo:font-size="10pt" officeooo:rsid="0031673e" style:font-name-asian="Courier New" style:font-size-asian="10pt" style:font-name-complex="Courier New" style:font-size-complex="10pt"/>
    </style:style>
    <style:style style:name="T48" style:family="text">
      <style:text-properties style:font-name="Times New Roman" fo:font-size="10pt" officeooo:rsid="00417df2" style:font-name-asian="Courier New" style:font-size-asian="10pt" style:font-name-complex="Courier New" style:font-size-complex="10pt"/>
    </style:style>
    <style:style style:name="T49" style:family="text">
      <style:text-properties style:font-name="Times New Roman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50" style:family="text">
      <style:text-properties style:font-name="Times New Roman" fo:font-size="10pt" fo:font-style="italic" officeooo:rsid="00d11dfc" style:font-name-asian="Courier New" style:font-size-asian="10pt" style:font-style-asian="italic" style:font-name-complex="Courier New" style:font-size-complex="10pt" style:font-style-complex="italic"/>
    </style:style>
    <style:style style:name="T51" style:family="text">
      <style:text-properties style:font-name="Times New Roman" fo:font-size="10pt" fo:font-style="italic" officeooo:rsid="00320d02" style:font-name-asian="Courier New" style:font-size-asian="10pt" style:font-style-asian="italic" style:font-name-complex="Courier New" style:font-size-complex="10pt" style:font-style-complex="italic"/>
    </style:style>
    <style:style style:name="T52" style:family="text">
      <style:text-properties style:font-name="Times New Roman" fo:font-size="10pt" fo:font-style="italic" officeooo:rsid="03efebc4" style:font-name-asian="Courier New" style:font-size-asian="10pt" style:font-style-asian="italic" style:font-name-complex="Courier New" style:font-size-complex="10pt" style:font-style-complex="italic"/>
    </style:style>
    <style:style style:name="T53" style:family="text">
      <style:text-properties style:font-name="Times New Roman" fo:font-size="10pt" fo:font-style="italic" officeooo:rsid="002e468a" style:font-name-asian="Courier New" style:font-size-asian="10pt" style:font-style-asian="italic" style:font-name-complex="Courier New" style:font-size-complex="10pt" style:font-style-complex="italic"/>
    </style:style>
    <style:style style:name="T54" style:family="text">
      <style:text-properties style:font-name="Times New Roman" fo:font-size="10pt" fo:font-style="italic" officeooo:rsid="00174659" style:font-name-asian="Courier New" style:font-size-asian="10pt" style:font-style-asian="italic" style:font-name-complex="Courier New" style:font-size-complex="10pt" style:font-style-complex="italic"/>
    </style:style>
    <style:style style:name="T55" style:family="text">
      <style:text-properties style:font-name="Times New Roman" fo:font-size="10pt" fo:font-style="italic" officeooo:rsid="003bee55" style:font-name-asian="Courier New" style:font-size-asian="10pt" style:font-style-asian="italic" style:font-name-complex="Courier New" style:font-size-complex="10pt" style:font-style-complex="italic"/>
    </style:style>
    <style:style style:name="T56" style:family="text">
      <style:text-properties style:font-name="Times New Roman" fo:font-size="10pt" fo:font-style="italic" officeooo:rsid="003051b5" style:font-name-asian="Courier New" style:font-size-asian="10pt" style:font-style-asian="italic" style:font-name-complex="Courier New" style:font-size-complex="10pt" style:font-style-complex="italic"/>
    </style:style>
    <style:style style:name="T57" style:family="text">
      <style:text-properties style:font-name="Times New Roman" fo:font-size="10pt" fo:font-style="italic" officeooo:rsid="01e9d01e" style:font-name-asian="Courier New" style:font-size-asian="10pt" style:font-style-asian="italic" style:font-name-complex="Courier New" style:font-size-complex="10pt" style:font-style-complex="italic"/>
    </style:style>
    <style:style style:name="T58" style:family="text">
      <style:text-properties style:font-name="Times New Roman" fo:font-size="10pt" fo:font-style="italic" officeooo:rsid="00342153" style:font-name-asian="Courier New" style:font-size-asian="10pt" style:font-style-asian="italic" style:font-name-complex="Courier New" style:font-size-complex="10pt" style:font-style-complex="italic"/>
    </style:style>
    <style:style style:name="T59" style:family="text">
      <style:text-properties style:font-name="Times New Roman" fo:font-size="10pt" fo:font-style="italic" officeooo:rsid="00233959" style:font-name-asian="Courier New" style:font-size-asian="10pt" style:font-style-asian="italic" style:font-name-complex="Courier New" style:font-size-complex="10pt" style:font-style-complex="italic"/>
    </style:style>
    <style:style style:name="T60" style:family="text">
      <style:text-properties style:font-name="Times New Roman" fo:font-size="10pt" fo:font-style="italic" officeooo:rsid="00203355" style:font-name-asian="Courier New" style:font-size-asian="10pt" style:font-style-asian="italic" style:font-name-complex="Courier New" style:font-size-complex="10pt" style:font-style-complex="italic"/>
    </style:style>
    <style:style style:name="T61" style:family="text">
      <style:text-properties style:font-name="Times New Roman" fo:font-size="10pt" fo:font-weight="normal" officeooo:rsid="00216e08" style:font-name-asian="Courier New" style:font-size-asian="10pt" style:font-weight-asian="normal" style:font-name-complex="Courier New" style:font-size-complex="10pt" style:font-weight-complex="normal"/>
    </style:style>
    <style:style style:name="T62" style:family="text">
      <style:text-properties style:font-name="Times New Roman" fo:font-size="10pt" fo:font-weight="normal" officeooo:rsid="003051b5" style:font-name-asian="Courier New" style:font-size-asian="10pt" style:font-weight-asian="normal" style:font-name-complex="Courier New" style:font-size-complex="10pt" style:font-weight-complex="normal"/>
    </style:style>
    <style:style style:name="T63" style:family="text">
      <style:text-properties style:font-name="Times New Roman" fo:font-size="10pt" fo:font-weight="normal" officeooo:rsid="01105c4d" style:font-name-asian="Courier New" style:font-size-asian="10pt" style:font-weight-asian="normal" style:font-name-complex="Courier New" style:font-size-complex="10pt" style:font-weight-complex="normal"/>
    </style:style>
    <style:style style:name="T64" style:family="text">
      <style:text-properties style:font-name="Times New Roman" fo:font-size="10pt" fo:font-weight="normal" officeooo:rsid="002e468a" style:font-name-asian="Courier New" style:font-size-asian="10pt" style:font-weight-asian="normal" style:font-name-complex="Courier New" style:font-size-complex="10pt" style:font-weight-complex="normal"/>
    </style:style>
    <style:style style:name="T65" style:family="text">
      <style:text-properties style:font-name="Times New Roman" fo:font-size="10pt" fo:font-weight="normal" officeooo:rsid="005a182b" style:font-name-asian="Courier New" style:font-size-asian="10pt" style:font-weight-asian="normal" style:font-name-complex="Courier New" style:font-size-complex="10pt" style:font-weight-complex="normal"/>
    </style:style>
    <style:style style:name="T66" style:family="text">
      <style:text-properties style:font-name="Times New Roman" fo:font-size="8pt" fo:font-style="italic" officeooo:rsid="00233959" style:font-name-asian="Courier New" style:font-size-asian="8pt" style:font-style-asian="italic" style:font-name-complex="Courier New" style:font-size-complex="8pt" style:font-style-complex="italic"/>
    </style:style>
    <style:style style:name="T67" style:family="text">
      <style:text-properties officeooo:rsid="009627bd"/>
    </style:style>
    <style:style style:name="T68" style:family="text">
      <style:text-properties officeooo:rsid="004bc6e9"/>
    </style:style>
    <style:style style:name="T69" style:family="text">
      <style:text-properties officeooo:rsid="00859b8a"/>
    </style:style>
    <style:style style:name="T70" style:family="text">
      <style:text-properties officeooo:rsid="00879652"/>
    </style:style>
    <style:style style:name="T71" style:family="text">
      <style:text-properties style:font-size-complex="10pt"/>
    </style:style>
    <style:style style:name="T72" style:family="text">
      <style:text-properties officeooo:rsid="0148acb3" style:font-size-complex="10pt"/>
    </style:style>
    <style:style style:name="T73" style:family="text">
      <style:text-properties officeooo:rsid="00859b8a" style:font-size-complex="10pt"/>
    </style:style>
    <style:style style:name="T74" style:family="text">
      <style:text-properties officeooo:rsid="0099e43b" style:font-size-complex="10pt"/>
    </style:style>
    <style:style style:name="T75" style:family="text">
      <style:text-properties officeooo:rsid="005c736f" style:font-size-complex="10pt"/>
    </style:style>
    <style:style style:name="T76" style:family="text">
      <style:text-properties officeooo:rsid="005b0c6d" style:font-size-complex="10pt"/>
    </style:style>
    <style:style style:name="T77" style:family="text">
      <style:text-properties officeooo:rsid="029a5008" style:font-size-complex="10pt"/>
    </style:style>
    <style:style style:name="T78" style:family="text">
      <style:text-properties officeooo:rsid="009b1652" style:font-size-complex="10pt"/>
    </style:style>
    <style:style style:name="T79" style:family="text">
      <style:text-properties officeooo:rsid="0275351a" style:font-size-complex="10pt"/>
    </style:style>
    <style:style style:name="T80" style:family="text">
      <style:text-properties officeooo:rsid="009b2541" style:font-size-complex="10pt"/>
    </style:style>
    <style:style style:name="T81" style:family="text">
      <style:text-properties officeooo:rsid="003bee55" style:font-size-complex="10pt"/>
    </style:style>
    <style:style style:name="T82" style:family="text">
      <style:text-properties officeooo:rsid="009bf7ad" style:font-size-complex="10pt"/>
    </style:style>
    <style:style style:name="T83" style:family="text">
      <style:text-properties officeooo:rsid="029dd9bf" style:font-size-complex="10pt"/>
    </style:style>
    <style:style style:name="T84" style:family="text">
      <style:text-properties officeooo:rsid="009bfb81" style:font-size-complex="10pt"/>
    </style:style>
    <style:style style:name="T85" style:family="text">
      <style:text-properties officeooo:rsid="009d0ab7" style:font-size-complex="10pt"/>
    </style:style>
    <style:style style:name="T86" style:family="text">
      <style:text-properties officeooo:rsid="009f1e33" style:font-size-complex="10pt"/>
    </style:style>
    <style:style style:name="T87" style:family="text">
      <style:text-properties officeooo:rsid="01491e01" style:font-size-complex="10pt"/>
    </style:style>
    <style:style style:name="T88" style:family="text">
      <style:text-properties officeooo:rsid="03131999" style:font-size-complex="10pt"/>
    </style:style>
    <style:style style:name="T89" style:family="text">
      <style:text-properties officeooo:rsid="03b6157c" style:font-size-complex="10pt"/>
    </style:style>
    <style:style style:name="T90" style:family="text">
      <style:text-properties officeooo:rsid="005a182b" style:font-size-complex="10pt"/>
    </style:style>
    <style:style style:name="T91" style:family="text">
      <style:text-properties officeooo:rsid="02f8ac37" style:font-size-complex="10pt"/>
    </style:style>
    <style:style style:name="T92" style:family="text">
      <style:text-properties officeooo:rsid="00174659" style:font-size-complex="10pt"/>
    </style:style>
    <style:style style:name="T93" style:family="text">
      <style:text-properties officeooo:rsid="031370f5" style:font-size-complex="10pt"/>
    </style:style>
    <style:style style:name="T94" style:family="text">
      <style:text-properties officeooo:rsid="0020cf20" style:font-size-complex="10pt"/>
    </style:style>
    <style:style style:name="T95" style:family="text">
      <style:text-properties officeooo:rsid="00478580" style:font-size-complex="10pt"/>
    </style:style>
    <style:style style:name="T96" style:family="text">
      <style:text-properties officeooo:rsid="005dc0a2"/>
    </style:style>
    <style:style style:name="T97" style:family="text">
      <style:text-properties officeooo:rsid="002e468a"/>
    </style:style>
    <style:style style:name="T98" style:family="text">
      <style:text-properties officeooo:rsid="00216e08"/>
    </style:style>
    <style:style style:name="T99" style:family="text">
      <style:text-properties officeooo:rsid="00888f84"/>
    </style:style>
    <style:style style:name="T100" style:family="text">
      <style:text-properties officeooo:rsid="0099e43b"/>
    </style:style>
    <style:style style:name="T101" style:family="text">
      <style:text-properties officeooo:rsid="0043eb0b"/>
    </style:style>
    <style:style style:name="T102" style:family="text">
      <style:text-properties officeooo:rsid="006a5159"/>
    </style:style>
    <style:style style:name="T103" style:family="text">
      <style:text-properties officeooo:rsid="0067b164"/>
    </style:style>
    <style:style style:name="T104" style:family="text">
      <style:text-properties fo:font-size="10pt" style:font-size-asian="10pt" style:font-size-complex="10pt"/>
    </style:style>
    <style:style style:name="T105" style:family="text">
      <style:text-properties officeooo:rsid="00845a91"/>
    </style:style>
    <style:style style:name="T106" style:family="text">
      <style:text-properties officeooo:rsid="006f89f9"/>
    </style:style>
    <style:style style:name="T107" style:family="text">
      <style:text-properties officeooo:rsid="00462bfc"/>
    </style:style>
    <style:style style:name="T108" style:family="text">
      <style:text-properties officeooo:rsid="005a182b"/>
    </style:style>
    <style:style style:name="T109" style:family="text">
      <style:text-properties officeooo:rsid="00a340d5"/>
    </style:style>
    <style:style style:name="T110" style:family="text">
      <style:text-properties officeooo:rsid="0275c036"/>
    </style:style>
    <style:style style:name="T111" style:family="text">
      <style:text-properties officeooo:rsid="02fc5a9f"/>
    </style:style>
    <style:style style:name="T112" style:family="text">
      <style:text-properties officeooo:rsid="02f735f7"/>
    </style:style>
    <style:style style:name="T113" style:family="text">
      <style:text-properties officeooo:rsid="00a5093b"/>
    </style:style>
    <style:style style:name="T114" style:family="text">
      <style:text-properties officeooo:rsid="0148acb3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ff0000" style:shadow="none" draw:shadow-opacity="100%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span text:style-name="aaBigTitle"><text:span text:style-name="T5">2. </text:span></text:span><text:span text:style-name="aaBigTitle"><draw:frame draw:style-name="fr1" draw:name="Object284" text:anchor-type="as-char" svg:y="-0.2299in" svg:width="0.7752in" svg:height="0.311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aaBigTitle">: </text:span></text:p>
      <text:p text:style-name="P44"><text:span text:style-name="aaBigTitle"><text:span text:style-name="T6">Partial Sums</text:span></text:span><text:span text:style-name="aaBigTitle"> </text:span><text:span text:style-name="aaBigTitle"><text:span text:style-name="T6">of the Zeta Function and</text:span></text:span></text:p>
      <text:p text:style-name="P44"><text:span text:style-name="aaBigTitle"><text:span text:style-name="T6">Exponential-Style Dirichlet Convolutions</text:span></text:span></text:p>
      <text:p text:style-name="P44"/>
      <text:p text:style-name="P44"><text:span text:style-name="aaBigTitle"/></text:p>
      <text:p text:style-name="P17"><text:span text:style-name="MathematicaFormatStandardForm"><text:span text:style-name="T8"><text:tab/></text:span></text:span><text:span text:style-name="MathematicaFormatStandardForm"><text:span text:style-name="T11">So this chapter collects a number of ways of expressing</text:span></text:span><text:span text:style-name="MathematicaFormatStandardForm"><text:span text:style-name="T12"><draw:frame draw:style-name="fr1" draw:name="Object521" text:anchor-type="as-char" svg:y="-0.1437in" svg:width="0.511in" svg:height="0.194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MathematicaFormatStandardForm"><text:span text:style-name="T12">, </text:span></text:span><text:span text:style-name="MathematicaFormatStandardForm"><text:span text:style-name="T11">which, remember, is the partial sum of the zeta function, </text:span></text:span><text:span text:style-name="MathematicaFormatStandardForm"><text:span text:style-name="T13">with an exponential-style</text:span></text:span><text:span text:style-name="MathematicaFormatStandardForm"><text:span text:style-name="T11"> </text:span></text:span><text:span text:style-name="MathematicaFormatStandardForm"><text:span text:style-name="T13">Dirichlet </text:span></text:span><text:span text:style-name="MathematicaFormatStandardForm"><text:span text:style-name="T11">convol</text:span></text:span><text:span text:style-name="MathematicaFormatStandardForm"><text:span text:style-name="T13">ution</text:span></text:span><text:span text:style-name="MathematicaFormatStandardForm"><text:span text:style-name="T11"> to some arbitrary complex value z.</text:span></text:span></text:p>
      <text:p text:style-name="P17"><text:span text:style-name="MathematicaFormatStandardForm"><text:span text:style-name="T11"><text:tab/></text:span></text:span><text:span text:style-name="MathematicaFormatStandardForm"><text:span text:style-name="T13">Later chapters detail in greater length some consequences of this.</text:span></text:span></text:p>
      <text:p text:style-name="P34"/>
      <text:p text:style-name="P65"><text:span text:style-name="aaMathematica">ri[]:=RandomInteger[{</text:span><text:span text:style-name="aaMathematica"><text:span text:style-name="T69">1</text:span></text:span><text:span text:style-name="aaMathematica">,</text:span><text:span text:style-name="aaMathematica"><text:span text:style-name="T69">4</text:span></text:span><text:span text:style-name="aaMathematica">0}]; rr[]:=RandomReal[{-</text:span><text:span text:style-name="aaMathematica"><text:span text:style-name="T70">5</text:span></text:span><text:span text:style-name="aaMathematica">,</text:span><text:span text:style-name="aaMathematica"><text:span text:style-name="T70">5</text:span></text:span><text:span text:style-name="aaMathematica">}]+RandomReal[{-</text:span><text:span text:style-name="aaMathematica"><text:span text:style-name="T70">5</text:span></text:span><text:span text:style-name="aaMathematica">,</text:span><text:span text:style-name="aaMathematica"><text:span text:style-name="T70">5</text:span></text:span><text:span text:style-name="aaMathematica">}]I</text:span></text:p>
      <text:p text:style-name="P65"><text:span text:style-name="aaMathematica"><text:span text:style-name="T72">bin[ z_, k_ ] := Product[ z-j, { j, 0, k-1 } ]/k!</text:span></text:span></text:p>
      <text:p text:style-name="P65"><text:span text:style-name="aaMathematica">FI[n_]:=FactorInteger[n];FI[1]:={}</text:span></text:p>
      <text:p text:style-name="P65"><text:span text:style-name="aaMathematica"><text:span text:style-name="T100">dz</text:span></text:span><text:span text:style-name="aaMathematica">[n_,s_,z_]:=n^-s Product[(-1)^p[[2]]Binomial[-z,p[[2]]],{p,FI[n]}]</text:span></text:p>
      <text:p text:style-name="P65"><text:span text:style-name="aaMathematica"><text:span text:style-name="T95">reference</text:span></text:span><text:span text:style-name="aaMathematica"><text:span text:style-name="T74">zeta</text:span></text:span><text:span text:style-name="aaMathematica"><text:span text:style-name="T72">[n_,s_, z_]:=Sum[</text:span></text:span><text:span text:style-name="aaMathematica"><text:span text:style-name="T74">dz</text:span></text:span><text:span text:style-name="aaMathematica"><text:span text:style-name="T72">[j,s,z],{j,1,n}]</text:span></text:span></text:p>
      <text:p text:style-name="P34"/>
      <text:p text:style-name="P34"/>
      <text:p text:style-name="P45"><text:span text:style-name="aaSubSection_20_Title">2.1 </text:span><text:span text:style-name="aaSubSection_20_Title"><text:span text:style-name="T67">Using the Generalized Divisor Function</text:span></text:span><text:span text:style-name="aaSubSection_20_Title"><text:span text:style-name="T67"><draw:frame draw:style-name="fr1" draw:name="Object496" text:anchor-type="as-char" svg:y="-0.1244in" svg:width="0.402in" svg:height="0.17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aaSubSection_20_Title"><text:span text:style-name="T67">to define</text:span></text:span><text:span text:style-name="aaSubSection_20_Title"><text:span text:style-name="T67"><draw:frame draw:style-name="fr1" draw:name="Object786" text:anchor-type="as-char" svg:y="-0.1437in" svg:width="0.511in" svg:height="0.1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34"><text:span text:style-name="MathematicaFormatStandardForm"><text:span text:style-name="T2"/></text:span></text:p>
      <text:p text:style-name="P2"><text:span text:style-name="MathematicaFormatStandardForm"><text:span text:style-name="T14"><text:tab/></text:span></text:span><text:span text:style-name="MathematicaFormatStandardForm"><text:span text:style-name="T15">Our main goal is </text:span></text:span><text:span text:style-name="MathematicaFormatStandardForm"><text:span text:style-name="T16">to </text:span></text:span><text:span text:style-name="MathematicaFormatStandardForm"><text:span text:style-name="T15">show the degree to which power series ideas can be applied to partial sums of the zeta function.</text:span></text:span></text:p>
      <text:p text:style-name="P2"><text:span text:style-name="MathematicaFormatStandardForm"><text:span text:style-name="T17"><text:tab/></text:span></text:span><text:span text:style-name="MathematicaFormatStandardForm"><text:span text:style-name="T15">It's well-known that the b</text:span></text:span><text:span text:style-name="MathematicaFormatStandardForm"><text:span text:style-name="T18">inomial </text:span></text:span><text:span text:style-name="MathematicaFormatStandardForm"><text:span text:style-name="T19">coefficients </text:span></text:span><text:span text:style-name="MathematicaFormatStandardForm"><text:span text:style-name="T20">can handle</text:span></text:span><text:span text:style-name="MathematicaFormatStandardForm"><text:span text:style-name="T18"> complex argument</text:span></text:span><text:span text:style-name="MathematicaFormatStandardForm"><text:span text:style-name="T19">s</text:span></text:span><text:span text:style-name="MathematicaFormatStandardForm"><text:span text:style-name="T18"> </text:span></text:span><text:span text:style-name="MathematicaFormatStandardForm"><text:span text:style-name="T14">when </text:span></text:span><text:span text:style-name="MathematicaFormatStandardForm"><text:span text:style-name="T21">defined</text:span></text:span><text:span text:style-name="MathematicaFormatStandardForm"><text:span text:style-name="T18"> </text:span></text:span><text:span text:style-name="MathematicaFormatStandardForm"><text:span text:style-name="T20">like so</text:span></text:span><text:span text:style-name="MathematicaFormatStandardForm"><text:span text:style-name="T18">:</text:span></text:span></text:p>
      <text:p text:style-name="P2"><text:span text:style-name="MathematicaFormatStandardForm"><text:span text:style-name="T18"/></text:span></text:p>
      <text:p text:style-name="P23"><text:span text:style-name="MathematicaFormatStandardForm"><text:span text:style-name="T10"><draw:frame draw:style-name="fr2" draw:name="Object63" text:anchor-type="as-char" svg:y="-0.2083in" svg:width="1.5016in" svg:height="0.341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25"><text:span text:style-name="FormulaNumber"><text:span text:style-name="T68">(2.1.1)</text:span></text:span></text:p>
      <text:p text:style-name="P25"/>
      <text:p text:style-name="P46"><text:span text:style-name="aaMathematica">ri[]:=RandomInteger[{</text:span><text:span text:style-name="aaMathematica"><text:span text:style-name="T69">1</text:span></text:span><text:span text:style-name="aaMathematica">,</text:span><text:span text:style-name="aaMathematica"><text:span text:style-name="T69">4</text:span></text:span><text:span text:style-name="aaMathematica">0}]; rr[]:=RandomReal[{-</text:span><text:span text:style-name="aaMathematica"><text:span text:style-name="T70">5</text:span></text:span><text:span text:style-name="aaMathematica">,</text:span><text:span text:style-name="aaMathematica"><text:span text:style-name="T70">5</text:span></text:span><text:span text:style-name="aaMathematica">}]+RandomReal[{-</text:span><text:span text:style-name="aaMathematica"><text:span text:style-name="T70">5</text:span></text:span><text:span text:style-name="aaMathematica">,</text:span><text:span text:style-name="aaMathematica"><text:span text:style-name="T70">5</text:span></text:span><text:span text:style-name="aaMathematica">}]I</text:span></text:p>
      <text:p text:style-name="P46"><text:span text:style-name="aaMathematica"><text:span text:style-name="T72">bin[ z_, k_ ] := Product[ z-j, { j, 0, k-1 } ]/k!</text:span></text:span></text:p>
      <text:p text:style-name="P46"><text:span text:style-name="aaMathematica"><text:span text:style-name="T72">Table[ </text:span></text:span><text:span text:style-name="aaMathematica"><text:span text:style-name="T73">Chop[</text:span></text:span><text:span text:style-name="aaMathematica"><text:span text:style-name="T72">Binomial[ </text:span></text:span><text:span text:style-name="aaMathematica"><text:span text:style-name="T73">v = rr[]</text:span></text:span><text:span text:style-name="aaMathematica"><text:span text:style-name="T72">, u </text:span></text:span><text:span text:style-name="aaMathematica"><text:span text:style-name="T73">= ri[]</text:span></text:span><text:span text:style-name="aaMathematica"><text:span text:style-name="T72"> ] - bin[ </text:span></text:span><text:span text:style-name="aaMathematica"><text:span text:style-name="T73">v</text:span></text:span><text:span text:style-name="aaMathematica"><text:span text:style-name="T72">, u ]</text:span></text:span><text:span text:style-name="aaMathematica"><text:span text:style-name="T73">]</text:span></text:span><text:span text:style-name="aaMathematica"><text:span text:style-name="T72">, </text:span></text:span><text:span text:style-name="aaMathematica"><text:span text:style-name="T73">{j,0,300}</text:span></text:span><text:span text:style-name="aaMathematica"><text:span text:style-name="T72">]</text:span></text:span></text:p>
      <text:p text:style-name="P35"/>
      <text:p text:style-name="P35"/>
      <text:p text:style-name="P2"><text:span text:style-name="MathematicaFormatStandardForm"><text:span text:style-name="T18"><text:tab/></text:span></text:span><text:span text:style-name="MathematicaFormatStandardForm"><text:span text:style-name="T20">Using</text:span></text:span><text:span text:style-name="MathematicaFormatStandardForm"><text:span text:style-name="T22"> (2.1.</text:span></text:span><text:span text:style-name="MathematicaFormatStandardForm"><text:span text:style-name="T16">1</text:span></text:span><text:span text:style-name="MathematicaFormatStandardForm"><text:span text:style-name="T22">), </text:span></text:span><text:span text:style-name="MathematicaFormatStandardForm"><text:span text:style-name="T20">we can take an idea </text:span></text:span><text:span text:style-name="MathematicaFormatStandardForm"><text:span text:style-name="T23">from pg. 421 of A. Ivic's “The Riemann Zeta-Function: Theory and Applications”, </text:span></text:span><text:span text:style-name="MathematicaFormatStandardForm"><text:span text:style-name="T20">and</text:span></text:span><text:span text:style-name="MathematicaFormatStandardForm"><text:span text:style-name="T22"> define</text:span></text:span><text:span text:style-name="MathematicaFormatStandardForm"><text:span text:style-name="T12"><draw:frame draw:style-name="fr1" draw:name="Object465" text:anchor-type="as-char" svg:y="-0.1437in" svg:width="0.511in" svg:height="0.194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MathematicaFormatStandardForm"><text:span text:style-name="T21">in the following way.</text:span></text:span></text:p>
      <text:p text:style-name="P2"><text:span text:style-name="MathematicaFormatStandardForm"><text:span text:style-name="T22"><text:tab/></text:span></text:span><text:span text:style-name="MathematicaFormatStandardForm"><text:span text:style-name="T21">First, i</text:span></text:span><text:span text:style-name="MathematicaFormatStandardForm"><text:span text:style-name="T22">f we have some number </text:span></text:span><text:span text:style-name="MathematicaFormatStandardForm"><text:span text:style-name="T50">n </text:span></text:span><text:span text:style-name="MathematicaFormatStandardForm"><text:span text:style-name="T22">prime factored as</text:span></text:span><text:span text:style-name="MathematicaFormatStandardForm"><text:span text:style-name="T12"><draw:frame draw:style-name="fr1" draw:name="Object493" text:anchor-type="as-char" svg:y="-0.1437in" svg:width="0.6181in" svg:height="0.2965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MathematicaFormatStandardForm"><text:span text:style-name="T12">, </text:span></text:span><text:span text:style-name="MathematicaFormatStandardForm"><text:span text:style-name="T22">the number of divisors function</text:span></text:span><text:span text:style-name="MathematicaFormatStandardForm"><text:span text:style-name="T12"><draw:frame draw:style-name="fr1" draw:name="Object356" text:anchor-type="as-char" svg:y="-0.1244in" svg:width="0.402in" svg:height="0.175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MathematicaFormatStandardForm"><text:span text:style-name="T22">from (1.3) </text:span></text:span><text:span text:style-name="MathematicaFormatStandardForm"><text:span text:style-name="T20">can be </text:span></text:span><text:span text:style-name="MathematicaFormatStandardForm"><text:span text:style-name="T21">defined</text:span></text:span><text:span text:style-name="MathematicaFormatStandardForm"><text:span text:style-name="T20"> </text:span></text:span><text:span text:style-name="MathematicaFormatStandardForm"><text:span text:style-name="T22">as</text:span></text:span></text:p>
      <text:p text:style-name="P7"><text:span text:style-name="MathematicaFormatStandardForm"><text:span text:style-name="T12"><draw:frame draw:style-name="fr1" draw:name="Object492" text:anchor-type="as-char" svg:y="-0.2228in" svg:width="0.9437in" svg:height="0.376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1"><text:span text:style-name="MathematicaFormatStandardForm"><text:span text:style-name="T12"/></text:span></text:p>
      <text:p text:style-name="P46"><text:span text:style-name="aaMathematica"><text:span text:style-name="T72">dk[ n_, k_ ] := Sum[ dk[ j, k-1 ] dk[ n/j, 1 ], { j, Divisors[ n ] } ]</text:span></text:span></text:p>
      <text:p text:style-name="P46"><text:span text:style-name="aaMathematica"><text:span text:style-name="T72">dk[ n_, 1 ] := 1;dk[ n_, 0 ] := 0;dk[ 1, 0 ] := 1</text:span></text:span></text:p>
      <text:p text:style-name="P46"><text:span text:style-name="aaMathematica"><text:span text:style-name="T72">FI[ n_ ] := FactorInteger[ n ];FI[ 1 ] := { <text:s/>}</text:span></text:span></text:p>
      <text:p text:style-name="P46"><text:span text:style-name="aaMathematica"><text:span text:style-name="T72">dz[ n_, z_ ] := Product[ (-1)^p[ [ 2 ] ] Binomial[ -z, p[ [ 2 ] ] ], { p, FI[ n ] } ]</text:span></text:span></text:p>
      <text:p text:style-name="P46"><text:span text:style-name="aaMathematica"><text:span text:style-name="T72">Grid[ Table[ dk[ n, k ]- dz[ n, k ] , { n, 1, 100 }, { k, 1, 10 } ] ]</text:span></text:span></text:p>
      <text:p text:style-name="P11"/>
      <text:p text:style-name="P2"><text:span text:style-name="MathematicaFormatStandardForm"><text:span text:style-name="T16">So what can we do with</text:span></text:span><text:span text:style-name="MathematicaFormatStandardForm"><text:span text:style-name="T12"><draw:frame draw:style-name="fr1" draw:name="Object775" text:anchor-type="as-char" svg:y="-0.1236in" svg:width="0.402in" svg:height="0.175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MathematicaFormatStandardForm"><text:span text:style-name="T12">? <text:s/></text:span></text:span><text:span text:style-name="MathematicaFormatStandardForm"><text:span text:style-name="T16">Well, if we define</text:span></text:span><text:span text:style-name="MathematicaFormatStandardForm"><text:span text:style-name="T12"><draw:frame draw:style-name="fr1" draw:name="Object776" text:anchor-type="as-char" svg:y="-0.1437in" svg:width="0.7008in" svg:height="0.1783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MathematicaFormatStandardForm"><text:span text:style-name="T16">as</text:span></text:span></text:p>
      <text:p text:style-name="P2"><text:span text:style-name="MathematicaFormatStandardForm"><text:span text:style-name="T20"/></text:span></text:p>
      <text:p text:style-name="P11"><text:span text:style-name="MathematicaFormatStandardForm"><text:span text:style-name="T12"><draw:frame draw:style-name="fr1" draw:name="Object214" text:anchor-type="as-char" svg:y="-0.1437in" svg:width="1.8571in" svg:height="0.1945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2"/>
      <text:p text:style-name="P2"><text:span text:style-name="MathematicaFormatStandardForm"><text:span text:style-name="T16">we find that</text:span></text:span></text:p>
      <text:p text:style-name="P11"><text:span text:style-name="MathematicaFormatStandardForm"><text:span text:style-name="T12"><draw:frame draw:style-name="fr1" draw:name="Object185" text:anchor-type="as-char" svg:y="-0.1437in" svg:width="1.2839in" svg:height="0.1945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54"><text:span text:style-name="MathematicaFormatStandardForm"><text:span text:style-name="T20"/></text:span></text:p>
      <text:p text:style-name="P2"><text:soft-page-break/><text:span text:style-name="MathematicaFormatStandardForm"><text:span text:style-name="T16">Which is to say, if we want to compute</text:span></text:span><text:span text:style-name="MathematicaFormatStandardForm"><text:span text:style-name="T12"><draw:frame draw:style-name="fr1" draw:name="Object777" text:anchor-type="as-char" svg:y="-0.1437in" svg:width="0.511in" svg:height="0.1945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text:span text:style-name="MathematicaFormatStandardForm"><text:span text:style-name="T12">, </text:span></text:span><text:span text:style-name="MathematicaFormatStandardForm"><text:span text:style-name="T16">one approach using known techniques is</text:span></text:span></text:p>
      <text:p text:style-name="P2"><text:span text:style-name="MathematicaFormatStandardForm"><text:span text:style-name="T20"/></text:span></text:p>
      <text:p text:style-name="P7"><text:span text:style-name="MathematicaFormatStandardForm"><text:span text:style-name="T12"><draw:frame draw:style-name="fr1" draw:name="Object494" text:anchor-type="as-char" svg:y="-0.5866in" svg:width="1.448in" svg:height="1.1528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1"><text:span text:style-name="MathematicaFormatStandardForm"><text:span text:style-name="T2"/></text:span></text:p>
      <text:p text:style-name="P46"><text:span text:style-name="aaMathematica"><text:span text:style-name="T72">FI[ n_ ] := FactorInteger[ n ];FI[ 1 ] := { <text:s/>}</text:span></text:span></text:p>
      <text:p text:style-name="P46"><text:span text:style-name="aaMathematica"><text:span text:style-name="T74">dzeta</text:span></text:span><text:span text:style-name="aaMathematica"><text:span text:style-name="T72">[ </text:span></text:span><text:span text:style-name="aaMathematica"><text:span text:style-name="T75">j</text:span></text:span><text:span text:style-name="aaMathematica"><text:span text:style-name="T72">_, </text:span></text:span><text:span text:style-name="aaMathematica"><text:span text:style-name="T76">s_, </text:span></text:span><text:span text:style-name="aaMathematica"><text:span text:style-name="T72">z_ ] := </text:span></text:span><text:span text:style-name="aaMathematica"><text:span text:style-name="T75">j</text:span></text:span><text:span text:style-name="aaMathematica"><text:span text:style-name="T76">^-s </text:span></text:span><text:span text:style-name="aaMathematica"><text:span text:style-name="T72">Product[ (-1)^p[ [ 2 ] ] Binomial[ -z, p[ [ 2 ] ] ], { p, FI[ </text:span></text:span><text:span text:style-name="aaMathematica"><text:span text:style-name="T75">j</text:span></text:span><text:span text:style-name="aaMathematica"><text:span text:style-name="T72"> ] } ]</text:span></text:span></text:p>
      <text:p text:style-name="P46"><text:span text:style-name="aaMathematica"><text:span text:style-name="T74">zeta</text:span></text:span><text:span text:style-name="aaMathematica"><text:span text:style-name="T72">[ n_, </text:span></text:span><text:span text:style-name="aaMathematica"><text:span text:style-name="T76">s_, </text:span></text:span><text:span text:style-name="aaMathematica"><text:span text:style-name="T72">z_ ] := Sum[ </text:span></text:span><text:span text:style-name="aaMathematica"><text:span text:style-name="T74">dzeta</text:span></text:span><text:span text:style-name="aaMathematica"><text:span text:style-name="T72">[ j, </text:span></text:span><text:span text:style-name="aaMathematica"><text:span text:style-name="T76">s, </text:span></text:span><text:span text:style-name="aaMathematica"><text:span text:style-name="T72">z ], { j, 1, n } ]</text:span></text:span></text:p>
      <text:p text:style-name="P46"><text:span text:style-name="aaMathematica"><text:span text:style-name="T72">Grid[ Table[ </text:span></text:span><text:span text:style-name="aaMathematica"><text:span text:style-name="T74">zeta</text:span></text:span><text:span text:style-name="aaMathematica"><text:span text:style-name="T72">[ 100, </text:span></text:span><text:span text:style-name="aaMathematica"><text:span text:style-name="T76">0, </text:span></text:span><text:span text:style-name="aaMathematica"><text:span text:style-name="T72">s+t I ], { s, -1.3, 4, .7 }, { t, -1.3, 4, .7 } ] ]</text:span></text:span></text:p>
      <text:p text:style-name="P2"/>
      <text:p text:style-name="P2"><text:span text:style-name="MathematicaFormatStandardForm"><text:span text:style-name="T19"><text:s/></text:span></text:span><text:span text:style-name="MathematicaFormatStandardForm"><text:span text:style-name="T24">The limit of this as </text:span></text:span><text:span text:style-name="MathematicaFormatStandardForm"><text:span text:style-name="T51">n</text:span></text:span><text:span text:style-name="MathematicaFormatStandardForm"><text:span text:style-name="T24"> approaches infinity, </text:span></text:span><text:span text:style-name="MathematicaFormatStandardForm"><text:span text:style-name="T25">if</text:span></text:span><text:span text:style-name="MathematicaFormatStandardForm"><text:span text:style-name="T26"><draw:frame draw:style-name="fr2" draw:name="Object279" text:anchor-type="as-char" svg:y="-0.1244in" svg:width="0.5346in" svg:height="0.1591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text:span text:style-name="MathematicaFormatStandardForm"><text:span text:style-name="T26">,</text:span></text:span><text:span text:style-name="MathematicaFormatStandardForm"><text:span text:style-name="T24"> is</text:span></text:span></text:p>
      <text:p text:style-name="P2"/>
      <text:p text:style-name="P7"><text:span text:style-name="MathematicaFormatStandardForm"><text:span text:style-name="T12"><draw:frame draw:style-name="fr1" draw:name="Object778" text:anchor-type="as-char" svg:y="-0.2252in" svg:width="1.0201in" svg:height="0.368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1"><text:span text:style-name="MathematicaFormatStandardForm"><text:span text:style-name="T17"/></text:span></text:p>
      <text:p text:style-name="P2"><text:span text:style-name="MathematicaFormatStandardForm"><text:span text:style-name="T17"><text:tab/></text:span></text:span><text:span text:style-name="MathematicaFormatStandardForm"><text:span text:style-name="T27">So, o</text:span></text:span><text:span text:style-name="MathematicaFormatStandardForm"><text:span text:style-name="T28">n the one hand, t</text:span></text:span><text:span text:style-name="MathematicaFormatStandardForm"><text:span text:style-name="T23">his</text:span></text:span><text:span text:style-name="MathematicaFormatStandardForm"><text:span text:style-name="T22"> </text:span></text:span><text:span text:style-name="MathematicaFormatStandardForm"><text:span text:style-name="T27">approach to computing</text:span></text:span><text:span text:style-name="MathematicaFormatStandardForm"><text:span text:style-name="T12"><draw:frame draw:style-name="fr1" draw:name="Object193" text:anchor-type="as-char" svg:y="-0.1437in" svg:width="0.511in" svg:height="0.1945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text:span text:style-name="MathematicaFormatStandardForm"><text:span text:style-name="T27"> </text:span></text:span><text:span text:style-name="MathematicaFormatStandardForm"><text:span text:style-name="T22">works. <text:s/></text:span></text:span><text:span text:style-name="MathematicaFormatStandardForm"><text:span text:style-name="T28">On the other hand, it requires factoring all numbers from 1 to n, which in most cases is difficult and unenlightening, </text:span></text:span><text:span text:style-name="MathematicaFormatStandardForm"><text:span text:style-name="T29">compared to some alternatives we'll cover </text:span></text:span><text:span text:style-name="MathematicaFormatStandardForm"><text:span text:style-name="T27">below</text:span></text:span><text:span text:style-name="MathematicaFormatStandardForm"><text:span text:style-name="T29"> </text:span></text:span><text:span text:style-name="MathematicaFormatStandardForm"><text:span text:style-name="T27">that are, essentially, the convolution equivalents of power series.</text:span></text:span></text:p>
      <text:p text:style-name="P2"/>
      <text:p text:style-name="P2"><text:span text:style-name="MathematicaFormatStandardForm"><text:span text:style-name="T20"/></text:span></text:p>
      <text:p text:style-name="P45"><text:span text:style-name="aaSubSection_20_Title">2.</text:span><text:span text:style-name="aaSubSection_20_Title"><text:span text:style-name="T96">2</text:span></text:span><text:span text:style-name="aaSubSection_20_Title"> </text:span><text:span text:style-name="aaSubSection_20_Title"><text:span text:style-name="T97"><draw:frame draw:style-name="fr2" draw:name="Object667" text:anchor-type="as-char" svg:y="-0.1437in" svg:width="0.511in" svg:height="0.1945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text:span text:style-name="aaSubSection_20_Title">from</text:span><text:span text:style-name="aaSubSection_20_Title"><text:span text:style-name="T97"><draw:frame draw:style-name="fr2" draw:name="Object668" text:anchor-type="as-char" svg:y="-0.1437in" svg:width="0.7965in" svg:height="0.1945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2"><text:span text:style-name="MathematicaFormatStandardForm"><text:span text:style-name="T20"/></text:span></text:p>
      <text:p text:style-name="P2"><text:span text:style-name="MathematicaFormatStandardForm"><text:span text:style-name="T22"><text:tab/></text:span></text:span><text:span text:style-name="MathematicaFormatStandardForm"><text:span text:style-name="T27">For example, we can</text:span></text:span><text:span text:style-name="MathematicaFormatStandardForm"><text:span text:style-name="T22"> </text:span></text:span><text:span text:style-name="MathematicaFormatStandardForm"><text:span text:style-name="T30">express</text:span></text:span><text:span text:style-name="MathematicaFormatStandardForm"><text:span text:style-name="T26"><draw:frame draw:style-name="fr2" draw:name="Object138" text:anchor-type="as-char" svg:y="-0.1437in" svg:width="0.511in" svg:height="0.1945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text:span text:style-name="MathematicaFormatStandardForm"><text:span text:style-name="T21">with</text:span></text:span><text:span text:style-name="MathematicaFormatStandardForm"><text:span text:style-name="T26"><draw:frame draw:style-name="fr2" draw:name="Object289" text:anchor-type="as-char" svg:y="-0.1437in" svg:width="2.5583in" svg:height="0.28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text:span text:style-name="MathematicaFormatStandardForm"><text:span text:style-name="T30">from (1.4) </text:span></text:span><text:span text:style-name="MathematicaFormatStandardForm"><text:span text:style-name="T18">as</text:span></text:span></text:p>
      <text:p text:style-name="P2"><text:span text:style-name="MathematicaFormatStandardForm"><text:span text:style-name="T18"/></text:span></text:p>
      <text:p text:style-name="P23"><text:span text:style-name="MathematicaFormatStandardForm"><text:span text:style-name="T10"><draw:frame draw:style-name="fr3" draw:name="Object433" text:anchor-type="as-char" svg:y="-0.2047in" svg:width="1.7598in" svg:height="0.3665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31"><text:span text:style-name="MathematicaFormatStandardForm"><text:span text:style-name="T61"/></text:span></text:p>
      <text:p text:style-name="P46"><text:span text:style-name="aaMathematica">ri[]:=RandomInteger[{</text:span><text:span text:style-name="aaMathematica"><text:span text:style-name="T69">10</text:span></text:span><text:span text:style-name="aaMathematica">,</text:span><text:span text:style-name="aaMathematica"><text:span text:style-name="T99">10</text:span></text:span><text:span text:style-name="aaMathematica">0}]; rr[]:=RandomReal[{-</text:span><text:span text:style-name="aaMathematica"><text:span text:style-name="T99">4</text:span></text:span><text:span text:style-name="aaMathematica">,</text:span><text:span text:style-name="aaMathematica"><text:span text:style-name="T99">4</text:span></text:span><text:span text:style-name="aaMathematica">}]+RandomReal[{-</text:span><text:span text:style-name="aaMathematica"><text:span text:style-name="T99">4</text:span></text:span><text:span text:style-name="aaMathematica">,</text:span><text:span text:style-name="aaMathematica"><text:span text:style-name="T99">4</text:span></text:span><text:span text:style-name="aaMathematica">}]I</text:span></text:p>
      <text:p text:style-name="P46"><text:span text:style-name="aaMathematica">FI[n_]:=FactorInteger[n];FI[1]:={}</text:span></text:p>
      <text:p text:style-name="P46"><text:span text:style-name="aaMathematica"><text:span text:style-name="T100">dzeta</text:span></text:span><text:span text:style-name="aaMathematica">[n_,s_,z_]:=n^-s Product[(-1)^p[[2]]Binomial[-z,p[[2]]],{p,FI[n]}]</text:span></text:p>
      <text:p text:style-name="P46"><text:span text:style-name="aaMathematica"><text:span text:style-name="T100">zeta</text:span></text:span><text:span text:style-name="aaMathematica">[n_,s_, z_]:=Sum[</text:span><text:span text:style-name="aaMathematica"><text:span text:style-name="T100">dzeta</text:span></text:span><text:span text:style-name="aaMathematica">[j,s,z],{j,1,n}]</text:span></text:p>
      <text:p text:style-name="P46"><text:span text:style-name="aaMathematica"><text:span text:style-name="T100">zetam1</text:span></text:span><text:span text:style-name="aaMathematica">[n_,s_,0]:=UnitStep[n-1]</text:span></text:p>
      <text:p text:style-name="P46"><text:span text:style-name="aaMathematica"><text:span text:style-name="T100">zetam1</text:span></text:span><text:span text:style-name="aaMathematica">[n_,s_,k_]:=Sum[j^-s </text:span><text:span text:style-name="aaMathematica"><text:span text:style-name="T100">zetam1</text:span></text:span><text:span text:style-name="aaMathematica">[n/j,s,k-1],{j,2,n}]</text:span></text:p>
      <text:p text:style-name="P46"><text:span text:style-name="aaMathematica"><text:span text:style-name="T100">zetaalt</text:span></text:span><text:span text:style-name="aaMathematica">[n_,s_ ,z_]:=Sum[Binomial[z,k] </text:span><text:span text:style-name="aaMathematica"><text:span text:style-name="T100">zetam1</text:span></text:span><text:span text:style-name="aaMathematica">[n,s,k],{k,0,Log[2,n]}]</text:span></text:p>
      <text:p text:style-name="P46"><text:span text:style-name="aaMathematica">Table[Chop[</text:span><text:span text:style-name="aaMathematica"><text:span text:style-name="T100">zeta</text:span></text:span><text:span text:style-name="aaMathematica">[a=</text:span><text:span text:style-name="aaMathematica"><text:span text:style-name="T99">ri[]</text:span></text:span><text:span text:style-name="aaMathematica">,s=</text:span><text:span text:style-name="aaMathematica"><text:span text:style-name="T99">rr[]</text:span></text:span><text:span text:style-name="aaMathematica">,</text:span><text:span text:style-name="aaMathematica"><text:span text:style-name="T99">t=rr[]</text:span></text:span><text:span text:style-name="aaMathematica">]-</text:span><text:span text:style-name="aaMathematica"><text:span text:style-name="T100">zetaalt</text:span></text:span><text:span text:style-name="aaMathematica">[a,s,</text:span><text:span text:style-name="aaMathematica"><text:span text:style-name="T99">t</text:span></text:span><text:span text:style-name="aaMathematica">]],</text:span><text:span text:style-name="aaMathematica"><text:span text:style-name="T99">{j,0,300}</text:span></text:span><text:span text:style-name="aaMathematica">]</text:span></text:p>
      <text:p text:style-name="P2"><text:span text:style-name="MathematicaFormatStandardForm"><text:span text:style-name="T52"/></text:span></text:p>
      <text:p text:style-name="P2"><text:span text:style-name="MathematicaFormatStandardForm"><text:span text:style-name="T19"><text:s/></text:span></text:span><text:span text:style-name="MathematicaFormatStandardForm"><text:span text:style-name="T24">The limit of this as </text:span></text:span><text:span text:style-name="MathematicaFormatStandardForm"><text:span text:style-name="T51">n</text:span></text:span><text:span text:style-name="MathematicaFormatStandardForm"><text:span text:style-name="T24"> approaches infinity, </text:span></text:span><text:span text:style-name="MathematicaFormatStandardForm"><text:span text:style-name="T25">if</text:span></text:span><text:span text:style-name="MathematicaFormatStandardForm"><text:span text:style-name="T26"><draw:frame draw:style-name="fr2" draw:name="Object278" text:anchor-type="as-char" svg:y="-0.1244in" svg:width="0.5346in" svg:height="0.1591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text:span text:style-name="MathematicaFormatStandardForm"><text:span text:style-name="T26">,</text:span></text:span><text:span text:style-name="MathematicaFormatStandardForm"><text:span text:style-name="T24"> is</text:span></text:span></text:p>
      <text:p text:style-name="P2"><text:span text:style-name="MathematicaFormatStandardForm"><text:span text:style-name="T24"/></text:span></text:p>
      <text:p text:style-name="P7"><text:span text:style-name="MathematicaFormatStandardForm"><text:span text:style-name="T53"><draw:frame draw:style-name="fr2" draw:name="Object139" text:anchor-type="as-char" svg:y="-0.1839in" svg:width="1.448in" svg:height="0.3252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2"><text:span text:style-name="MathematicaFormatStandardForm"><text:span text:style-name="T53"/></text:span></text:p>
      <text:p text:style-name="P46"><text:span text:style-name="aaMathematica"><text:span text:style-name="T72"><text:s/></text:span></text:span><text:span text:style-name="aaMathematica"><text:span text:style-name="T71">{Zeta[s]^z,Sum[Binomial[z,k] (Zeta[s]-1)^k,{k,0,Infinity}]}</text:span></text:span></text:p>
      <text:p text:style-name="P2"/>
      <text:p text:style-name="P30"><text:span text:style-name="MathematicaFormatStandardForm"><text:span text:style-name="T31">This can be generalized as</text:span></text:span></text:p>
      <text:p text:style-name="P2"><text:span text:style-name="MathematicaFormatStandardForm"><text:span text:style-name="T19"/></text:span></text:p>
      <text:p text:style-name="P23"><text:span text:style-name="MathematicaFormatStandardForm"><text:span text:style-name="T10"><draw:frame draw:style-name="fr4" draw:name="Object416" text:anchor-type="as-char" svg:y="-0.2047in" svg:width="1.4618in" svg:height="0.3665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2"/>
      <text:p text:style-name="P2"><text:span text:style-name="MathematicaFormatStandardForm"><text:span text:style-name="T19"><text:tab/>Treating </text:span></text:span><text:span text:style-name="MathematicaFormatStandardForm"><text:span text:style-name="T54">z</text:span></text:span><text:span text:style-name="MathematicaFormatStandardForm"><text:span text:style-name="T19"> as a complex, continuous </text:span></text:span><text:span text:style-name="MathematicaFormatStandardForm"><text:span text:style-name="T22">variable</text:span></text:span><text:span text:style-name="MathematicaFormatStandardForm"><text:span text:style-name="T19"> </text:span></text:span><text:span text:style-name="MathematicaFormatStandardForm"><text:span text:style-name="T22">opens up a lot of possibilities</text:span></text:span><text:span text:style-name="MathematicaFormatStandardForm"><text:span text:style-name="T19">. <text:s/></text:span></text:span><text:span text:style-name="MathematicaFormatStandardForm"><text:span text:style-name="T22">It means that </text:span></text:span><text:span text:style-name="MathematicaFormatStandardForm"><text:span text:style-name="T50">z </text:span></text:span><text:span text:style-name="MathematicaFormatStandardForm"><text:span text:style-name="T22">can take negative </text:span></text:span><text:soft-page-break/><text:span text:style-name="MathematicaFormatStandardForm"><text:span text:style-name="T22">values. <text:s/></text:span></text:span><text:span text:style-name="MathematicaFormatStandardForm"><text:span text:style-name="T21">W</text:span></text:span><text:span text:style-name="MathematicaFormatStandardForm"><text:span text:style-name="T22">e can apply limits to </text:span></text:span><text:span text:style-name="MathematicaFormatStandardForm"><text:span text:style-name="T50">z. <text:s/></text:span></text:span><text:span text:style-name="MathematicaFormatStandardForm"><text:span text:style-name="T21">W</text:span></text:span><text:span text:style-name="MathematicaFormatStandardForm"><text:span text:style-name="T22">e can take derivatives with respect to it. <text:s/>(D1) might have zeros for </text:span></text:span><text:span text:style-name="MathematicaFormatStandardForm"><text:span text:style-name="T50">z </text:span></text:span><text:span text:style-name="MathematicaFormatStandardForm"><text:span text:style-name="T22">that contain valuable information. <text:s/></text:span></text:span><text:span text:style-name="MathematicaFormatStandardForm"><text:span text:style-name="T21">A</text:span></text:span><text:span text:style-name="MathematicaFormatStandardForm"><text:span text:style-name="T22">nd so on.</text:span></text:span></text:p>
      <text:p text:style-name="P2"><text:span text:style-name="MathematicaFormatStandardForm"><text:span text:style-name="T19"><text:tab/></text:span></text:span><text:span text:style-name="MathematicaFormatStandardForm"><text:span text:style-name="T22">It's</text:span></text:span><text:span text:style-name="MathematicaFormatStandardForm"><text:span text:style-name="T19"> particularly useful because</text:span></text:span><text:span text:style-name="MathematicaFormatStandardForm"><text:span text:style-name="T26"><draw:frame draw:style-name="fr2" draw:name="Object140" text:anchor-type="as-char" svg:y="-0.1437in" svg:width="0.578in" svg:height="0.1945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text:span text:style-name="MathematicaFormatStandardForm"><text:span text:style-name="T19">is</text:span></text:span><text:span text:style-name="MathematicaFormatStandardForm"><text:span text:style-name="T26"><draw:frame draw:style-name="fr2" draw:name="Object141" text:anchor-type="as-char" svg:y="-0.1244in" svg:width="0.4154in" svg:height="0.1591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text:span text:style-name="MathematicaFormatStandardForm"><text:span text:style-name="T26">, </text:span></text:span><text:span text:style-name="MathematicaFormatStandardForm"><text:span text:style-name="T19">the Mertens function, and</text:span></text:span><text:span text:style-name="MathematicaFormatStandardForm"><text:span text:style-name="T26"><draw:frame draw:style-name="fr2" draw:name="Object142" text:anchor-type="as-char" svg:y="-0.2437in" svg:width="0.9508in" svg:height="0.3689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text:span text:style-name="MathematicaFormatStandardForm"><text:span text:style-name="T19">is </text:span></text:span><text:span text:style-name="MathematicaFormatStandardForm"><text:span text:style-name="T26"><draw:frame draw:style-name="fr2" draw:name="Object143" text:anchor-type="as-char" svg:y="-0.1244in" svg:width="0.3811in" svg:height="0.1591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text:span text:style-name="MathematicaFormatStandardForm"><text:span text:style-name="T26">, </text:span></text:span><text:span text:style-name="MathematicaFormatStandardForm"><text:span text:style-name="T19">the Riemann Prime counting function. <text:s/>Hence, observations we make generally about</text:span></text:span><text:span text:style-name="MathematicaFormatStandardForm"><text:span text:style-name="T26"><draw:frame draw:style-name="fr2" draw:name="Object144" text:anchor-type="as-char" svg:y="-0.1437in" svg:width="0.511in" svg:height="0.1945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text:span text:style-name="MathematicaFormatStandardForm"><text:span text:style-name="T19">might have interesting implications for those </text:span></text:span><text:span text:style-name="MathematicaFormatStandardForm"><text:span text:style-name="T32">two </text:span></text:span><text:span text:style-name="MathematicaFormatStandardForm"><text:span text:style-name="T19">functions.</text:span></text:span></text:p>
      <text:p text:style-name="P2"/>
      <text:p text:style-name="P34"/>
      <text:p text:style-name="P45"><text:span text:style-name="aaSubSection_20_Title">2.</text:span><text:span text:style-name="aaSubSection_20_Title"><text:span text:style-name="T96">3</text:span></text:span><text:span text:style-name="aaSubSection_20_Title"> </text:span><text:span text:style-name="aaSubSection_20_Title"><text:span text:style-name="T101"><draw:frame draw:style-name="fr2" draw:name="Object608" text:anchor-type="as-char" svg:y="-0.1437in" svg:width="0.511in" svg:height="0.1945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text:span text:style-name="aaSubSection_20_Title"><text:span text:style-name="T101">as Explicit Sums</text:span></text:span></text:p>
      <text:p text:style-name="P2"/>
      <text:p text:style-name="P17"><text:span text:style-name="MathematicaFormatStandardForm"><text:span text:style-name="T33">(2.1.1) expresses</text:span></text:span><text:span text:style-name="MathematicaFormatStandardForm"><text:span text:style-name="T26"><draw:frame draw:style-name="fr2" draw:name="Object414" text:anchor-type="as-char" svg:y="-0.1437in" svg:width="0.511in" svg:height="0.1945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text:span text:style-name="MathematicaFormatStandardForm"><text:span text:style-name="T33">concisely and usefully, but it is interesting to write out the idea more explicitly. <text:s/>Doing so gives us</text:span></text:span></text:p>
      <text:p text:style-name="P2"/>
      <text:p text:style-name="P12"><text:span text:style-name="MathematicaFormatStandardForm"><text:span text:style-name="T26"><draw:frame draw:style-name="fr2" draw:name="Object11" text:anchor-type="as-char" svg:y="-0.3043in" svg:width="3.7193in" svg:height="0.4311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28"><text:span text:style-name="FormulaNumber">(</text:span><text:span text:style-name="FormulaNumber"><text:span text:style-name="T102">2.3.1</text:span></text:span><text:span text:style-name="FormulaNumber">)</text:span></text:p>
      <text:p text:style-name="P17"/>
      <text:p text:style-name="P2"><text:span text:style-name="MathematicaFormatStandardForm"><text:span text:style-name="T19"><text:s/></text:span></text:span><text:span text:style-name="MathematicaFormatStandardForm"><text:span text:style-name="T24">The limit of this as </text:span></text:span><text:span text:style-name="MathematicaFormatStandardForm"><text:span text:style-name="T51">n</text:span></text:span><text:span text:style-name="MathematicaFormatStandardForm"><text:span text:style-name="T24"> approaches infinity, </text:span></text:span><text:span text:style-name="MathematicaFormatStandardForm"><text:span text:style-name="T25">if</text:span></text:span><text:span text:style-name="MathematicaFormatStandardForm"><text:span text:style-name="T26"><draw:frame draw:style-name="fr2" draw:name="Object280" text:anchor-type="as-char" svg:y="-0.1244in" svg:width="0.5346in" svg:height="0.1591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text:span text:style-name="MathematicaFormatStandardForm"><text:span text:style-name="T26">,</text:span></text:span><text:span text:style-name="MathematicaFormatStandardForm"><text:span text:style-name="T24"> is</text:span></text:span></text:p>
      <text:p text:style-name="P17"><text:span text:style-name="MathematicaFormatStandardForm"><text:span text:style-name="T51"/></text:span></text:p>
      <text:p text:style-name="P19"><text:span text:style-name="MathematicaFormatStandardForm"><text:span text:style-name="T55"><draw:frame draw:style-name="fr2" draw:name="Object256" text:anchor-type="as-char" svg:y="-0.3134in" svg:width="3.6634in" svg:height="0.5827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28"><text:span text:style-name="FormulaNumber">(</text:span><text:span text:style-name="FormulaNumber"><text:span text:style-name="T102">2.3.2</text:span></text:span><text:span text:style-name="FormulaNumber">)</text:span></text:p>
      <text:p text:style-name="P17"/>
      <text:p text:style-name="P30"><text:span text:style-name="MathematicaFormatStandardForm"><text:span text:style-name="T31">This can be generalized as</text:span></text:span></text:p>
      <text:p text:style-name="P17"><text:span text:style-name="MathematicaFormatStandardForm"><text:span text:style-name="T55"/></text:span></text:p>
      <text:p text:style-name="P12"><text:span text:style-name="MathematicaFormatStandardForm"><text:span text:style-name="T26"><draw:frame draw:style-name="fr2" draw:name="Object569" text:anchor-type="as-char" svg:y="-0.3043in" svg:width="3.7862in" svg:height="0.4311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28"><text:span text:style-name="FormulaNumber">(2.3.3)</text:span></text:p>
      <text:p text:style-name="P17"/>
      <text:p text:style-name="P34"/>
      <text:p text:style-name="P45"><text:span text:style-name="aaSubSection_20_Title">2.</text:span><text:span text:style-name="aaSubSection_20_Title"><text:span text:style-name="T96">4</text:span></text:span><text:span text:style-name="aaSubSection_20_Title"> </text:span><text:span text:style-name="aaSubSection_20_Title"><text:span text:style-name="T101">Recursive Expressions for</text:span></text:span><text:span text:style-name="aaSubSection_20_Title"><text:span text:style-name="T101"><draw:frame draw:style-name="fr2" draw:name="Object607" text:anchor-type="as-char" svg:y="-0.1437in" svg:width="0.511in" svg:height="0.1945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34"/>
      <text:p text:style-name="P38"><text:tab/>Although it might not be obvious on casual inspection, (<text:span text:style-name="T102">2.3.1</text:span>) can be recursively as</text:p>
      <text:p text:style-name="P38"/>
      <text:p text:style-name="P12"><text:span text:style-name="MathematicaFormatStandardForm"><text:span text:style-name="T10"><draw:frame draw:style-name="fr4" draw:name="Object624" text:anchor-type="as-char" svg:y="-0.2846in" svg:width="5.2in" svg:height="0.5252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28"><text:span text:style-name="MathematicaFormatStandardForm"><text:span text:style-name="T10"/></text:span></text:p>
      <text:p text:style-name="P46"><text:span text:style-name="aaMathematica">ri[]:=RandomInteger[{</text:span><text:span text:style-name="aaMathematica"><text:span text:style-name="T69">10</text:span></text:span><text:span text:style-name="aaMathematica">,</text:span><text:span text:style-name="aaMathematica"><text:span text:style-name="T99">10</text:span></text:span><text:span text:style-name="aaMathematica">0}]; rr[]:=RandomReal[{-</text:span><text:span text:style-name="aaMathematica"><text:span text:style-name="T99">4</text:span></text:span><text:span text:style-name="aaMathematica">,</text:span><text:span text:style-name="aaMathematica"><text:span text:style-name="T99">4</text:span></text:span><text:span text:style-name="aaMathematica">}]+RandomReal[{-</text:span><text:span text:style-name="aaMathematica"><text:span text:style-name="T99">4</text:span></text:span><text:span text:style-name="aaMathematica">,</text:span><text:span text:style-name="aaMathematica"><text:span text:style-name="T99">4</text:span></text:span><text:span text:style-name="aaMathematica">}]I</text:span></text:p>
      <text:p text:style-name="P46"><text:span text:style-name="aaMathematica"><text:span text:style-name="T77">FI[n_]:=FactorInteger[n];FI[1]:={}</text:span></text:span></text:p>
      <text:p text:style-name="P46"><text:span text:style-name="aaMathematica"><text:span text:style-name="T78">dzeta</text:span></text:span><text:span text:style-name="aaMathematica"><text:span text:style-name="T77">[n_,s_,z_]:=n^-s Product[(-1)^p[[2]]Binomial[-z,p[[2]]],{p,FI[n]}]</text:span></text:span></text:p>
      <text:p text:style-name="P46"><text:span text:style-name="aaMathematica"><text:span text:style-name="T78">zeta</text:span></text:span><text:span text:style-name="aaMathematica"><text:span text:style-name="T77">[n_,s_, z_]:=Sum[</text:span></text:span><text:span text:style-name="aaMathematica"><text:span text:style-name="T78">dzeta</text:span></text:span><text:span text:style-name="aaMathematica"><text:span text:style-name="T77">[j,s,z],{j,1,n}]</text:span></text:span></text:p>
      <text:p text:style-name="P46"><text:span text:style-name="aaMathematica"><text:span text:style-name="T71">F[ n_, </text:span></text:span><text:span text:style-name="aaMathematica"><text:span text:style-name="T78">s_, </text:span></text:span><text:span text:style-name="aaMathematica"><text:span text:style-name="T71">j_, k_, z_] := If[ n&lt;j,0, </text:span></text:span><text:span text:style-name="aaMathematica"><text:span text:style-name="T78">j^-s</text:span></text:span><text:span text:style-name="aaMathematica"><text:span text:style-name="T79">(</text:span></text:span><text:span text:style-name="aaMathematica"><text:span text:style-name="T71">(z+1)/k-</text:span></text:span><text:span text:style-name="aaMathematica"><text:span text:style-name="T79">1)</text:span></text:span><text:span text:style-name="aaMathematica"><text:span text:style-name="T71">(1+F[ n/j, </text:span></text:span><text:span text:style-name="aaMathematica"><text:span text:style-name="T78">s, </text:span></text:span><text:span text:style-name="aaMathematica"><text:span text:style-name="T71">2, k+1, z]) + F[ n, </text:span></text:span><text:span text:style-name="aaMathematica"><text:span text:style-name="T78">s, </text:span></text:span><text:span text:style-name="aaMathematica"><text:span text:style-name="T71">j+1, k, z]]</text:span></text:span></text:p>
      <text:p text:style-name="P46"><text:span text:style-name="aaMathematica"><text:span text:style-name="T78">zetaalt</text:span></text:span><text:span text:style-name="aaMathematica"><text:span text:style-name="T71">[ n_, </text:span></text:span><text:span text:style-name="aaMathematica"><text:span text:style-name="T78">s_, </text:span></text:span><text:span text:style-name="aaMathematica"><text:span text:style-name="T71">z_] <text:s/>:= 1 + F[ n, </text:span></text:span><text:span text:style-name="aaMathematica"><text:span text:style-name="T78">s, </text:span></text:span><text:span text:style-name="aaMathematica"><text:span text:style-name="T71">2, 1, z ]</text:span></text:span></text:p>
      <text:p text:style-name="P46"><text:span text:style-name="aaMathematica"><text:span text:style-name="T72">Table[ Chop[</text:span></text:span><text:span text:style-name="aaMathematica"><text:span text:style-name="T78">zeta</text:span></text:span><text:span text:style-name="aaMathematica"><text:span text:style-name="T72">[ a=</text:span></text:span><text:span text:style-name="aaMathematica"><text:span text:style-name="T78">ri[]</text:span></text:span><text:span text:style-name="aaMathematica"><text:span text:style-name="T72">, </text:span></text:span><text:span text:style-name="aaMathematica"><text:span text:style-name="T78">b=rr[], c=rr[]</text:span></text:span><text:span text:style-name="aaMathematica"><text:span text:style-name="T72"> ]- </text:span></text:span><text:span text:style-name="aaMathematica"><text:span text:style-name="T78">zetaalt</text:span></text:span><text:span text:style-name="aaMathematica"><text:span text:style-name="T72">[ a, </text:span></text:span><text:span text:style-name="aaMathematica"><text:span text:style-name="T78">b, c</text:span></text:span><text:span text:style-name="aaMathematica"><text:span text:style-name="T72"> ]], { </text:span></text:span><text:span text:style-name="aaMathematica"><text:span text:style-name="T78">j,1,100</text:span></text:span><text:span text:style-name="aaMathematica"><text:span text:style-name="T72">} ]</text:span></text:span></text:p>
      <text:p text:style-name="P28"><text:span text:style-name="aaMathematica"><text:span text:style-name="T104"/></text:span></text:p>
      <text:p text:style-name="P30"><text:span text:style-name="MathematicaFormatStandardForm"><text:span text:style-name="T34">or, </text:span></text:span><text:span text:style-name="MathematicaFormatStandardForm"><text:span text:style-name="T35">most</text:span></text:span><text:span text:style-name="MathematicaFormatStandardForm"><text:span text:style-name="T34"> compactly, as</text:span></text:span></text:p>
      <text:p text:style-name="P28"><text:span text:style-name="aaMathematica"><text:span text:style-name="T104"/></text:span></text:p>
      <text:p text:style-name="P12"><text:span text:style-name="MathematicaFormatStandardForm"><text:span text:style-name="T10"><draw:frame draw:style-name="fr4" draw:name="Object654" text:anchor-type="as-char" svg:y="-0.2575in" svg:width="3.7319in" svg:height="0.4189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28"><text:span text:style-name="MathematicaFormatStandardForm"><text:span text:style-name="T10"/></text:span></text:p>
      <text:p text:style-name="P46"><text:span text:style-name="aaMathematica">ri[]:=RandomInteger[{</text:span><text:span text:style-name="aaMathematica"><text:span text:style-name="T69">10</text:span></text:span><text:span text:style-name="aaMathematica">,</text:span><text:span text:style-name="aaMathematica"><text:span text:style-name="T99">10</text:span></text:span><text:span text:style-name="aaMathematica">0}]; rr[]:=RandomReal[{-</text:span><text:span text:style-name="aaMathematica"><text:span text:style-name="T99">4</text:span></text:span><text:span text:style-name="aaMathematica">,</text:span><text:span text:style-name="aaMathematica"><text:span text:style-name="T99">4</text:span></text:span><text:span text:style-name="aaMathematica">}]+RandomReal[{-</text:span><text:span text:style-name="aaMathematica"><text:span text:style-name="T99">4</text:span></text:span><text:span text:style-name="aaMathematica">,</text:span><text:span text:style-name="aaMathematica"><text:span text:style-name="T99">4</text:span></text:span><text:span text:style-name="aaMathematica">}]I</text:span></text:p>
      <text:p text:style-name="P46"><text:span text:style-name="aaMathematica"><text:span text:style-name="T77">FI[n_]:=FactorInteger[n];FI[1]:={}</text:span></text:span></text:p>
      <text:p text:style-name="P46"><text:soft-page-break/><text:span text:style-name="aaMathematica"><text:span text:style-name="T78">dzeta</text:span></text:span><text:span text:style-name="aaMathematica"><text:span text:style-name="T77">[n_,s_,z_]:=n^-s Product[(-1)^p[[2]]Binomial[-z,p[[2]]],{p,FI[n]}]</text:span></text:span></text:p>
      <text:p text:style-name="P46"><text:span text:style-name="aaMathematica"><text:span text:style-name="T78">zeta</text:span></text:span><text:span text:style-name="aaMathematica"><text:span text:style-name="T77">[n_,s_, z_]:=Sum[</text:span></text:span><text:span text:style-name="aaMathematica"><text:span text:style-name="T78">dzeta</text:span></text:span><text:span text:style-name="aaMathematica"><text:span text:style-name="T77">[j,s,z],{j,1,n}]</text:span></text:span></text:p>
      <text:p text:style-name="P46"><text:span text:style-name="aaMathematica"><text:span text:style-name="T105">F</text:span></text:span><text:span text:style-name="aaMathematica">[n_,s_,z_,k_]:=1+((z+1)/k-1) Sum[j^-s </text:span><text:span text:style-name="aaMathematica"><text:span text:style-name="T105">F</text:span></text:span><text:span text:style-name="aaMathematica">[n/j,s,z,k+1],{j,2,n}]</text:span></text:p>
      <text:p text:style-name="P46"><text:span text:style-name="aaMathematica"><text:span text:style-name="T72">Table[ Chop[</text:span></text:span><text:span text:style-name="aaMathematica"><text:span text:style-name="T78">zeta</text:span></text:span><text:span text:style-name="aaMathematica"><text:span text:style-name="T72">[ a=</text:span></text:span><text:span text:style-name="aaMathematica"><text:span text:style-name="T78">ri[]</text:span></text:span><text:span text:style-name="aaMathematica"><text:span text:style-name="T72">, </text:span></text:span><text:span text:style-name="aaMathematica"><text:span text:style-name="T78">b=rr[], c=rr[]</text:span></text:span><text:span text:style-name="aaMathematica"><text:span text:style-name="T72"> ]- </text:span></text:span><text:span text:style-name="aaMathematica"><text:span text:style-name="T80">F</text:span></text:span><text:span text:style-name="aaMathematica"><text:span text:style-name="T72">[ a, </text:span></text:span><text:span text:style-name="aaMathematica"><text:span text:style-name="T78">b, c, </text:span></text:span><text:span text:style-name="aaMathematica"><text:span text:style-name="T80">1</text:span></text:span><text:span text:style-name="aaMathematica"><text:span text:style-name="T72"> ]], { </text:span></text:span><text:span text:style-name="aaMathematica"><text:span text:style-name="T78">j,1,100</text:span></text:span><text:span text:style-name="aaMathematica"><text:span text:style-name="T72">} ]</text:span></text:span></text:p>
      <text:p text:style-name="P34"/>
      <text:p text:style-name="P30"><text:span text:style-name="MathematicaFormatStandardForm"><text:span text:style-name="T34">Compare this latter expressio</text:span></text:span><text:span text:style-name="MathematicaFormatStandardForm"><text:span text:style-name="T36">n</text:span></text:span><text:span text:style-name="MathematicaFormatStandardForm"><text:span text:style-name="T34"> t</text:span></text:span><text:span text:style-name="MathematicaFormatStandardForm"><text:span text:style-name="T24">o</text:span></text:span></text:p>
      <text:p text:style-name="P17"><text:span text:style-name="MathematicaFormatStandardForm"><text:span text:style-name="T66"/></text:span></text:p>
      <text:p text:style-name="P19"><text:span text:style-name="MathematicaFormatStandardForm"><text:span text:style-name="T55"><draw:frame draw:style-name="fr2" draw:name="Object257" text:anchor-type="as-char" svg:y="-0.2043in" svg:width="2.7984in" svg:height="0.3283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22"><text:span text:style-name="MathematicaFormatStandardForm"><text:span text:style-name="T55"/></text:span></text:p>
      <text:p text:style-name="P46"><text:span text:style-name="aaMathematica"><text:span text:style-name="T81">F[k_,z_, s_, t_] := If[t&gt;200,0,1+((z+1)/k-1)(N[Zeta[s]]-1) F[k+1,z,s,t+1]]</text:span></text:span></text:p>
      <text:p text:style-name="P46"><text:span text:style-name="aaMathematica"><text:span text:style-name="T71">Table[Chop[F[1,z,s,1]-Zeta[s]^z],{s,2,8,.7},{z,-3,4,.4}]</text:span></text:span></text:p>
      <text:p text:style-name="P35"/>
      <text:p text:style-name="P30"><text:span text:style-name="MathematicaFormatStandardForm"><text:span text:style-name="T36">These can both be generalized to</text:span></text:span></text:p>
      <text:p text:style-name="P16"><text:span text:style-name="MathematicaFormatStandardForm"><text:span text:style-name="T10"/></text:span></text:p>
      <text:p text:style-name="P15"><text:span text:style-name="MathematicaFormatStandardForm"><text:span text:style-name="T10"><draw:frame draw:style-name="fr4" draw:name="Object16" text:anchor-type="as-char" svg:y="-0.2846in" svg:width="5.048in" svg:height="0.5252in" draw:z-index="98"><draw:object xlink:href="./Object 120" xlink:type="simple" xlink:show="embed" xlink:actuate="onLoad"/><draw:image xlink:href="./ObjectReplacements/Object 120" xlink:type="simple" xlink:show="embed" xlink:actuate="onLoad"/><svg:desc>formula</svg:desc></draw:frame></text:span></text:span></text:p>
      <text:p text:style-name="P30"><text:span text:style-name="MathematicaFormatStandardForm"><text:span text:style-name="T36">and</text:span></text:span></text:p>
      <text:p text:style-name="P12"><text:span text:style-name="MathematicaFormatStandardForm"><text:span text:style-name="T10"/></text:span></text:p>
      <text:p text:style-name="P12"><text:span text:style-name="MathematicaFormatStandardForm"><text:span text:style-name="T10"><draw:frame draw:style-name="fr4" draw:name="Object570" text:anchor-type="as-char" svg:y="-0.2575in" svg:width="3.7736in" svg:height="0.4189in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28"/>
      <text:p text:style-name="P34"/>
      <text:p text:style-name="P45"><text:span text:style-name="aaSubSection_20_Title">2.5 Variations of the Identity from 2.4</text:span></text:p>
      <text:p text:style-name="P34"/>
      <text:p text:style-name="P2"><text:span text:style-name="MathematicaFormatStandardForm"><text:span text:style-name="T17"><text:tab/></text:span></text:span><text:span text:style-name="MathematicaFormatStandardForm"><text:span text:style-name="T22">(D1) </text:span></text:span><text:span text:style-name="MathematicaFormatStandardForm"><text:span text:style-name="T37">has a few variants.</text:span></text:span><text:span text:style-name="MathematicaFormatStandardForm"><text:span text:style-name="T22"> <text:s/></text:span></text:span><text:span text:style-name="MathematicaFormatStandardForm"><text:span text:style-name="T37">H</text:span></text:span><text:span text:style-name="MathematicaFormatStandardForm"><text:span text:style-name="T17">ere's another </text:span></text:span><text:span text:style-name="MathematicaFormatStandardForm"><text:span text:style-name="T37">equation for</text:span></text:span><text:span text:style-name="MathematicaFormatStandardForm"><text:span text:style-name="T26"><draw:frame draw:style-name="fr2" draw:name="Object210" text:anchor-type="as-char" svg:y="-0.1437in" svg:width="0.511in" svg:height="0.1945in" draw:z-index="42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text:span text:style-name="MathematicaFormatStandardForm"><text:span text:style-name="T26">, </text:span></text:span><text:span text:style-name="MathematicaFormatStandardForm"><text:span text:style-name="T22">this time </text:span></text:span><text:span text:style-name="MathematicaFormatStandardForm"><text:span text:style-name="T17">with</text:span></text:span><text:span text:style-name="MathematicaFormatStandardForm"><text:span text:style-name="T26"><draw:frame draw:style-name="fr1" draw:name="Object195" text:anchor-type="as-char" svg:y="-0.1244in" svg:width="0.352in" svg:height="0.1591in" draw:z-index="43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text:span text:style-name="MathematicaFormatStandardForm"><text:span text:style-name="T17">the Moebius function:</text:span></text:span></text:p>
      <text:p text:style-name="P2"><text:span text:style-name="MathematicaFormatStandardForm"><text:span text:style-name="T17"/></text:span></text:p>
      <text:p text:style-name="P23"><text:span text:style-name="MathematicaFormatStandardForm"><text:span text:style-name="T10"><draw:frame draw:style-name="fr2" draw:name="Object54" text:anchor-type="as-char" svg:y="-0.4083in" svg:width="3.3071in" svg:height="0.7756in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25"><text:span text:style-name="FormulaNumber"><text:span text:style-name="T98">(2.5.1)</text:span></text:span></text:p>
      <text:p text:style-name="P31"><text:span text:style-name="MathematicaFormatStandardForm"><text:span text:style-name="T61"/></text:span></text:p>
      <text:p text:style-name="P46"><text:span text:style-name="aaMathematica">ri[]:=RandomInteger[{</text:span><text:span text:style-name="aaMathematica"><text:span text:style-name="T69">10</text:span></text:span><text:span text:style-name="aaMathematica">,</text:span><text:span text:style-name="aaMathematica"><text:span text:style-name="T99">10</text:span></text:span><text:span text:style-name="aaMathematica">0}]; rr[]:=RandomReal[{-</text:span><text:span text:style-name="aaMathematica"><text:span text:style-name="T99">4</text:span></text:span><text:span text:style-name="aaMathematica">,</text:span><text:span text:style-name="aaMathematica"><text:span text:style-name="T99">4</text:span></text:span><text:span text:style-name="aaMathematica">}]+RandomReal[{-</text:span><text:span text:style-name="aaMathematica"><text:span text:style-name="T99">4</text:span></text:span><text:span text:style-name="aaMathematica">,</text:span><text:span text:style-name="aaMathematica"><text:span text:style-name="T99">4</text:span></text:span><text:span text:style-name="aaMathematica">}]I</text:span></text:p>
      <text:p text:style-name="P46"><text:span text:style-name="aaMathematica"><text:span text:style-name="T82">zeta</text:span></text:span><text:span text:style-name="aaMathematica"><text:span text:style-name="T83">[n_,s_,z_,k_]:=1+((z+1)/k-1) Sum[j^-s </text:span></text:span><text:span text:style-name="aaMathematica"><text:span text:style-name="T82">zeta</text:span></text:span><text:span text:style-name="aaMathematica"><text:span text:style-name="T83">[n/j,s,z,k+1],{j,2,n}]</text:span></text:span></text:p>
      <text:p text:style-name="P46"><text:span text:style-name="aaMathematica"><text:span text:style-name="T72">Mm1[ n_, </text:span></text:span><text:span text:style-name="aaMathematica"><text:span text:style-name="T82">s_, </text:span></text:span><text:span text:style-name="aaMathematica"><text:span text:style-name="T72">0 ] := UnitStep[n-1]</text:span></text:span></text:p>
      <text:p text:style-name="P46"><text:span text:style-name="aaMathematica"><text:span text:style-name="T72">Mm1[ n_, </text:span></text:span><text:span text:style-name="aaMathematica"><text:span text:style-name="T82">s_, </text:span></text:span><text:span text:style-name="aaMathematica"><text:span text:style-name="T72">k_ ] := Sum[ </text:span></text:span><text:span text:style-name="aaMathematica"><text:span text:style-name="T82">j^-s </text:span></text:span><text:span text:style-name="aaMathematica"><text:span text:style-name="T72">MoebiusMu[ j ] Mm1[ n/j, </text:span></text:span><text:span text:style-name="aaMathematica"><text:span text:style-name="T82">s, </text:span></text:span><text:span text:style-name="aaMathematica"><text:span text:style-name="T72">k-1 ], { j, 2, n } ]</text:span></text:span></text:p>
      <text:p text:style-name="P46"><text:span text:style-name="aaMathematica"><text:span text:style-name="T82">zetaalt</text:span></text:span><text:span text:style-name="aaMathematica"><text:span text:style-name="T72">[ n_, </text:span></text:span><text:span text:style-name="aaMathematica"><text:span text:style-name="T82">s_, </text:span></text:span><text:span text:style-name="aaMathematica"><text:span text:style-name="T72">z_ ] := Sum[ Binomial[ -z, k ] Mm1[ n, </text:span></text:span><text:span text:style-name="aaMathematica"><text:span text:style-name="T82">s, </text:span></text:span><text:span text:style-name="aaMathematica"><text:span text:style-name="T72">k ], { k, 0, Log[ 2, n ] } ]</text:span></text:span></text:p>
      <text:p text:style-name="P46"><text:span text:style-name="aaMathematica"><text:span text:style-name="T72">Table[ Chop[</text:span></text:span><text:span text:style-name="aaMathematica"><text:span text:style-name="T82">zeta</text:span></text:span><text:span text:style-name="aaMathematica"><text:span text:style-name="T72">[ a=</text:span></text:span><text:span text:style-name="aaMathematica"><text:span text:style-name="T82">ri[]</text:span></text:span><text:span text:style-name="aaMathematica"><text:span text:style-name="T72">, </text:span></text:span><text:span text:style-name="aaMathematica"><text:span text:style-name="T82">b=rr[], c=rr[]</text:span></text:span><text:span text:style-name="aaMathematica"><text:span text:style-name="T72">,1 ]- </text:span></text:span><text:span text:style-name="aaMathematica"><text:span text:style-name="T82">zetaalt</text:span></text:span><text:span text:style-name="aaMathematica"><text:span text:style-name="T72">[ a, </text:span></text:span><text:span text:style-name="aaMathematica"><text:span text:style-name="T82">b, c</text:span></text:span><text:span text:style-name="aaMathematica"><text:span text:style-name="T72"> ]] , { </text:span></text:span><text:span text:style-name="aaMathematica"><text:span text:style-name="T82">j, 1, 100</text:span></text:span><text:span text:style-name="aaMathematica"><text:span text:style-name="T72"> } ]</text:span></text:span></text:p>
      <text:p text:style-name="P2"><text:span text:style-name="MathematicaFormatStandardForm"><text:span text:style-name="T52"/></text:span></text:p>
      <text:p text:style-name="P2"><text:span text:style-name="MathematicaFormatStandardForm"><text:span text:style-name="T19"><text:s/></text:span></text:span><text:span text:style-name="MathematicaFormatStandardForm"><text:span text:style-name="T24">The limit of this as </text:span></text:span><text:span text:style-name="MathematicaFormatStandardForm"><text:span text:style-name="T51">n</text:span></text:span><text:span text:style-name="MathematicaFormatStandardForm"><text:span text:style-name="T24"> approaches infinity, </text:span></text:span><text:span text:style-name="MathematicaFormatStandardForm"><text:span text:style-name="T25">if</text:span></text:span><text:span text:style-name="MathematicaFormatStandardForm"><text:span text:style-name="T26"><draw:frame draw:style-name="fr2" draw:name="Object281" text:anchor-type="as-char" svg:y="-0.1244in" svg:width="0.5346in" svg:height="0.1591in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text:span text:style-name="MathematicaFormatStandardForm"><text:span text:style-name="T26">,</text:span></text:span><text:span text:style-name="MathematicaFormatStandardForm"><text:span text:style-name="T24"> is</text:span></text:span></text:p>
      <text:p text:style-name="P2"><text:span text:style-name="MathematicaFormatStandardForm"><text:span text:style-name="T52"/></text:span></text:p>
      <text:p text:style-name="P7"><text:span text:style-name="MathematicaFormatStandardForm"><text:span text:style-name="T53"><draw:frame draw:style-name="fr2" draw:name="Object145" text:anchor-type="as-char" svg:y="-0.1839in" svg:width="1.6429in" svg:height="0.3252in" draw:z-index="46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28"><text:span text:style-name="FormulaNumber">(2.5.2)</text:span></text:p>
      <text:p text:style-name="P2"><text:span text:style-name="MathematicaFormatStandardForm"><text:span text:style-name="T53"/></text:span></text:p>
      <text:p text:style-name="P46"><text:span text:style-name="aaMathematica"><text:span text:style-name="T72"><text:s/>Table[</text:span></text:span><text:span text:style-name="aaMathematica"><text:span text:style-name="T71">{Zeta[s]^z,Sum[Binomial[-z,k] (Zeta[s]^(-1)-1)^k,{k,0,Infinity}]},{z,-3,10}]//TableForm</text:span></text:span></text:p>
      <text:p text:style-name="P36"/>
      <text:p text:style-name="P2"><text:span text:style-name="MathematicaFormatStandardForm"><text:span text:style-name="T2"/></text:span></text:p>
      <text:p text:style-name="P32"><text:span text:style-name="MathematicaFormatStandardForm"><text:span text:style-name="T62"><text:tab/></text:span></text:span><text:span text:style-name="MathematicaFormatStandardForm"><text:span text:style-name="T63">These ideas</text:span></text:span><text:span text:style-name="MathematicaFormatStandardForm"><text:span text:style-name="T62"> generalize to</text:span></text:span></text:p>
      <text:p text:style-name="P26"><text:span text:style-name="MathematicaFormatStandardForm"><text:span text:style-name="T10"/></text:span></text:p>
      <text:p text:style-name="P23"><text:soft-page-break/><text:span text:style-name="MathematicaFormatStandardForm"><text:span text:style-name="T10"><draw:frame draw:style-name="fr4" draw:name="Object69" text:anchor-type="as-char" svg:y="-0.4291in" svg:width="3.3925in" svg:height="0.8173in" draw:z-index="47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25"><text:span text:style-name="FormulaNumber"><text:span text:style-name="T107">(2.5.3)</text:span></text:span></text:p>
      <text:p text:style-name="P28"><text:span text:style-name="MathematicaFormatStandardForm"><text:span text:style-name="T10"/></text:span></text:p>
      <text:p text:style-name="P46"><text:span text:style-name="aaMathematica">ri[]:=RandomInteger[{</text:span><text:span text:style-name="aaMathematica"><text:span text:style-name="T69">10</text:span></text:span><text:span text:style-name="aaMathematica">,</text:span><text:span text:style-name="aaMathematica"><text:span text:style-name="T99">10</text:span></text:span><text:span text:style-name="aaMathematica">0}]; rr[]:=RandomReal[{-</text:span><text:span text:style-name="aaMathematica"><text:span text:style-name="T99">4</text:span></text:span><text:span text:style-name="aaMathematica">,</text:span><text:span text:style-name="aaMathematica"><text:span text:style-name="T99">4</text:span></text:span><text:span text:style-name="aaMathematica">}]+RandomReal[{-</text:span><text:span text:style-name="aaMathematica"><text:span text:style-name="T99">4</text:span></text:span><text:span text:style-name="aaMathematica">,</text:span><text:span text:style-name="aaMathematica"><text:span text:style-name="T99">4</text:span></text:span><text:span text:style-name="aaMathematica">}]I</text:span></text:p>
      <text:p text:style-name="P46"><text:span text:style-name="aaMathematica"><text:span text:style-name="T82">zeta</text:span></text:span><text:span text:style-name="aaMathematica"><text:span text:style-name="T83">[n_,s_,z_,k_]:=1+((z+1)/k-1) Sum[j^-s </text:span></text:span><text:span text:style-name="aaMathematica"><text:span text:style-name="T82">zeta</text:span></text:span><text:span text:style-name="aaMathematica"><text:span text:style-name="T83">[n/j,s,z,k+1],{j,2,n}]</text:span></text:span></text:p>
      <text:p text:style-name="P46"><text:span text:style-name="aaMathematica"><text:span text:style-name="T77">FI[n_]:=FactorInteger[n];FI[1]:={}</text:span></text:span></text:p>
      <text:p text:style-name="P46"><text:span text:style-name="aaMathematica"><text:span text:style-name="T77">dz[n_,z_]:=Product[(-1)^p[[2]]Binomial[-z,p[[2]]],{p,FI[n]}]</text:span></text:span></text:p>
      <text:p text:style-name="P46"><text:span text:style-name="aaMathematica"><text:span text:style-name="T72">Am1[ n_, </text:span></text:span><text:span text:style-name="aaMathematica"><text:span text:style-name="T84">s_, </text:span></text:span><text:span text:style-name="aaMathematica"><text:span text:style-name="T72">a_, 0 ] := UnitStep[n-1]</text:span></text:span></text:p>
      <text:p text:style-name="P46"><text:span text:style-name="aaMathematica"><text:span text:style-name="T72">Am1[ n_, </text:span></text:span><text:span text:style-name="aaMathematica"><text:span text:style-name="T84">s_, </text:span></text:span><text:span text:style-name="aaMathematica"><text:span text:style-name="T72">a_, k_ ] := Sum[ </text:span></text:span><text:span text:style-name="aaMathematica"><text:span text:style-name="T84">j^-s </text:span></text:span><text:span text:style-name="aaMathematica"><text:span text:style-name="T72">dz[ j, a ] Am1[ n/j, </text:span></text:span><text:span text:style-name="aaMathematica"><text:span text:style-name="T84">s, </text:span></text:span><text:span text:style-name="aaMathematica"><text:span text:style-name="T72">a, k-1 ], { j, 2, n } ]</text:span></text:span></text:p>
      <text:p text:style-name="P46"><text:span text:style-name="aaMathematica"><text:span text:style-name="T84">zetaalt</text:span></text:span><text:span text:style-name="aaMathematica"><text:span text:style-name="T72">[ n_, </text:span></text:span><text:span text:style-name="aaMathematica"><text:span text:style-name="T84">s_, </text:span></text:span><text:span text:style-name="aaMathematica"><text:span text:style-name="T72">z_, a_ ] := Sum[ Binomial[ z/a, k ] Am1[ n, </text:span></text:span><text:span text:style-name="aaMathematica"><text:span text:style-name="T84">s, </text:span></text:span><text:span text:style-name="aaMathematica"><text:span text:style-name="T72">a, k ], { k, 0, Log[ 2, n ] } ]</text:span></text:span></text:p>
      <text:p text:style-name="P46"><text:span text:style-name="aaMathematica"><text:span text:style-name="T72">Table[ Chop[</text:span></text:span><text:span text:style-name="aaMathematica"><text:span text:style-name="T84">zeta</text:span></text:span><text:span text:style-name="aaMathematica"><text:span text:style-name="T72">[ </text:span></text:span><text:span text:style-name="aaMathematica"><text:span text:style-name="T84">a=ri[]</text:span></text:span><text:span text:style-name="aaMathematica"><text:span text:style-name="T72">, </text:span></text:span><text:span text:style-name="aaMathematica"><text:span text:style-name="T84">b=rr[], c=rr[]</text:span></text:span><text:span text:style-name="aaMathematica"><text:span text:style-name="T72">,1 ]-</text:span></text:span><text:span text:style-name="aaMathematica"><text:span text:style-name="T84">zetaalt</text:span></text:span><text:span text:style-name="aaMathematica"><text:span text:style-name="T72">[ </text:span></text:span><text:span text:style-name="aaMathematica"><text:span text:style-name="T84">a</text:span></text:span><text:span text:style-name="aaMathematica"><text:span text:style-name="T72">, </text:span></text:span><text:span text:style-name="aaMathematica"><text:span text:style-name="T84">b</text:span></text:span><text:span text:style-name="aaMathematica"><text:span text:style-name="T72">, </text:span></text:span><text:span text:style-name="aaMathematica"><text:span text:style-name="T84">c, rr[]</text:span></text:span><text:span text:style-name="aaMathematica"><text:span text:style-name="T72"> ]], { </text:span></text:span><text:span text:style-name="aaMathematica"><text:span text:style-name="T84">j, 1, 100</text:span></text:span><text:span text:style-name="aaMathematica"><text:span text:style-name="T72"> } ]</text:span></text:span></text:p>
      <text:p text:style-name="P2"><text:span text:style-name="MathematicaFormatStandardForm"><text:span text:style-name="T54"/></text:span></text:p>
      <text:p text:style-name="P2"><text:span text:style-name="MathematicaFormatStandardForm"><text:span text:style-name="T19"><text:s/></text:span></text:span><text:span text:style-name="MathematicaFormatStandardForm"><text:span text:style-name="T24">The limit of this as </text:span></text:span><text:span text:style-name="MathematicaFormatStandardForm"><text:span text:style-name="T51">n</text:span></text:span><text:span text:style-name="MathematicaFormatStandardForm"><text:span text:style-name="T24"> approaches infinity, </text:span></text:span><text:span text:style-name="MathematicaFormatStandardForm"><text:span text:style-name="T25">if</text:span></text:span><text:span text:style-name="MathematicaFormatStandardForm"><text:span text:style-name="T26"><draw:frame draw:style-name="fr2" draw:name="Object282" text:anchor-type="as-char" svg:y="-0.1244in" svg:width="0.5346in" svg:height="0.1591in" draw:z-index="48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text:span text:style-name="MathematicaFormatStandardForm"><text:span text:style-name="T26">,</text:span></text:span><text:span text:style-name="MathematicaFormatStandardForm"><text:span text:style-name="T24"> is</text:span></text:span></text:p>
      <text:p text:style-name="P2"><text:span text:style-name="MathematicaFormatStandardForm"><text:span text:style-name="T54"/></text:span></text:p>
      <text:p text:style-name="P7"><text:span text:style-name="MathematicaFormatStandardForm"><text:span text:style-name="T49"><draw:frame draw:style-name="fr2" draw:name="Object146" text:anchor-type="as-char" svg:y="-0.1839in" svg:width="1.6256in" svg:height="0.3252in" draw:z-index="49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28"><text:span text:style-name="FormulaNumber">(2.5.4)</text:span></text:p>
      <text:p text:style-name="P2"><text:span text:style-name="MathematicaFormatStandardForm"><text:span text:style-name="T49"/></text:span></text:p>
      <text:p text:style-name="P46"><text:span text:style-name="aaMathematica"><text:span text:style-name="T72"><text:s/>Grid[Table[</text:span></text:span><text:span text:style-name="aaMathematica"><text:span text:style-name="T71">{Zeta[s]^z,Sum[Binomial[z/a,k] (Zeta[s]^a-1)^k,{k,0,Infinity}]},{z,-3,10},{a,1,6}]]</text:span></text:span></text:p>
      <text:p text:style-name="P34"/>
      <text:p text:style-name="P26"><text:span text:style-name="MathematicaFormatStandardForm"><text:span text:style-name="T10"/></text:span></text:p>
      <text:p text:style-name="P26"><text:span text:style-name="MathematicaFormatStandardForm"><text:span text:style-name="T10"/></text:span></text:p>
      <text:p text:style-name="P45"><text:span text:style-name="aaSubSection_20_Title">2.6 </text:span><text:span text:style-name="aaSubSection_20_Title"><text:span text:style-name="T108"><draw:frame draw:style-name="fr1" draw:name="Object670" text:anchor-type="as-char" svg:y="-0.1437in" svg:width="0.511in" svg:height="0.1945in" draw:z-index="50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text:span text:style-name="aaSubSection_20_Title">from</text:span><text:span text:style-name="aaSubSection_20_Title"><text:span text:style-name="T108"><draw:frame draw:style-name="fr1" draw:name="Object669" text:anchor-type="as-char" svg:y="-0.1437in" svg:width="0.8091in" svg:height="0.1945in" draw:z-index="51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<text:p text:style-name="P26"><text:span text:style-name="MathematicaFormatStandardForm"><text:span text:style-name="T10"/></text:span></text:p>
      <text:p text:style-name="P26"><text:span text:style-name="MathematicaFormatStandardForm"><text:span text:style-name="T17"><text:tab/>(D1), above, is one of two very important ways to express</text:span></text:span><text:span text:style-name="MathematicaFormatStandardForm"><text:span text:style-name="T10"><draw:frame draw:style-name="fr2" draw:name="Object198" text:anchor-type="as-char" svg:y="-0.1437in" svg:width="0.511in" svg:height="0.1945in" draw:z-index="52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text:span text:style-name="MathematicaFormatStandardForm"><text:span text:style-name="T17">with </text:span></text:span><text:span text:style-name="MathematicaFormatStandardForm"><text:span text:style-name="T56">z</text:span></text:span><text:span text:style-name="MathematicaFormatStandardForm"><text:span text:style-name="T17"> a complex variable. <text:s/>The second way, in terms of</text:span></text:span></text:p>
      <text:p text:style-name="P26"><text:span text:style-name="MathematicaFormatStandardForm"><text:span text:style-name="T17"/></text:span></text:p>
      <text:p text:style-name="P23"><text:span text:style-name="MathematicaFormatStandardForm"><text:span text:style-name="T10"><draw:frame draw:style-name="fr2" draw:name="Object199" text:anchor-type="as-char" svg:y="-0.1437in" svg:width="2.5638in" svg:height="0.2839in" draw:z-index="53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28"><text:span text:style-name="FormulaNumber">(2.6.1)</text:span></text:p>
      <text:p text:style-name="P26"><text:span text:style-name="MathematicaFormatStandardForm"><text:span text:style-name="T30"/></text:span></text:p>
      <text:p text:style-name="P26"><text:span text:style-name="MathematicaFormatStandardForm"><text:span text:style-name="T30">from (1.6)</text:span></text:span><text:span text:style-name="MathematicaFormatStandardForm"><text:span text:style-name="T10">, </text:span></text:span><text:span text:style-name="MathematicaFormatStandardForm"><text:span text:style-name="T17">is</text:span></text:span></text:p>
      <text:p text:style-name="P23"><text:span text:style-name="MathematicaFormatStandardForm"><text:span text:style-name="T10"/></text:span></text:p>
      <text:p text:style-name="P23"><text:span text:style-name="MathematicaFormatStandardForm"><text:span text:style-name="T10"><draw:frame draw:style-name="fr3" draw:name="Object51" text:anchor-type="as-char" svg:y="-0.2437in" svg:width="1.7693in" svg:height="0.4055in" draw:z-index="54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31"><text:span text:style-name="FormulaNumber"><text:span text:style-name="T98">(2.6.2)</text:span></text:span></text:p>
      <text:p text:style-name="P31"><text:span text:style-name="MathematicaFormatStandardForm"><text:span text:style-name="T61"/></text:span></text:p>
      <text:p text:style-name="P46"><text:span text:style-name="aaMathematica">ri[]:=RandomInteger[{</text:span><text:span text:style-name="aaMathematica"><text:span text:style-name="T69">10</text:span></text:span><text:span text:style-name="aaMathematica">,</text:span><text:span text:style-name="aaMathematica"><text:span text:style-name="T99">10</text:span></text:span><text:span text:style-name="aaMathematica">0}]; rr[]:=RandomReal[{-</text:span><text:span text:style-name="aaMathematica"><text:span text:style-name="T99">4</text:span></text:span><text:span text:style-name="aaMathematica">,</text:span><text:span text:style-name="aaMathematica"><text:span text:style-name="T99">4</text:span></text:span><text:span text:style-name="aaMathematica">}]+RandomReal[{-</text:span><text:span text:style-name="aaMathematica"><text:span text:style-name="T99">4</text:span></text:span><text:span text:style-name="aaMathematica">,</text:span><text:span text:style-name="aaMathematica"><text:span text:style-name="T99">4</text:span></text:span><text:span text:style-name="aaMathematica">}]I</text:span></text:p>
      <text:p text:style-name="P46"><text:span text:style-name="aaMathematica"><text:span text:style-name="T82">zeta</text:span></text:span><text:span text:style-name="aaMathematica"><text:span text:style-name="T83">[n_,s_,z_,k_]:=1+((z+1)/k-1) Sum[j^-s </text:span></text:span><text:span text:style-name="aaMathematica"><text:span text:style-name="T82">zeta</text:span></text:span><text:span text:style-name="aaMathematica"><text:span text:style-name="T83">[n/j,s,z,k+1],{j,2,n}]</text:span></text:span></text:p>
      <text:p text:style-name="P46"><text:span text:style-name="aaMathematica"><text:span text:style-name="T83">log</text:span></text:span><text:span text:style-name="aaMathematica"><text:span text:style-name="T85">zeta</text:span></text:span><text:span text:style-name="aaMathematica"><text:span text:style-name="T83">[ n_, </text:span></text:span><text:span text:style-name="aaMathematica"><text:span text:style-name="T85">s_, </text:span></text:span><text:span text:style-name="aaMathematica"><text:span text:style-name="T86">0</text:span></text:span><text:span text:style-name="aaMathematica"><text:span text:style-name="T83"> ] := </text:span></text:span><text:span text:style-name="aaMathematica"><text:span text:style-name="T86">UnitStep[ n -1 ]</text:span></text:span></text:p>
      <text:p text:style-name="P46"><text:span text:style-name="aaMathematica"><text:span text:style-name="T83">log</text:span></text:span><text:span text:style-name="aaMathematica"><text:span text:style-name="T85">zeta</text:span></text:span><text:span text:style-name="aaMathematica"><text:span text:style-name="T83">[ n_, </text:span></text:span><text:span text:style-name="aaMathematica"><text:span text:style-name="T85">s_, </text:span></text:span><text:span text:style-name="aaMathematica"><text:span text:style-name="T83">k_ ] := Sum[ </text:span></text:span><text:span text:style-name="aaMathematica"><text:span text:style-name="T85">j^-s </text:span></text:span><text:span text:style-name="aaMathematica"><text:span text:style-name="T83">MangoldtLambda[ j ] / Log[ j ]log</text:span></text:span><text:span text:style-name="aaMathematica"><text:span text:style-name="T85">zeta</text:span></text:span><text:span text:style-name="aaMathematica"><text:span text:style-name="T83">[ n/j, </text:span></text:span><text:span text:style-name="aaMathematica"><text:span text:style-name="T85">s, </text:span></text:span><text:span text:style-name="aaMathematica"><text:span text:style-name="T83">k-1 ], { j, 2, <text:s/>n } ]</text:span></text:span></text:p>
      <text:p text:style-name="P46"><text:span text:style-name="aaMathematica"><text:span text:style-name="T85">zetaalt</text:span></text:span><text:span text:style-name="aaMathematica"><text:span text:style-name="T87">[ n_, </text:span></text:span><text:span text:style-name="aaMathematica"><text:span text:style-name="T85">s_, </text:span></text:span><text:span text:style-name="aaMathematica"><text:span text:style-name="T87">z_ ] := Sum[ z^k/k! log</text:span></text:span><text:span text:style-name="aaMathematica"><text:span text:style-name="T85">zeta</text:span></text:span><text:span text:style-name="aaMathematica"><text:span text:style-name="T87">[ n, </text:span></text:span><text:span text:style-name="aaMathematica"><text:span text:style-name="T85">s, </text:span></text:span><text:span text:style-name="aaMathematica"><text:span text:style-name="T87">k ], { k, 0, Log[ 2, n ] } ]</text:span></text:span></text:p>
      <text:p text:style-name="P46"><text:span text:style-name="aaMathematica"><text:span text:style-name="T87">Table[ Chop[</text:span></text:span><text:span text:style-name="aaMathematica"><text:span text:style-name="T85">zeta</text:span></text:span><text:span text:style-name="aaMathematica"><text:span text:style-name="T87">[ a=</text:span></text:span><text:span text:style-name="aaMathematica"><text:span text:style-name="T85">ri[]</text:span></text:span><text:span text:style-name="aaMathematica"><text:span text:style-name="T87">, </text:span></text:span><text:span text:style-name="aaMathematica"><text:span text:style-name="T85">b=rr[], c=rr[]</text:span></text:span><text:span text:style-name="aaMathematica"><text:span text:style-name="T87">,1 ]-</text:span></text:span><text:span text:style-name="aaMathematica"><text:span text:style-name="T85">zetaalt</text:span></text:span><text:span text:style-name="aaMathematica"><text:span text:style-name="T87">[ a, </text:span></text:span><text:span text:style-name="aaMathematica"><text:span text:style-name="T85">b, c</text:span></text:span><text:span text:style-name="aaMathematica"><text:span text:style-name="T87"> ] ], { </text:span></text:span><text:span text:style-name="aaMathematica"><text:span text:style-name="T85">j,1,100</text:span></text:span><text:span text:style-name="aaMathematica"><text:span text:style-name="T87"> } ]</text:span></text:span></text:p>
      <text:p text:style-name="P2"><text:span text:style-name="MathematicaFormatStandardForm"><text:span text:style-name="T52"/></text:span></text:p>
      <text:p text:style-name="P2"><text:span text:style-name="MathematicaFormatStandardForm"><text:span text:style-name="T19"><text:s/></text:span></text:span><text:span text:style-name="MathematicaFormatStandardForm"><text:span text:style-name="T24">The limit of this as </text:span></text:span><text:span text:style-name="MathematicaFormatStandardForm"><text:span text:style-name="T51">n</text:span></text:span><text:span text:style-name="MathematicaFormatStandardForm"><text:span text:style-name="T24"> approaches infinity, </text:span></text:span><text:span text:style-name="MathematicaFormatStandardForm"><text:span text:style-name="T25">if</text:span></text:span><text:span text:style-name="MathematicaFormatStandardForm"><text:span text:style-name="T26"><draw:frame draw:style-name="fr2" draw:name="Object283" text:anchor-type="as-char" svg:y="-0.1244in" svg:width="0.5346in" svg:height="0.1591in" draw:z-index="55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text:span text:style-name="MathematicaFormatStandardForm"><text:span text:style-name="T26">,</text:span></text:span><text:span text:style-name="MathematicaFormatStandardForm"><text:span text:style-name="T24"> is</text:span></text:span></text:p>
      <text:p text:style-name="P2"><text:span text:style-name="MathematicaFormatStandardForm"><text:span text:style-name="T51"/></text:span></text:p>
      <text:p text:style-name="P7"><text:span text:style-name="MathematicaFormatStandardForm"><text:span text:style-name="T53"><draw:frame draw:style-name="fr2" draw:name="Object147" text:anchor-type="as-char" svg:y="-0.2228in" svg:width="1.4575in" svg:height="0.3638in" draw:z-index="56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31"><text:span text:style-name="FormulaNumber"><text:span text:style-name="T98">(2.6.3)</text:span></text:span></text:p>
      <text:p text:style-name="P2"><text:span text:style-name="MathematicaFormatStandardForm"><text:span text:style-name="T53"/></text:span></text:p>
      <text:p text:style-name="P46"><text:span text:style-name="aaMathematica"><text:span text:style-name="T87">{ Zeta[s]^z, Sum[ z^k/k! Log[ Zeta[s] ]^k, { k, 0, Infinity } ] }</text:span></text:span></text:p>
      <text:p text:style-name="P2"><text:span text:style-name="MathematicaFormatStandardForm"><text:span text:style-name="T64"/></text:span></text:p>
      <text:p text:style-name="P2"><text:span text:style-name="MathematicaFormatStandardForm"><text:span text:style-name="T36">This generalizes to</text:span></text:span></text:p>
      <text:p text:style-name="P2"><text:span text:style-name="MathematicaFormatStandardForm"><text:span text:style-name="T64"/></text:span></text:p>
      <text:p text:style-name="P23"><text:soft-page-break/><text:span text:style-name="MathematicaFormatStandardForm"><text:span text:style-name="T10"><draw:frame draw:style-name="fr4" draw:name="Object55" text:anchor-type="as-char" svg:y="-0.2437in" svg:width="1.472in" svg:height="0.4055in" draw:z-index="57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28"><text:span text:style-name="FormulaNumber">(2.6.4)</text:span></text:p>
      <text:p text:style-name="P2"/>
      <text:p text:style-name="P39">This can be written more explicitly as</text:p>
      <text:p text:style-name="P39"/>
      <text:p text:style-name="P12"><text:span text:style-name="MathematicaFormatStandardForm"><text:span text:style-name="T26"><draw:frame draw:style-name="fr2" draw:name="Object892" text:anchor-type="as-char" svg:y="-0.3043in" svg:width="5.2055in" svg:height="0.4311in" draw:z-index="58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<text:p text:style-name="P28"><text:span text:style-name="FormulaNumber">(</text:span><text:span text:style-name="FormulaNumber"><text:span text:style-name="T102">2.6.5</text:span></text:span><text:span text:style-name="FormulaNumber">)</text:span></text:p>
      <text:p text:style-name="P17"/>
      <text:p text:style-name="P2"><text:span text:style-name="MathematicaFormatStandardForm"><text:span text:style-name="T19"><text:s/></text:span></text:span><text:span text:style-name="MathematicaFormatStandardForm"><text:span text:style-name="T24">The limit of this as </text:span></text:span><text:span text:style-name="MathematicaFormatStandardForm"><text:span text:style-name="T51">n</text:span></text:span><text:span text:style-name="MathematicaFormatStandardForm"><text:span text:style-name="T24"> approaches infinity, </text:span></text:span><text:span text:style-name="MathematicaFormatStandardForm"><text:span text:style-name="T25">if</text:span></text:span><text:span text:style-name="MathematicaFormatStandardForm"><text:span text:style-name="T26"><draw:frame draw:style-name="fr2" draw:name="Object893" text:anchor-type="as-char" svg:y="-0.1244in" svg:width="0.5346in" svg:height="0.1591in" draw:z-index="59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text:span text:style-name="MathematicaFormatStandardForm"><text:span text:style-name="T26">,</text:span></text:span><text:span text:style-name="MathematicaFormatStandardForm"><text:span text:style-name="T24"> is</text:span></text:span></text:p>
      <text:p text:style-name="P17"><text:span text:style-name="MathematicaFormatStandardForm"><text:span text:style-name="T51"/></text:span></text:p>
      <text:p text:style-name="P12"><text:span text:style-name="MathematicaFormatStandardForm"><text:span text:style-name="T26"><draw:frame draw:style-name="fr2" draw:name="Object894" text:anchor-type="as-char" svg:y="-0.2016in" svg:width="5.0937in" svg:height="0.328in" draw:z-index="60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28"><text:span text:style-name="FormulaNumber">(</text:span><text:span text:style-name="FormulaNumber"><text:span text:style-name="T102">2.6.6</text:span></text:span><text:span text:style-name="FormulaNumber">)</text:span></text:p>
      <text:p text:style-name="P17"/>
      <text:p text:style-name="P30"><text:span text:style-name="MathematicaFormatStandardForm"><text:span text:style-name="T38">If </text:span></text:span><text:span text:style-name="MathematicaFormatStandardForm"><text:span text:style-name="T57">f</text:span></text:span><text:span text:style-name="MathematicaFormatStandardForm"><text:span text:style-name="T38"> is a multiplicative function, t</text:span></text:span><text:span text:style-name="MathematicaFormatStandardForm"><text:span text:style-name="T31">his can be generalized as</text:span></text:span></text:p>
      <text:p text:style-name="P17"><text:span text:style-name="MathematicaFormatStandardForm"><text:span text:style-name="T55"/></text:span></text:p>
      <text:p text:style-name="P12"><text:span text:style-name="MathematicaFormatStandardForm"><text:span text:style-name="T26"><draw:frame draw:style-name="fr2" draw:name="Object895" text:anchor-type="as-char" svg:y="-0.3043in" svg:width="5.6925in" svg:height="0.4311in" draw:z-index="61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<text:p text:style-name="P28"><text:span text:style-name="FormulaNumber">(</text:span><text:span text:style-name="FormulaNumber"><text:span text:style-name="T102">2.6.7</text:span></text:span><text:span text:style-name="FormulaNumber">)</text:span></text:p>
      <text:p text:style-name="P17"/>
      <text:p text:style-name="P2"><text:span text:style-name="MathematicaFormatStandardForm"><text:span text:style-name="T64"/></text:span></text:p>
      <text:p text:style-name="P2"><text:span text:style-name="MathematicaFormatStandardForm"><text:span text:style-name="T64"/></text:span></text:p>
      <text:p text:style-name="P45"><text:span text:style-name="aaSubSection_20_Title">2.7 Variations of the Identity from 2.6</text:span></text:p>
      <text:p text:style-name="P2"><text:span text:style-name="MathematicaFormatStandardForm"><text:span text:style-name="T64"/></text:span></text:p>
      <text:p text:style-name="P2"><text:span text:style-name="MathematicaFormatStandardForm"><text:span text:style-name="T17"><text:tab/>Take a look at (D3). <text:s/>Because </text:span></text:span><text:span text:style-name="MathematicaFormatStandardForm"><text:span text:style-name="T56">z</text:span></text:span><text:span text:style-name="MathematicaFormatStandardForm"><text:span text:style-name="T17"> is a complex, continuous variable, we can take the derivative of</text:span></text:span><text:span text:style-name="MathematicaFormatStandardForm"><text:span text:style-name="T26"><draw:frame draw:style-name="fr1" draw:name="Object196" text:anchor-type="as-char" svg:y="-0.1437in" svg:width="0.511in" svg:height="0.1945in" draw:z-index="62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text:span text:style-name="MathematicaFormatStandardForm"><text:span text:style-name="T17">with respect to </text:span></text:span><text:span text:style-name="MathematicaFormatStandardForm"><text:span text:style-name="T58">z</text:span></text:span><text:span text:style-name="MathematicaFormatStandardForm"><text:span text:style-name="T17">, giving us</text:span></text:span></text:p>
      <text:p text:style-name="P2"><text:span text:style-name="MathematicaFormatStandardForm"><text:span text:style-name="T17"/></text:span></text:p>
      <text:p text:style-name="P23"><text:span text:style-name="MathematicaFormatStandardForm"><text:span text:style-name="T10"><draw:frame draw:style-name="fr4" draw:name="Object52" text:anchor-type="as-char" svg:y="-0.2228in" svg:width="2.0689in" svg:height="0.4055in" draw:z-index="63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31"><text:span text:style-name="FormulaNumber"><text:span text:style-name="T98">(2.7.1)</text:span></text:span></text:p>
      <text:p text:style-name="P31"><text:span text:style-name="MathematicaFormatStandardForm"><text:span text:style-name="T61"/></text:span></text:p>
      <text:p text:style-name="P46"><text:span text:style-name="aaMathematica">ri[]:=RandomInteger[{10,100}];rr[]:=RandomReal[{-4,4}]+RandomReal[{-4,4}]I</text:span></text:p>
      <text:p text:style-name="P46"><text:span text:style-name="aaMathematica">zeta[n_,s_,z_,k_]:=1+((z+1)/k-1) Sum[j^-s zeta[n/j,s,z,k+1],{j,2,n}]</text:span></text:p>
      <text:p text:style-name="P46"><text:span text:style-name="aaMathematica">logzeta[n_,s_,0]:=UnitStep[n-1]</text:span></text:p>
      <text:p text:style-name="P46"><text:span text:style-name="aaMathematica">logzeta[n_,s_,k_]:=Sum[j^-s FullSimplify[MangoldtLambda[j]/Log[j]]logzeta[n/j,s,k-1],{j,2,n}]</text:span></text:p>
      <text:p text:style-name="P46"><text:span text:style-name="aaMathematica">zetaalt[n_,s_,z_]:=Sum[z^k/k! logzeta[n,s, k+1],{k,0,Log[2,n]-1}]</text:span></text:p>
      <text:p text:style-name="P46"><text:span text:style-name="aaMathematica">Table[Chop[Expand[D[zeta[a=ri[],b=rr[],z,1],z]]-zetaalt[a,b,z]],{n,1,100}]</text:span></text:p>
      <text:p text:style-name="P2"/>
      <text:p text:style-name="P2"><text:span text:style-name="MathematicaFormatStandardForm"><text:span text:style-name="T19"><text:s/></text:span></text:span><text:span text:style-name="MathematicaFormatStandardForm"><text:span text:style-name="T24">The limit of this as </text:span></text:span><text:span text:style-name="MathematicaFormatStandardForm"><text:span text:style-name="T51">n</text:span></text:span><text:span text:style-name="MathematicaFormatStandardForm"><text:span text:style-name="T24"> approaches infinity, </text:span></text:span><text:span text:style-name="MathematicaFormatStandardForm"><text:span text:style-name="T25">if</text:span></text:span><text:span text:style-name="MathematicaFormatStandardForm"><text:span text:style-name="T26"><draw:frame draw:style-name="fr2" draw:name="Object460" text:anchor-type="as-char" svg:y="-0.1244in" svg:width="0.5346in" svg:height="0.1591in" draw:z-index="64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text:span text:style-name="MathematicaFormatStandardForm"><text:span text:style-name="T26">,</text:span></text:span><text:span text:style-name="MathematicaFormatStandardForm"><text:span text:style-name="T24"> is</text:span></text:span></text:p>
      <text:p text:style-name="P2"><text:span text:style-name="MathematicaFormatStandardForm"><text:span text:style-name="T52"/></text:span></text:p>
      <text:p text:style-name="P7"><text:span text:style-name="MathematicaFormatStandardForm"><text:span text:style-name="T53"><draw:frame draw:style-name="fr2" draw:name="Object148" text:anchor-type="as-char" svg:y="-0.2228in" svg:width="1.7602in" svg:height="0.3638in" draw:z-index="65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<text:p text:style-name="P28"><text:span text:style-name="FormulaNumber">(2.7.2)</text:span></text:p>
      <text:p text:style-name="P2"><text:span text:style-name="MathematicaFormatStandardForm"><text:span text:style-name="T53"/></text:span></text:p>
      <text:p text:style-name="P46"><text:span text:style-name="aaMathematica"><text:span text:style-name="T71">{D[</text:span></text:span><text:span text:style-name="aaMathematica"><text:span text:style-name="T88">Zeta[s]</text:span></text:span><text:span text:style-name="aaMathematica"><text:span text:style-name="T71">^z,z],Sum[ z^k/k! Log[</text:span></text:span><text:span text:style-name="aaMathematica"><text:span text:style-name="T88">Zeta[s]</text:span></text:span><text:span text:style-name="aaMathematica"><text:span text:style-name="T71">]^(k+1),{k,0,Infinity}]}</text:span></text:span></text:p>
      <text:p text:style-name="P2"><text:span text:style-name="aaMathematica"><text:span text:style-name="T104"/></text:span></text:p>
      <text:p text:style-name="P2"><text:span text:style-name="MathematicaFormatStandardForm"><text:span text:style-name="T36">It generalizes to</text:span></text:span></text:p>
      <text:p text:style-name="P2"><text:span text:style-name="aaMathematica"><text:span text:style-name="T104"/></text:span></text:p>
      <text:p text:style-name="P23"><text:span text:style-name="MathematicaFormatStandardForm"><text:span text:style-name="T10"><draw:frame draw:style-name="fr4" draw:name="Object68" text:anchor-type="as-char" svg:y="-0.2437in" svg:width="1.7717in" svg:height="0.4055in" draw:z-index="66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<text:p text:style-name="P28"><text:span text:style-name="FormulaNumber">(2.7.3)</text:span></text:p>
      <text:p text:style-name="P23"/>
      <text:p text:style-name="P23"><text:span text:style-name="MathematicaFormatStandardForm"><text:span text:style-name="T36"/></text:span></text:p>
      <text:p text:style-name="P36"><text:soft-page-break/>___________________________________________</text:p>
      <text:p text:style-name="P34"/>
      <text:p text:style-name="P34"/>
      <text:p text:style-name="P23"><text:span text:style-name="MathematicaFormatStandardForm"><text:span text:style-name="T10"><draw:frame draw:style-name="fr4" draw:name="Object382" text:anchor-type="as-char" svg:y="-0.1835in" svg:width="1.7929in" svg:height="0.3283in" draw:z-index="67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<text:p text:style-name="P34"/>
      <text:p text:style-name="P2"><text:span text:style-name="MathematicaFormatStandardForm"><text:span text:style-name="T19"><text:s/></text:span></text:span><text:span text:style-name="MathematicaFormatStandardForm"><text:span text:style-name="T24">The limit of this as </text:span></text:span><text:span text:style-name="MathematicaFormatStandardForm"><text:span text:style-name="T51">n</text:span></text:span><text:span text:style-name="MathematicaFormatStandardForm"><text:span text:style-name="T24"> approaches infinity, </text:span></text:span><text:span text:style-name="MathematicaFormatStandardForm"><text:span text:style-name="T25">if</text:span></text:span><text:span text:style-name="MathematicaFormatStandardForm"><text:span text:style-name="T26"><draw:frame draw:style-name="fr2" draw:name="Object379" text:anchor-type="as-char" svg:y="-0.1244in" svg:width="0.5346in" svg:height="0.1591in" draw:z-index="68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text:span text:style-name="MathematicaFormatStandardForm"><text:span text:style-name="T26">,</text:span></text:span><text:span text:style-name="MathematicaFormatStandardForm"><text:span text:style-name="T24"> is</text:span></text:span></text:p>
      <text:p text:style-name="P2"><text:span text:style-name="MathematicaFormatStandardForm"><text:span text:style-name="T52"/></text:span></text:p>
      <text:p text:style-name="P7"><text:span text:style-name="MathematicaFormatStandardForm"><text:span text:style-name="T53"><draw:frame draw:style-name="fr2" draw:name="Object380" text:anchor-type="as-char" svg:y="-0.1626in" svg:width="1.4543in" svg:height="0.2866in" draw:z-index="69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<text:p text:style-name="P28"><text:span text:style-name="FormulaNumber">(2.7.2)</text:span></text:p>
      <text:p text:style-name="P2"><text:span text:style-name="MathematicaFormatStandardForm"><text:span text:style-name="T53"/></text:span></text:p>
      <text:p text:style-name="P46"><text:span text:style-name="aaMathematica"><text:span text:style-name="T71">{D[</text:span></text:span><text:span text:style-name="aaMathematica"><text:span text:style-name="T88">Zeta[s]</text:span></text:span><text:span text:style-name="aaMathematica"><text:span text:style-name="T71">^z,z],Sum[ z^k/k! Log[</text:span></text:span><text:span text:style-name="aaMathematica"><text:span text:style-name="T88">Zeta[s]</text:span></text:span><text:span text:style-name="aaMathematica"><text:span text:style-name="T71">]^(k+1),{k,0,Infinity}]}</text:span></text:span></text:p>
      <text:p text:style-name="P2"><text:span text:style-name="aaMathematica"><text:span text:style-name="T104"/></text:span></text:p>
      <text:p text:style-name="P2"><text:span text:style-name="MathematicaFormatStandardForm"><text:span text:style-name="T36">It generalizes to</text:span></text:span></text:p>
      <text:p text:style-name="P2"><text:span text:style-name="aaMathematica"><text:span text:style-name="T104"/></text:span></text:p>
      <text:p text:style-name="P23"><text:span text:style-name="MathematicaFormatStandardForm"><text:span text:style-name="T10"><draw:frame draw:style-name="fr4" draw:name="Object381" text:anchor-type="as-char" svg:y="-0.1835in" svg:width="1.3465in" svg:height="0.3283in" draw:z-index="70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<text:p text:style-name="P28"><text:span text:style-name="FormulaNumber">(2.7.3)</text:span></text:p>
      <text:p text:style-name="P23"/>
      <text:p text:style-name="P23"><text:span text:style-name="MathematicaFormatStandardForm"><text:span text:style-name="T36"/></text:span></text:p>
      <text:p text:style-name="P36">___________________________________________</text:p>
      <text:p text:style-name="P34"/>
      <text:p text:style-name="P34"/>
      <text:p text:style-name="P23"><text:span text:style-name="MathematicaFormatStandardForm"><text:span text:style-name="T10"><draw:frame draw:style-name="fr4" draw:name="Object457" text:anchor-type="as-char" svg:y="-0.2646in" svg:width="2.0402in" svg:height="0.4346in" draw:z-index="71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<text:p text:style-name="P34"/>
      <text:p text:style-name="P34"/>
      <text:p text:style-name="P27">(<text:span text:style-name="MathematicaFormatStandardForm"><text:span text:style-name="T26"><draw:frame draw:style-name="fr4" draw:name="Object568" text:anchor-type="as-char" svg:y="-0.2646in" svg:width="1.8673in" svg:height="0.4346in" draw:z-index="99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text:span text:style-name="MathematicaFormatStandardForm"><text:span text:style-name="T26"><text:tab/></text:span></text:span><text:span text:style-name="MathematicaFormatStandardForm"><text:span text:style-name="T26"><draw:frame draw:style-name="fr4" draw:name="Object582" text:anchor-type="as-char" svg:y="-0.2646in" svg:width="1.6028in" svg:height="0.4346in" draw:z-index="100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text:span text:style-name="MathematicaFormatStandardForm"><text:span text:style-name="T26"><text:tab/></text:span></text:span><text:span text:style-name="MathematicaFormatStandardForm"><text:span text:style-name="T26"><draw:frame draw:style-name="fr4" draw:name="Object583" text:anchor-type="as-char" svg:y="-0.2646in" svg:width="1.5992in" svg:height="0.4346in" draw:z-index="101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text:span text:style-name="MathematicaFormatStandardForm"><text:span text:style-name="T10">)</text:span></text:span></text:p>
      <text:p text:style-name="P23"><text:span text:style-name="MathematicaFormatStandardForm"><text:span text:style-name="T10"/></text:span></text:p>
      <text:p text:style-name="P24"><text:span text:style-name="MathematicaFormatStandardForm"><text:span text:style-name="T48">and also</text:span></text:span></text:p>
      <text:p text:style-name="P24"><text:span text:style-name="MathematicaFormatStandardForm"><text:span text:style-name="T48"/></text:span></text:p>
      <text:p text:style-name="P24"><text:span text:style-name="MathematicaFormatStandardForm"><text:span text:style-name="T48">(</text:span></text:span><text:span text:style-name="MathematicaFormatStandardForm"><text:span text:style-name="T10"><draw:frame draw:style-name="fr4" draw:name="Object10" text:anchor-type="as-char" svg:y="-0.2646in" svg:width="2.3083in" svg:height="0.4346in" draw:z-index="102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text:span text:style-name="MathematicaFormatStandardForm"><text:span text:style-name="T48">)</text:span></text:span></text:p>
      <text:p text:style-name="P23"><text:span text:style-name="MathematicaFormatStandardForm"><text:span text:style-name="T10"/></text:span></text:p>
      <text:p text:style-name="P2"><text:span text:style-name="MathematicaFormatStandardForm"><text:span text:style-name="T19"><text:s/></text:span></text:span><text:span text:style-name="MathematicaFormatStandardForm"><text:span text:style-name="T24">The limit of this as </text:span></text:span><text:span text:style-name="MathematicaFormatStandardForm"><text:span text:style-name="T51">n</text:span></text:span><text:span text:style-name="MathematicaFormatStandardForm"><text:span text:style-name="T24"> approaches infinity, </text:span></text:span><text:span text:style-name="MathematicaFormatStandardForm"><text:span text:style-name="T25">if</text:span></text:span><text:span text:style-name="MathematicaFormatStandardForm"><text:span text:style-name="T26"><draw:frame draw:style-name="fr2" draw:name="Object565" text:anchor-type="as-char" svg:y="-0.1244in" svg:width="0.5346in" svg:height="0.1591in" draw:z-index="72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text:span text:style-name="MathematicaFormatStandardForm"><text:span text:style-name="T26">,</text:span></text:span><text:span text:style-name="MathematicaFormatStandardForm"><text:span text:style-name="T24"> is</text:span></text:span></text:p>
      <text:p text:style-name="P2"><text:span text:style-name="MathematicaFormatStandardForm"><text:span text:style-name="T52"/></text:span></text:p>
      <text:p text:style-name="P7"><text:span text:style-name="MathematicaFormatStandardForm"><text:span text:style-name="T53"><draw:frame draw:style-name="fr2" draw:name="Object566" text:anchor-type="as-char" svg:y="-0.1516in" svg:width="1.5189in" svg:height="0.2091in" draw:z-index="73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<text:p text:style-name="P28"><text:span text:style-name="FormulaNumber">(2.7.2)</text:span></text:p>
      <text:p text:style-name="P2"><text:span text:style-name="MathematicaFormatStandardForm"><text:span text:style-name="T53"/></text:span></text:p>
      <text:p text:style-name="P46"><text:span text:style-name="aaMathematica"><text:span text:style-name="T71">{D[</text:span></text:span><text:span text:style-name="aaMathematica"><text:span text:style-name="T88">Zeta[s]</text:span></text:span><text:span text:style-name="aaMathematica"><text:span text:style-name="T71">^z,z],Sum[ z^k/k! Log[</text:span></text:span><text:span text:style-name="aaMathematica"><text:span text:style-name="T88">Zeta[s]</text:span></text:span><text:span text:style-name="aaMathematica"><text:span text:style-name="T71">]^(k+1),{k,0,Infinity}]}</text:span></text:span></text:p>
      <text:p text:style-name="P2"><text:span text:style-name="aaMathematica"><text:span text:style-name="T104"/></text:span></text:p>
      <text:p text:style-name="P2"><text:span text:style-name="MathematicaFormatStandardForm"><text:span text:style-name="T36">It generalizes to</text:span></text:span></text:p>
      <text:p text:style-name="P2"><text:span text:style-name="aaMathematica"><text:span text:style-name="T104"/></text:span></text:p>
      <text:p text:style-name="P23"><text:span text:style-name="MathematicaFormatStandardForm"><text:span text:style-name="T10"><draw:frame draw:style-name="fr4" draw:name="Object567" text:anchor-type="as-char" svg:y="-0.172in" svg:width="1.4146in" svg:height="0.2508in" draw:z-index="74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<text:p text:style-name="P28"><text:span text:style-name="FormulaNumber">(2.7.3)</text:span></text:p>
      <text:p text:style-name="P23"/>
      <text:p text:style-name="P23"><text:span text:style-name="MathematicaFormatStandardForm"><text:span text:style-name="T36"/></text:span></text:p>
      <text:p text:style-name="P36">___________________________________________</text:p>
      <text:p text:style-name="P34"/>
      <text:p text:style-name="P34"/>
      <text:p text:style-name="P2"><text:span text:style-name="MathematicaFormatStandardForm"><text:span text:style-name="T17"><text:tab/>In fact, we can take its derivative an infinite number of times, although, as a polynomial of finite terms, most of those derivatives will be 0.</text:span></text:span></text:p>
      <text:p text:style-name="P2"><text:span text:style-name="MathematicaFormatStandardForm"><text:span text:style-name="T64"/></text:span></text:p>
      <text:p text:style-name="P23"><text:soft-page-break/><text:span text:style-name="MathematicaFormatStandardForm"><text:span text:style-name="T10"><draw:frame draw:style-name="fr4" draw:name="Object53" text:anchor-type="as-char" svg:y="-0.2437in" svg:width="2.1374in" svg:height="0.4055in" draw:z-index="75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<text:p text:style-name="P25"><text:span text:style-name="FormulaNumber"><text:span text:style-name="T98">(2.7.4)</text:span></text:span></text:p>
      <text:p text:style-name="P25"><text:span text:style-name="MathematicaFormatStandardForm"><text:span text:style-name="T39"/></text:span></text:p>
      <text:p text:style-name="P46"><text:span text:style-name="aaMathematica">rr[]:=RandomReal[{-4,4}]+RandomReal[{-4,4}]I</text:span></text:p>
      <text:p text:style-name="P46"><text:span text:style-name="aaMathematica">zeta[n_,s_,z_,k_]:=1+((z+1)/k-1) Sum[j^-s zeta[n/j,s,z,k+1],{j,2,n}]</text:span></text:p>
      <text:p text:style-name="P46"><text:span text:style-name="aaMathematica">logzeta[n_,s_,0]:=UnitStep[n-1]</text:span></text:p>
      <text:p text:style-name="P46"><text:span text:style-name="aaMathematica">logzeta[n_,s_,k_]:=Sum[j^-s FullSimplify[MangoldtLambda[j]/Log[j]]logzeta[n/j,s,k-1],{j,2,n}]</text:span></text:p>
      <text:p text:style-name="P46"><text:span text:style-name="aaMathematica">zetaalt[n_,s_, z_,a_]:=Sum[z^k/k! logzeta[n,s,k+a],{k,0,Log[2,n]-a}]</text:span></text:p>
      <text:p text:style-name="P46"><text:span text:style-name="aaMathematica">Table[Chop[Expand[D[zeta[n,c=rr[],z,1],{z,a}]]-zetaalt[n,c,z,a]],{n,1,50},{a,0,5}]</text:span></text:p>
      <text:p text:style-name="P2"><text:span text:style-name="MathematicaFormatStandardForm"><text:span text:style-name="T52"/></text:span></text:p>
      <text:p text:style-name="P2"><text:span text:style-name="MathematicaFormatStandardForm"><text:span text:style-name="T19"><text:s/></text:span></text:span><text:span text:style-name="MathematicaFormatStandardForm"><text:span text:style-name="T24">The limit of this as </text:span></text:span><text:span text:style-name="MathematicaFormatStandardForm"><text:span text:style-name="T51">n</text:span></text:span><text:span text:style-name="MathematicaFormatStandardForm"><text:span text:style-name="T24"> approaches infinity, </text:span></text:span><text:span text:style-name="MathematicaFormatStandardForm"><text:span text:style-name="T25">if</text:span></text:span><text:span text:style-name="MathematicaFormatStandardForm"><text:span text:style-name="T26"><draw:frame draw:style-name="fr2" draw:name="Object462" text:anchor-type="as-char" svg:y="-0.1244in" svg:width="0.5346in" svg:height="0.1591in" draw:z-index="76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text:span text:style-name="MathematicaFormatStandardForm"><text:span text:style-name="T26">,</text:span></text:span><text:span text:style-name="MathematicaFormatStandardForm"><text:span text:style-name="T24"> is</text:span></text:span></text:p>
      <text:p text:style-name="P2"><text:span text:style-name="MathematicaFormatStandardForm"><text:span text:style-name="T24"/></text:span></text:p>
      <text:p text:style-name="P7"><text:span text:style-name="MathematicaFormatStandardForm"><text:span text:style-name="T49"><draw:frame draw:style-name="fr2" draw:name="Object149" text:anchor-type="as-char" svg:y="-0.2228in" svg:width="1.8283in" svg:height="0.3638in" draw:z-index="77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/text:p>
      <text:p text:style-name="P28"><text:span text:style-name="FormulaNumber">(2.7.5)</text:span></text:p>
      <text:p text:style-name="P2"><text:span text:style-name="MathematicaFormatStandardForm"><text:span text:style-name="T49"/></text:span></text:p>
      <text:p text:style-name="P46"><text:span text:style-name="aaMathematica"><text:span text:style-name="T71">Table[{D[</text:span></text:span><text:span text:style-name="aaMathematica"><text:span text:style-name="T88">Zeta[s]</text:span></text:span><text:span text:style-name="aaMathematica"><text:span text:style-name="T71">^z,{z,a}],Sum[ z^k/k! Log[</text:span></text:span><text:span text:style-name="aaMathematica"><text:span text:style-name="T88">Zeta[s]</text:span></text:span><text:span text:style-name="aaMathematica"><text:span text:style-name="T71">]^(k+a),{k,0,Infinity}]},{a,1,6}]//TableForm</text:span></text:span></text:p>
      <text:p text:style-name="P40"/>
      <text:p text:style-name="P2"><text:span text:style-name="MathematicaFormatStandardForm"><text:span text:style-name="T36">It generalizes to</text:span></text:span></text:p>
      <text:p text:style-name="P40"/>
      <text:p text:style-name="P23"><text:span text:style-name="MathematicaFormatStandardForm"><text:span text:style-name="T10"><draw:frame draw:style-name="fr4" draw:name="Object418" text:anchor-type="as-char" svg:y="-0.2437in" svg:width="1.8398in" svg:height="0.4055in" draw:z-index="78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/text:p>
      <text:p text:style-name="P28"><text:span text:style-name="FormulaNumber">(2.7.6)</text:span></text:p>
      <text:p text:style-name="P36">___________________________________________</text:p>
      <text:p text:style-name="P34"/>
      <text:p text:style-name="P2"><text:span text:style-name="MathematicaFormatStandardForm"><text:span text:style-name="T2"/></text:span></text:p>
      <text:p text:style-name="P26"><text:span text:style-name="MathematicaFormatStandardForm"><text:span text:style-name="T17"><text:tab/>Using these derivatives,</text:span></text:span><text:span text:style-name="MathematicaFormatStandardForm"><text:span text:style-name="T10"><draw:frame draw:style-name="fr1" draw:name="Object197" text:anchor-type="as-char" svg:y="-0.1437in" svg:width="0.511in" svg:height="0.1945in" draw:z-index="79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text:span text:style-name="MathematicaFormatStandardForm"><text:span text:style-name="T10">, </text:span></text:span><text:span text:style-name="MathematicaFormatStandardForm"><text:span text:style-name="T17">with respect to </text:span></text:span><text:span text:style-name="MathematicaFormatStandardForm"><text:span text:style-name="T56">z</text:span></text:span><text:span text:style-name="MathematicaFormatStandardForm"><text:span text:style-name="T17">, can be expressed as its Maclaurin series.</text:span></text:span></text:p>
      <text:p text:style-name="P2"><text:span text:style-name="MathematicaFormatStandardForm"><text:span text:style-name="T10"/></text:span></text:p>
      <text:p text:style-name="P23"><text:span text:style-name="MathematicaFormatStandardForm"><text:span text:style-name="T10"><draw:frame draw:style-name="fr4" draw:name="Object72" text:anchor-type="as-char" svg:y="-0.2437in" svg:width="1.9665in" svg:height="0.4083in" draw:z-index="80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<text:p text:style-name="P25"><text:span text:style-name="FormulaNumber"><text:span text:style-name="T98">(2.7.7)</text:span></text:span></text:p>
      <text:p text:style-name="P25"><text:span text:style-name="MathematicaFormatStandardForm"><text:span text:style-name="T39"/></text:span></text:p>
      <text:p text:style-name="P46"><text:span text:style-name="aaMathematica">rr[]:=RandomReal[{-4,4}]+RandomReal[{-4,4}]I</text:span></text:p>
      <text:p text:style-name="P46"><text:span text:style-name="aaMathematica">zeta[n_,s_,z_,k_]:=1+((z+1)/k-1) Sum[j^-s zeta[n/j,s,z,k+1],{j,2,n}]</text:span></text:p>
      <text:p text:style-name="P46"><text:span text:style-name="aaMathematica">zetaalt[n_,s_,z_]:=Sum[z^k/k! (Limit[D[zeta[n,s,y,1],{y,k}],y-</text:span><text:span text:style-name="aaMathematica"><text:span text:style-name="T109">&gt;</text:span></text:span><text:span text:style-name="aaMathematica">0]),{k,0,Log[2,n]}]</text:span></text:p>
      <text:p text:style-name="P46"><text:span text:style-name="aaMathematica">Table[Chop[zeta[a=87,b=rr[],s+t I,1]-zetaalt[a,b,s+t I]],{s,-1.5,4,.7},{t,-1.1,4,.7}]</text:span></text:p>
      <text:p text:style-name="P2"><text:span text:style-name="MathematicaFormatStandardForm"><text:span text:style-name="T52"/></text:span></text:p>
      <text:p text:style-name="P2"><text:span text:style-name="MathematicaFormatStandardForm"><text:span text:style-name="T19"><text:s/></text:span></text:span><text:span text:style-name="MathematicaFormatStandardForm"><text:span text:style-name="T24">The limit of this as </text:span></text:span><text:span text:style-name="MathematicaFormatStandardForm"><text:span text:style-name="T51">n</text:span></text:span><text:span text:style-name="MathematicaFormatStandardForm"><text:span text:style-name="T24"> approaches infinity, </text:span></text:span><text:span text:style-name="MathematicaFormatStandardForm"><text:span text:style-name="T25">if</text:span></text:span><text:span text:style-name="MathematicaFormatStandardForm"><text:span text:style-name="T26"><draw:frame draw:style-name="fr2" draw:name="Object463" text:anchor-type="as-char" svg:y="-0.1244in" svg:width="0.5346in" svg:height="0.1591in" draw:z-index="81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text:span text:style-name="MathematicaFormatStandardForm"><text:span text:style-name="T26">,</text:span></text:span><text:span text:style-name="MathematicaFormatStandardForm"><text:span text:style-name="T24"> is</text:span></text:span></text:p>
      <text:p text:style-name="P2"><text:span text:style-name="MathematicaFormatStandardForm"><text:span text:style-name="T24"/></text:span></text:p>
      <text:p text:style-name="P7"><text:span text:style-name="MathematicaFormatStandardForm"><text:span text:style-name="T49"><draw:frame draw:style-name="fr2" draw:name="Object150" text:anchor-type="as-char" svg:y="-0.2228in" svg:width="1.6547in" svg:height="0.3665in" draw:z-index="82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<text:p text:style-name="P28"><text:span text:style-name="FormulaNumber">(2.7.8)</text:span></text:p>
      <text:p text:style-name="P2"><text:span text:style-name="MathematicaFormatStandardForm"><text:span text:style-name="T49"/></text:span></text:p>
      <text:p text:style-name="P46"><text:span text:style-name="aaMathematica"><text:span text:style-name="T71">Grid[Table[Chop[Zeta[s]^z-N[Sum[z^k/k! (Limit[D[Zeta[s]^y,{y,k}],y-</text:span></text:span><text:span text:style-name="aaMathematica"><text:span text:style-name="T89">&gt;</text:span></text:span><text:span text:style-name="aaMathematica"><text:span text:style-name="T71">0]),{k,0,50}]]],{s,2.,5.},{n,-1.5,8},{z,1,5}]]</text:span></text:span></text:p>
      <text:p text:style-name="P36"/>
      <text:p text:style-name="P2"><text:span text:style-name="MathematicaFormatStandardForm"><text:span text:style-name="T36">It generalizes to</text:span></text:span></text:p>
      <text:p text:style-name="P36"/>
      <text:p text:style-name="P36"><text:span text:style-name="MathematicaFormatStandardForm"><text:span text:style-name="T9"><draw:frame draw:style-name="fr4" draw:name="Object419" text:anchor-type="as-char" svg:y="-0.2437in" svg:width="1.6693in" svg:height="0.4083in" draw:z-index="83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/text:p>
      <text:p text:style-name="P28"><text:span text:style-name="FormulaNumber">(2.7.9)</text:span></text:p>
      <text:p text:style-name="P36">_______________________________________</text:p>
      <text:p text:style-name="P34"/>
      <text:p text:style-name="P2"><text:span text:style-name="MathematicaFormatStandardForm"><text:span text:style-name="T2"/></text:span></text:p>
      <text:p text:style-name="P2"><text:span text:style-name="MathematicaFormatStandardForm"><text:span text:style-name="T17"><text:tab/>And it can be expressed as residues too.</text:span></text:span></text:p>
      <text:p text:style-name="P2"><text:span text:style-name="MathematicaFormatStandardForm"><text:span text:style-name="T10"/></text:span></text:p>
      <text:p text:style-name="P23"><text:soft-page-break/><text:span text:style-name="MathematicaFormatStandardForm"><text:span text:style-name="T10"><draw:frame draw:style-name="fr4" draw:name="Object74" text:anchor-type="as-char" svg:y="-0.2646in" svg:width="1.6965in" svg:height="0.4291in" draw:z-index="84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/text:p>
      <text:p text:style-name="P25"><text:span text:style-name="FormulaNumber"><text:span text:style-name="T98">(2.7.10)</text:span></text:span></text:p>
      <text:p text:style-name="P25"><text:span text:style-name="MathematicaFormatStandardForm"><text:span text:style-name="T39"/></text:span></text:p>
      <text:p text:style-name="P46"><text:span text:style-name="aaMathematica">rr[]:=RandomReal[{-4,4}]+RandomReal[{-4,4}]I</text:span></text:p>
      <text:p text:style-name="P46"><text:span text:style-name="aaMathematica">zeta[n_,s_,z_,k_]:=1+((z+1)/k-1) Sum[j^-s zeta[n/j,s,z,k+1],{j,2,n}]</text:span></text:p>
      <text:p text:style-name="P46"><text:span text:style-name="aaMathematica">Table[Chop[zeta[a=45,b=rr[],s+t I,1]-N[Sum[(s+t I)^k Residue[zeta[a,b,m,1]/(m^(k+1)),{m,0}],{k,0,50}]]],{s,-1.5,5},{t,1,4}]</text:span></text:p>
      <text:p text:style-name="P50"><text:span text:style-name="aaMathematica"><text:span text:style-name="T104"/></text:span></text:p>
      <text:p text:style-name="P2"><text:span text:style-name="MathematicaFormatStandardForm"><text:span text:style-name="T19"><text:s/></text:span></text:span><text:span text:style-name="MathematicaFormatStandardForm"><text:span text:style-name="T24">The limit of this as </text:span></text:span><text:span text:style-name="MathematicaFormatStandardForm"><text:span text:style-name="T51">n</text:span></text:span><text:span text:style-name="MathematicaFormatStandardForm"><text:span text:style-name="T24"> approaches infinity, </text:span></text:span><text:span text:style-name="MathematicaFormatStandardForm"><text:span text:style-name="T25">if</text:span></text:span><text:span text:style-name="MathematicaFormatStandardForm"><text:span text:style-name="T26"><draw:frame draw:style-name="fr2" draw:name="Object466" text:anchor-type="as-char" svg:y="-0.1244in" svg:width="0.5346in" svg:height="0.1591in" draw:z-index="85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text:span text:style-name="MathematicaFormatStandardForm"><text:span text:style-name="T26">,</text:span></text:span><text:span text:style-name="MathematicaFormatStandardForm"><text:span text:style-name="T24"> is</text:span></text:span></text:p>
      <text:p text:style-name="P41"><text:span text:style-name="MathematicaFormatStandardForm"><text:span text:style-name="T3"/></text:span></text:p>
      <text:p text:style-name="P42"><text:span text:style-name="MathematicaFormatStandardForm"><text:span text:style-name="T4"><draw:frame draw:style-name="fr2" draw:name="Object151" text:anchor-type="as-char" svg:y="-0.228in" svg:width="1.4398in" svg:height="0.3717in" draw:z-index="86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<text:p text:style-name="P25"><text:span text:style-name="FormulaNumber"><text:span text:style-name="T98">(2.7.11)</text:span></text:span></text:p>
      <text:p text:style-name="P41"><text:span text:style-name="MathematicaFormatStandardForm"><text:span text:style-name="T4"/></text:span></text:p>
      <text:p text:style-name="P46"><text:span text:style-name="aaMathematica"><text:span text:style-name="T71">Grid[Table[Chop[Zeta[s]^z-N[Sum[z^k Residue[Zeta[s]^m/(m^(k+1)),{m,0}],{k,0,50}]]],{s,2.,5.},{n,-1.5,8},{z,1,5}]]</text:span></text:span></text:p>
      <text:p text:style-name="P51"/>
      <text:p text:style-name="P2"><text:span text:style-name="MathematicaFormatStandardForm"><text:span text:style-name="T36">It generalizes to</text:span></text:span></text:p>
      <text:p text:style-name="P36"/>
      <text:p text:style-name="P23"><text:span text:style-name="MathematicaFormatStandardForm"><text:span text:style-name="T10"><draw:frame draw:style-name="fr4" draw:name="Object420" text:anchor-type="as-char" svg:y="-0.2646in" svg:width="1.3984in" svg:height="0.4291in" draw:z-index="87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<text:p text:style-name="P25"><text:span text:style-name="FormulaNumber"><text:span text:style-name="T98">(2.7.12)</text:span></text:span></text:p>
      <text:p text:style-name="P36"/>
      <text:p text:style-name="P36"/>
      <text:p text:style-name="P36"/>
      <text:p text:style-name="P45"><text:span text:style-name="aaSubSection_20_Title">2.</text:span><text:span text:style-name="aaSubSection_20_Title"><text:span text:style-name="T96">8</text:span></text:span><text:span text:style-name="aaSubSection_20_Title"> </text:span><text:span text:style-name="aaSubSection_20_Title"><text:span text:style-name="T110">Taking Advantage of</text:span></text:span><text:span text:style-name="aaSubSection_20_Title"><text:span text:style-name="T110"><draw:frame draw:style-name="fr1" draw:name="Object728" text:anchor-type="as-char" svg:y="-0.1244in" svg:width="0.402in" svg:height="0.1752in" draw:z-index="88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text:span text:style-name="aaSubSection_20_Title"><text:span text:style-name="T110">as a Multiplicative Function</text:span></text:span></text:p>
      <text:p text:style-name="P33"><text:span text:style-name="MathematicaFormatStandardForm"><text:span text:style-name="T40"/></text:span></text:p>
      <text:p text:style-name="P36"><text:span text:style-name="MathematicaFormatStandardForm"><text:span text:style-name="T7"><draw:frame draw:style-name="fr4" draw:name="Object421" text:anchor-type="as-char" svg:y="-0.1646in" svg:width="1.9882in" svg:height="0.2362in" draw:z-index="89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/text:p>
      <text:p text:style-name="P28"><text:span text:style-name="FormulaNumber">(2.8.1)</text:span></text:p>
      <text:p text:style-name="P2"><text:span text:style-name="MathematicaFormatStandardForm"><text:span text:style-name="T41"/></text:span></text:p>
      <text:p text:style-name="P2"><text:span text:style-name="MathematicaFormatStandardForm"><text:span text:style-name="T41">and</text:span></text:span></text:p>
      <text:p text:style-name="P2"><text:span text:style-name="MathematicaFormatStandardForm"><text:span text:style-name="T41"/></text:span></text:p>
      <text:p text:style-name="P37"><text:span text:style-name="MathematicaFormatStandardForm"><text:span text:style-name="T7"><draw:frame draw:style-name="fr4" draw:name="Object1" text:anchor-type="as-char" svg:y="-0.1646in" svg:width="1.5528in" svg:height="0.2362in" draw:z-index="103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/text:p>
      <text:p text:style-name="P28"><text:span text:style-name="FormulaNumber">(</text:span><text:span text:style-name="FormulaNumber"><text:span text:style-name="T111">2.8.2</text:span></text:span><text:span text:style-name="FormulaNumber">)</text:span></text:p>
      <text:p text:style-name="P28"><text:span text:style-name="MathematicaFormatStandardForm"><text:span text:style-name="T10"/></text:span></text:p>
      <text:p text:style-name="P46"><text:span text:style-name="aaMathematica">ri[]:=RandomInteger[{</text:span><text:span text:style-name="aaMathematica"><text:span text:style-name="T69">10</text:span></text:span><text:span text:style-name="aaMathematica">,</text:span><text:span text:style-name="aaMathematica"><text:span text:style-name="T99">10</text:span></text:span><text:span text:style-name="aaMathematica">0}]; rr[]:=RandomReal[{-</text:span><text:span text:style-name="aaMathematica"><text:span text:style-name="T99">4</text:span></text:span><text:span text:style-name="aaMathematica">,</text:span><text:span text:style-name="aaMathematica"><text:span text:style-name="T99">4</text:span></text:span><text:span text:style-name="aaMathematica">}]+RandomReal[{-</text:span><text:span text:style-name="aaMathematica"><text:span text:style-name="T99">4</text:span></text:span><text:span text:style-name="aaMathematica">,</text:span><text:span text:style-name="aaMathematica"><text:span text:style-name="T99">4</text:span></text:span><text:span text:style-name="aaMathematica">}]I</text:span></text:p>
      <text:p text:style-name="P46"><text:span text:style-name="aaMathematica"><text:span text:style-name="T90">dz[n_,z_]:=Product[(-1)^p[[2]] Binomial[-z,p[[2]]],</text:span></text:span><text:span text:style-name="aaMathematica"><text:span text:style-name="T71">{p,FI[n]}];FI[n_]:=FactorInteger[n];FI[1]:={}</text:span></text:span></text:p>
      <text:p text:style-name="P46"><text:span text:style-name="aaMathematica"><text:span text:style-name="T71">dzMul[ n_, z_, y_] := Sum[ dz[j,z] dz[ n/j,y],{j,Divisors[n]}]</text:span></text:span></text:p>
      <text:p text:style-name="P46"><text:span text:style-name="aaMathematica"><text:span text:style-name="T82">zeta</text:span></text:span><text:span text:style-name="aaMathematica"><text:span text:style-name="T83">[n_,s_,z_,k_]:=1+((z+1)/k-1) Sum[j^-s </text:span></text:span><text:span text:style-name="aaMathematica"><text:span text:style-name="T82">zeta</text:span></text:span><text:span text:style-name="aaMathematica"><text:span text:style-name="T83">[n/j,s,z,k+1],{j,2,n}]</text:span></text:span></text:p>
      <text:p text:style-name="P46"><text:span text:style-name="aaMathematica"><text:span text:style-name="T71">DzMul[ n_, z_, y_] := Sum[ (Dz[j,z,1]-Dz[j-1,z,1])Dz[ n/j, y, 1],{j,1,n}]</text:span></text:span></text:p>
      <text:p text:style-name="P46"><text:span text:style-name="aaMathematica"><text:span text:style-name="T91">[ MATHEMATICA ]</text:span></text:span></text:p>
      <text:p text:style-name="P2"><text:span text:style-name="MathematicaFormatStandardForm"><text:span text:style-name="T52"/></text:span></text:p>
      <text:p text:style-name="P2"><text:span text:style-name="MathematicaFormatStandardForm"><text:span text:style-name="T19"><text:s/></text:span></text:span><text:span text:style-name="MathematicaFormatStandardForm"><text:span text:style-name="T24">The limit of this as </text:span></text:span><text:span text:style-name="MathematicaFormatStandardForm"><text:span text:style-name="T51">n</text:span></text:span><text:span text:style-name="MathematicaFormatStandardForm"><text:span text:style-name="T24"> approaches infinity, </text:span></text:span><text:span text:style-name="MathematicaFormatStandardForm"><text:span text:style-name="T25">if</text:span></text:span><text:span text:style-name="MathematicaFormatStandardForm"><text:span text:style-name="T26"><draw:frame draw:style-name="fr2" draw:name="Object467" text:anchor-type="as-char" svg:y="-0.1244in" svg:width="0.5346in" svg:height="0.1591in" draw:z-index="90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text:span text:style-name="MathematicaFormatStandardForm"><text:span text:style-name="T26">,</text:span></text:span><text:span text:style-name="MathematicaFormatStandardForm"><text:span text:style-name="T24"> is</text:span></text:span></text:p>
      <text:p text:style-name="P2"><text:span text:style-name="MathematicaFormatStandardForm"><text:span text:style-name="T52"/></text:span></text:p>
      <text:p text:style-name="P7"><text:span text:style-name="MathematicaFormatStandardForm"><text:span text:style-name="T54"><draw:frame draw:style-name="fr2" draw:name="Object765" text:anchor-type="as-char" svg:y="-0.1437in" svg:width="1.2402in" svg:height="0.1783in" draw:z-index="91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/text:p>
      <text:p text:style-name="P28"><text:span text:style-name="FormulaNumber">(2.8.3)</text:span></text:p>
      <text:p text:style-name="P2"><text:span text:style-name="MathematicaFormatStandardForm"><text:span text:style-name="T54"/></text:span></text:p>
      <text:p text:style-name="P46"><text:span text:style-name="aaMathematica"><text:span text:style-name="T92"><text:s/></text:span></text:span><text:span text:style-name="aaMathematica"><text:span text:style-name="T71">{</text:span></text:span><text:span text:style-name="aaMathematica"><text:span text:style-name="T93">Zeta[s]</text:span></text:span><text:span text:style-name="aaMathematica"><text:span text:style-name="T71">^(x+y), </text:span></text:span><text:span text:style-name="aaMathematica"><text:span text:style-name="T93">Zeta[s]</text:span></text:span><text:span text:style-name="aaMathematica"><text:span text:style-name="T71">^x n^y}</text:span></text:span></text:p>
      <text:p text:style-name="P1"><text:span text:style-name="aaMathematica"><text:span text:style-name="T104"/></text:span></text:p>
      <text:p text:style-name="P2"><text:span text:style-name="MathematicaFormatStandardForm"><text:span text:style-name="T42">I</text:span></text:span><text:span text:style-name="MathematicaFormatStandardForm"><text:span text:style-name="T36">t generalizes to</text:span></text:span></text:p>
      <text:p text:style-name="P2"><text:span text:style-name="MathematicaFormatStandardForm"><text:span text:style-name="T36"/></text:span></text:p>
      <text:p text:style-name="P37"><text:span text:style-name="MathematicaFormatStandardForm"><text:span text:style-name="T7"><draw:frame draw:style-name="fr4" draw:name="Object2" text:anchor-type="as-char" svg:y="-0.1646in" svg:width="1.5425in" svg:height="0.2362in" draw:z-index="108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/text:p>
      <text:p text:style-name="P28"><text:span text:style-name="FormulaNumber">(2.8.4)</text:span></text:p>
      <text:p text:style-name="P2"><text:span text:style-name="MathematicaFormatStandardForm"><text:span text:style-name="T41"/></text:span></text:p>
      <text:p text:style-name="P2"><text:span text:style-name="MathematicaFormatStandardForm"><text:span text:style-name="T41">and</text:span></text:span></text:p>
      <text:p text:style-name="P2"><text:span text:style-name="MathematicaFormatStandardForm"><text:span text:style-name="T41"/></text:span></text:p>
      <text:p text:style-name="P37"><text:span text:style-name="MathematicaFormatStandardForm"><text:span text:style-name="T7"><draw:frame draw:style-name="fr4" draw:name="Object3" text:anchor-type="as-char" svg:y="-0.1646in" svg:width="1.1063in" svg:height="0.2362in" draw:z-index="104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/text:p>
      <text:p text:style-name="P28"><text:soft-page-break/><text:span text:style-name="FormulaNumber">(2.8.5)</text:span></text:p>
      <text:p text:style-name="P1"><text:span text:style-name="aaMathematica"><text:span text:style-name="T104"/></text:span></text:p>
      <text:p text:style-name="P36"/>
      <text:p text:style-name="P45"><text:span text:style-name="aaSubSection_20_Title">2.</text:span><text:span text:style-name="aaSubSection_20_Title"><text:span text:style-name="T112">9</text:span></text:span><text:span text:style-name="aaSubSection_20_Title"> </text:span><text:span text:style-name="aaSubSection_20_Title"><text:span text:style-name="T110">Taking Advantage of</text:span></text:span><text:span text:style-name="aaSubSection_20_Title"><text:span text:style-name="T110"><draw:frame draw:style-name="fr1" draw:name="Object522" text:anchor-type="as-char" svg:y="-0.1244in" svg:width="0.402in" svg:height="0.1752in" draw:z-index="105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span><text:span text:style-name="aaSubSection_20_Title"><text:span text:style-name="T110">as a Multiplicative Function</text:span></text:span></text:p>
      <text:p text:style-name="P7"><text:span text:style-name="aaMathematica"><text:span text:style-name="T104"/></text:span></text:p>
      <text:p text:style-name="P2"><text:span text:style-name="MathematicaFormatStandardForm"><text:span text:style-name="T43"><text:tab/>Taking a break from power series parallels, </text:span></text:span><text:span text:style-name="MathematicaFormatStandardForm"><text:span text:style-name="T46">IF </text:span></text:span><text:span text:style-name="MathematicaFormatStandardForm"><text:span text:style-name="T60">a</text:span></text:span><text:span text:style-name="MathematicaFormatStandardForm"><text:span text:style-name="T46"> and </text:span></text:span><text:span text:style-name="MathematicaFormatStandardForm"><text:span text:style-name="T60">b</text:span></text:span><text:span text:style-name="MathematicaFormatStandardForm"><text:span text:style-name="T46"> are coprime,</text:span></text:span></text:p>
      <text:p text:style-name="P2"><text:span text:style-name="MathematicaFormatStandardForm"><text:span text:style-name="T54"/></text:span></text:p>
      <text:p text:style-name="P7"><text:span text:style-name="MathematicaFormatStandardForm"><text:span text:style-name="T12"><draw:frame draw:style-name="fr1" draw:name="Object762" text:anchor-type="as-char" svg:y="-0.1437in" svg:width="2.0382in" svg:height="0.1945in" draw:z-index="106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/text:p>
      <text:p text:style-name="P28"><text:span text:style-name="FormulaNumber">(2.9.1)</text:span></text:p>
      <text:p text:style-name="P33"><text:span text:style-name="MathematicaFormatStandardForm"><text:span text:style-name="T40"/></text:span></text:p>
      <text:p text:style-name="P8"><text:span text:style-name="MathematicaFormatStandardForm"><text:span text:style-name="T65"><draw:frame draw:style-name="fr4" draw:name="Object5" text:anchor-type="as-char" svg:y="-0.3591in" svg:width="4.3472in" svg:height="0.5201in" draw:z-index="107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span></text:p>
      <text:p text:style-name="P33"><text:span text:style-name="MathematicaFormatStandardForm"><text:span text:style-name="T40"/></text:span></text:p>
      <text:p text:style-name="P3"><text:span text:style-name="MathematicaFormatStandardForm"><text:span text:style-name="T19"><text:s/></text:span></text:span><text:span text:style-name="MathematicaFormatStandardForm"><text:span text:style-name="T24">The limit of this as </text:span></text:span><text:span text:style-name="MathematicaFormatStandardForm"><text:span text:style-name="T51">n</text:span></text:span><text:span text:style-name="MathematicaFormatStandardForm"><text:span text:style-name="T24"> approaches infinity, </text:span></text:span><text:span text:style-name="MathematicaFormatStandardForm"><text:span text:style-name="T25">if</text:span></text:span><text:span text:style-name="MathematicaFormatStandardForm"><text:span text:style-name="T26"><draw:frame draw:style-name="fr2" draw:name="Object6" text:anchor-type="as-char" svg:y="-0.1244in" svg:width="0.5346in" svg:height="0.1591in" draw:z-index="109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span><text:span text:style-name="MathematicaFormatStandardForm"><text:span text:style-name="T26">,</text:span></text:span><text:span text:style-name="MathematicaFormatStandardForm"><text:span text:style-name="T24"> is</text:span></text:span></text:p>
      <text:p text:style-name="P18"><text:span text:style-name="MathematicaFormatStandardForm"><text:span text:style-name="T59"/></text:span></text:p>
      <text:p text:style-name="P20"><text:span text:style-name="MathematicaFormatStandardForm"><text:span text:style-name="T49"><draw:frame draw:style-name="fr2" draw:name="Object226" text:anchor-type="as-char" svg:y="-0.1839in" svg:width="2.3811in" svg:height="0.3252in" draw:z-index="110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span></text:p>
      <text:p text:style-name="P29"><text:span text:style-name="FormulaNumber">(</text:span><text:span text:style-name="FormulaNumber"><text:span text:style-name="T102">2.9.3</text:span></text:span><text:span text:style-name="FormulaNumber">)</text:span></text:p>
      <text:p text:style-name="P18"><text:span text:style-name="MathematicaFormatStandardForm"><text:span text:style-name="T49"/></text:span></text:p>
      <text:p text:style-name="P47"><text:span text:style-name="aaMathematica"><text:span text:style-name="T71">{Zeta[s],Product[ Sum[Prime[j]^(-s a),{a,0,Infinity}],{j,1,Infinity}]}</text:span></text:span></text:p>
      <text:p text:style-name="P18"><text:span text:style-name="MathematicaFormatStandardForm"><text:span text:style-name="T52"/></text:span></text:p>
      <text:p text:style-name="P4"><text:span text:style-name="MathematicaFormatStandardForm"><text:span text:style-name="T12"/></text:span></text:p>
      <text:p text:style-name="P8"><text:span text:style-name="MathematicaFormatStandardForm"><text:span text:style-name="T12"><draw:frame draw:style-name="fr4" draw:name="Object4" text:anchor-type="as-char" svg:y="-0.3382in" svg:width="5.4827in" svg:height="0.5201in" draw:z-index="111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/text:p>
      <text:p text:style-name="P28"><text:span text:style-name="FormulaNumber">(</text:span><text:span text:style-name="FormulaNumber"><text:span text:style-name="T102">2.9.2</text:span></text:span><text:span text:style-name="FormulaNumber">)</text:span></text:p>
      <text:p text:style-name="P28"><text:span text:style-name="FormulaNumber"/></text:p>
      <text:p text:style-name="P46"><text:span text:style-name="aaMathematica">FI[n_]:=FactorInteger[n];FI[1]:={}</text:span></text:p>
      <text:p text:style-name="P46"><text:span text:style-name="aaMathematica">dz[n_,z_,s_]:=n^-s Product[(-1)^p[[2]] Binomial[-z,p[[2]]],{p,FI[n]}]</text:span></text:p>
      <text:p text:style-name="P46"><text:span text:style-name="aaMathematica"><text:span text:style-name="T82">zeta</text:span></text:span><text:span text:style-name="aaMathematica"><text:span text:style-name="T83">[n_,s_,z_,k_]:=1+((z+1)/k-1) Sum[j^-s </text:span></text:span><text:span text:style-name="aaMathematica"><text:span text:style-name="T82">zeta</text:span></text:span><text:span text:style-name="aaMathematica"><text:span text:style-name="T83">[n/j,s,z,k+1],{j,2,n}]</text:span></text:span></text:p>
      <text:p text:style-name="P46"><text:span text:style-name="aaMathematica">(* Note that because this is truncated, it stops working for any n &gt; 36. *)</text:span></text:p>
      <text:p text:style-name="P46"><text:span text:style-name="aaMathematica"><text:span text:style-name="T113">zetaalt</text:span></text:span><text:span text:style-name="aaMathematica">[ n_, </text:span><text:span text:style-name="aaMathematica"><text:span text:style-name="T113">s_,</text:span></text:span><text:span text:style-name="aaMathematica">z_] := Sum[ dz[2^a,z,s]dz[3^b,z,s]dz[5^c,z,s]dz[7^d,z,s]dz[11^e,z,s]dz[13^f,z,s]dz[17^g,z,s]dz[19^h,z,s]dz[23^i,z,s]dz[29^j,z,s]dz[31^k,z,s],{a,0,Log[2,n]},{b,0,Log[3,n/(2^a)]},{c,0,Log[5,n/(2^a 3^b)]},{d,0,Log[7,n/(2^a 3^b 5^c)]},{e,0,Log[11,n/(2^a 3^b 5^c 7^d)]},{f,0,Log[13,n/(2^a 3^b 5^c 7^d 11^e)]},{g,0,Log[17,n/(2^a 3^b 5^c 7^d 11^e 13^f)]},{h,0,Log[19,n/(2^a 3^b 5^c 7^d 11^e 13^f 17^g)]},{i,0,Log[23,n/(2^a 3^b 5^c 7^d 11^e 13^f 17^g 19^h)]},{j,0,Log[29,n/(2^a 3^b 5^c 7^d 11^e 13^f 17^g 19^h 23^i)]},{k,0,Log[31,n/(2^a 3^b 5^c 7^d 11^e 13^f 17^g 19^h 23^i 29^j)]}]</text:span></text:p>
      <text:p text:style-name="P43"><text:span text:style-name="aaMathematica"><text:span text:style-name="T94">MATHEMATICA</text:span></text:span></text:p>
      <text:p text:style-name="P17"><text:span text:style-name="MathematicaFormatStandardForm"><text:span text:style-name="T59"/></text:span></text:p>
      <text:p text:style-name="P5"><text:span text:style-name="MathematicaFormatStandardForm"><text:span text:style-name="T19"><text:s/></text:span></text:span><text:span text:style-name="MathematicaFormatStandardForm"><text:span text:style-name="T24">The limit of this as </text:span></text:span><text:span text:style-name="MathematicaFormatStandardForm"><text:span text:style-name="T51">n</text:span></text:span><text:span text:style-name="MathematicaFormatStandardForm"><text:span text:style-name="T24"> approaches infinity, </text:span></text:span><text:span text:style-name="MathematicaFormatStandardForm"><text:span text:style-name="T25">if</text:span></text:span><text:span text:style-name="MathematicaFormatStandardForm"><text:span text:style-name="T26"><draw:frame draw:style-name="fr2" draw:name="Object7" text:anchor-type="as-char" svg:y="-0.1244in" svg:width="0.5346in" svg:height="0.1591in" draw:z-index="112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text:span text:style-name="MathematicaFormatStandardForm"><text:span text:style-name="T26">,</text:span></text:span><text:span text:style-name="MathematicaFormatStandardForm"><text:span text:style-name="T24"> is</text:span></text:span></text:p>
      <text:p text:style-name="P17"><text:span text:style-name="MathematicaFormatStandardForm"><text:span text:style-name="T49"/></text:span></text:p>
      <text:p text:style-name="P21"><text:span text:style-name="MathematicaFormatStandardForm"><text:span text:style-name="T49"><draw:frame draw:style-name="fr2" draw:name="Object8" text:anchor-type="as-char" svg:y="-0.2228in" svg:width="3.5453in" svg:height="0.3638in" draw:z-index="113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/text:p>
      <text:p text:style-name="P7"><text:span text:style-name="MathematicaFormatStandardForm"><text:span text:style-name="T12"/></text:span></text:p>
      <text:p text:style-name="P28"><text:span text:style-name="FormulaNumber">(</text:span><text:span text:style-name="FormulaNumber"><text:span text:style-name="T102">2.9.4</text:span></text:span><text:span text:style-name="FormulaNumber">)</text:span></text:p>
      <text:p text:style-name="P17"><text:span text:style-name="MathematicaFormatStandardForm"><text:span text:style-name="T49"/></text:span></text:p>
      <text:p text:style-name="P46"><text:span text:style-name="aaMathematica"><text:span text:style-name="T71">Table[ Chop[N[Zeta[s]]^z - N[Product[ (Sum[Prime[j]^(-s a ),{a,0,Infinity}])^z,{j,1,400}]]],{s,3,8}]</text:span></text:span></text:p>
      <text:p text:style-name="P22"><text:span text:style-name="aaMathematica"><text:span text:style-name="T104"/></text:span></text:p>
      <text:p text:style-name="P7"><text:span text:style-name="MathematicaFormatStandardForm"><text:span text:style-name="T12"><draw:frame draw:style-name="fr1" draw:name="Object621" text:anchor-type="as-char" svg:y="-0.1437in" svg:width="1.5917in" svg:height="0.1945in" draw:z-index="114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span><text:span text:style-name="MathematicaFormatStandardForm"><text:span text:style-name="T44">when</text:span></text:span><text:span text:style-name="MathematicaFormatStandardForm"><text:span text:style-name="T12"><draw:frame draw:style-name="fr1" draw:name="Object622" text:anchor-type="as-char" svg:y="-0.1244in" svg:width="0.5874in" svg:height="0.1591in" draw:z-index="115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span></text:p>
      <text:p text:style-name="P7"/>
      <text:p text:style-name="P9"><text:span text:style-name="MathematicaFormatStandardForm"><text:span text:style-name="T12"><draw:frame draw:style-name="fr4" draw:name="Object9" text:anchor-type="as-char" svg:y="-0.3591in" svg:width="5.1583in" svg:height="0.5201in" draw:z-index="92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/text:p>
      <text:p text:style-name="P28"><text:span text:style-name="FormulaNumber">(2.9.5)</text:span></text:p>
      <text:p text:style-name="P36"/>
      <text:p text:style-name="P45"><text:span text:style-name="aaSubSection_20_Title">2.</text:span><text:span text:style-name="aaSubSection_20_Title"><text:span text:style-name="T96">10</text:span></text:span><text:span text:style-name="aaSubSection_20_Title"> </text:span><text:span text:style-name="aaSubSection_20_Title"><text:span text:style-name="T110">Taking Advantage of</text:span></text:span><text:span text:style-name="aaSubSection_20_Title"><text:span text:style-name="T110"><draw:frame draw:style-name="fr1" draw:name="Object619" text:anchor-type="as-char" svg:y="-0.1244in" svg:width="0.402in" svg:height="0.1752in" draw:z-index="93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text:span text:style-name="aaSubSection_20_Title"><text:span text:style-name="T110">as a Multiplicative Function</text:span></text:span></text:p>
      <text:p text:style-name="P7"><text:soft-page-break/><text:span text:style-name="aaMathematica"><text:span text:style-name="T1"/></text:span></text:p>
      <text:p text:style-name="P7"><text:span text:style-name="MathematicaFormatStandardForm"><text:span text:style-name="T65"/></text:span></text:p>
      <text:p text:style-name="P13"><text:span text:style-name="MathematicaFormatStandardForm"><text:span text:style-name="T26"><draw:frame draw:style-name="fr2" draw:name="Object12" text:anchor-type="as-char" svg:y="-0.3772in" svg:width="4.8311in" svg:height="0.7047in" draw:z-index="94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span></text:p>
      <text:p text:style-name="P28"><text:span text:style-name="FormulaNumber">(</text:span><text:span text:style-name="FormulaNumber"><text:span text:style-name="T102">2.10.1</text:span></text:span><text:span text:style-name="FormulaNumber">)</text:span></text:p>
      <text:p text:style-name="P28"><text:span text:style-name="MathematicaFormatStandardForm"><text:span text:style-name="T45"/></text:span></text:p>
      <text:p text:style-name="P46"><text:span text:style-name="aaMathematica">ri[]:=RandomInteger[{</text:span><text:span text:style-name="aaMathematica"><text:span text:style-name="T69">10</text:span></text:span><text:span text:style-name="aaMathematica">,</text:span><text:span text:style-name="aaMathematica"><text:span text:style-name="T99">10</text:span></text:span><text:span text:style-name="aaMathematica">0}]; rr[]:=RandomReal[{-</text:span><text:span text:style-name="aaMathematica"><text:span text:style-name="T99">4</text:span></text:span><text:span text:style-name="aaMathematica">,</text:span><text:span text:style-name="aaMathematica"><text:span text:style-name="T99">4</text:span></text:span><text:span text:style-name="aaMathematica">}]+RandomReal[{-</text:span><text:span text:style-name="aaMathematica"><text:span text:style-name="T99">4</text:span></text:span><text:span text:style-name="aaMathematica">,</text:span><text:span text:style-name="aaMathematica"><text:span text:style-name="T99">4</text:span></text:span><text:span text:style-name="aaMathematica">}]I</text:span></text:p>
      <text:p text:style-name="P46"><text:span text:style-name="aaMathematica"><text:span text:style-name="T82">zeta</text:span></text:span><text:span text:style-name="aaMathematica"><text:span text:style-name="T83">[n_,s_,z_,k_]:=1+((z+1)/k-1) Sum[j^-s </text:span></text:span><text:span text:style-name="aaMathematica"><text:span text:style-name="T82">zeta</text:span></text:span><text:span text:style-name="aaMathematica"><text:span text:style-name="T83">[n/j,s,z,k+1],{j,2,n}]</text:span></text:span></text:p>
      <text:p text:style-name="P46"><text:span text:style-name="aaMathematica"><text:span text:style-name="T71">F[n_, i_,z_] := If[ Prime[i] &gt; n, 1, Sum[ (-1)^a Binomial[ -z, a] F[ n/Prime[i]^a, i+1,z],{a,0,Log[Prime[i],n]}]]</text:span></text:span></text:p>
      <text:p text:style-name="P46"><text:span text:style-name="aaMathematica"><text:span text:style-name="T71">Grid[Table[Chop[Dz[a=143,s+t I,1]-F[a,1, s+t I]],{s,-1.5,4,.7},{t,-1.1,4,.7}]]</text:span></text:span></text:p>
      <text:p text:style-name="P1"><text:span text:style-name="MathematicaFormatStandardForm"><text:span text:style-name="T12"/></text:span></text:p>
      <text:p text:style-name="P1"><text:span text:style-name="MathematicaFormatStandardForm"><text:span text:style-name="T12"/></text:span></text:p>
      <text:p text:style-name="P13"><text:span text:style-name="MathematicaFormatStandardForm"><text:span text:style-name="T26"><draw:frame draw:style-name="fr2" draw:name="Object222" text:anchor-type="as-char" svg:y="-0.3047in" svg:width="5.4453in" svg:height="0.5602in" draw:z-index="95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span></text:p>
      <text:p text:style-name="P28"><text:span text:style-name="FormulaNumber">(</text:span><text:span text:style-name="FormulaNumber"><text:span text:style-name="T102">2.10.2</text:span></text:span><text:span text:style-name="FormulaNumber">)</text:span></text:p>
      <text:p text:style-name="P28"><text:span text:style-name="MathematicaFormatStandardForm"><text:span text:style-name="T10"/></text:span></text:p>
      <text:p text:style-name="P48"><text:span text:style-name="aaMathematica">ri[]:=RandomInteger[{</text:span><text:span text:style-name="aaMathematica"><text:span text:style-name="T69">10</text:span></text:span><text:span text:style-name="aaMathematica">,</text:span><text:span text:style-name="aaMathematica"><text:span text:style-name="T99">10</text:span></text:span><text:span text:style-name="aaMathematica">0}]; rr[]:=RandomReal[{-</text:span><text:span text:style-name="aaMathematica"><text:span text:style-name="T99">4</text:span></text:span><text:span text:style-name="aaMathematica">,</text:span><text:span text:style-name="aaMathematica"><text:span text:style-name="T99">4</text:span></text:span><text:span text:style-name="aaMathematica">}]+RandomReal[{-</text:span><text:span text:style-name="aaMathematica"><text:span text:style-name="T99">4</text:span></text:span><text:span text:style-name="aaMathematica">,</text:span><text:span text:style-name="aaMathematica"><text:span text:style-name="T99">4</text:span></text:span><text:span text:style-name="aaMathematica">}]I</text:span></text:p>
      <text:p text:style-name="P48"><text:span text:style-name="aaMathematica"><text:span text:style-name="T82">zeta</text:span></text:span><text:span text:style-name="aaMathematica"><text:span text:style-name="T83">[n_,s_,z_,k_]:=1+((z+1)/k-1) Sum[j^-s </text:span></text:span><text:span text:style-name="aaMathematica"><text:span text:style-name="T82">zeta</text:span></text:span><text:span text:style-name="aaMathematica"><text:span text:style-name="T83">[n/j,s,z,k+1],{j,2,n}]</text:span></text:span></text:p>
      <text:p text:style-name="P48"><text:span text:style-name="aaMathematica"><text:span text:style-name="T71">F[n_, i_, k_, z_] := If[ Prime[i] &gt; n || n&lt;=1,1,(1+ (z-1)/k)F[ n/Prime[i],i,k+1, z] + F[n, i+1,1,z]]</text:span></text:span></text:p>
      <text:p text:style-name="P49"><text:span text:style-name="aaMathematica"><text:span text:style-name="T71">Grid[Table[Chop[Dz[a=143,s+t I,1]-F[a,1, 1,s+t I]],{s,-1.5,4,.7},{t,-1.1,4,.7}]]</text:span></text:span></text:p>
      <text:p text:style-name="P28"><text:span text:style-name="MathematicaFormatStandardForm"><text:span text:style-name="T10"/></text:span></text:p>
      <text:p text:style-name="P6"><text:span text:style-name="MathematicaFormatStandardForm"><text:span text:style-name="T47"/></text:span></text:p>
      <text:p text:style-name="P6"><text:span text:style-name="MathematicaFormatStandardForm"><text:span text:style-name="T47">More generally, if f(n) is multiplicative,</text:span></text:span></text:p>
      <text:p text:style-name="P6"><text:span text:style-name="MathematicaFormatStandardForm"><text:span text:style-name="T12"/></text:span></text:p>
      <text:p text:style-name="P14"><text:span text:style-name="MathematicaFormatStandardForm"><text:span text:style-name="T26"><draw:frame draw:style-name="fr2" draw:name="Object13" text:anchor-type="as-char" svg:y="-0.3665in" svg:width="4.6161in" svg:height="0.6835in" draw:z-index="96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span></text:p>
      <text:p text:style-name="P10"><text:span text:style-name="MathematicaFormatStandardForm"><text:span text:style-name="T10"/></text:span></text:p>
      <text:p text:style-name="P10"><text:span text:style-name="MathematicaFormatStandardForm"><text:span text:style-name="T10">…</text:span></text:span></text:p>
      <text:p text:style-name="P10"><text:span text:style-name="MathematicaFormatStandardForm"><text:span text:style-name="T10"/></text:span></text:p>
      <text:p text:style-name="P14"><text:span text:style-name="MathematicaFormatStandardForm"><text:span text:style-name="T26"><draw:frame draw:style-name="fr2" draw:name="Object15" text:anchor-type="as-char" svg:y="-0.3047in" svg:width="5.2484in" svg:height="0.5602in" draw:z-index="97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Pescadero" svg:font-family="Pescadero" style:font-adornments="Bold" style:font-family-generic="roman" style:font-pitch="variable"/>
    <style:font-face style:name="Pescadero1" svg:font-family="Pescadero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ell Gothic Std Black" svg:font-family="'Bell Gothic Std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thematica1Mono" svg:font-family="Mathematica1Mono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aBigTitle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etter-spacing="normal" fo:font-style="normal" fo:text-shadow="none" style:text-underline-style="none" fo:font-weight="bold" officeooo:rsid="00048e56" style:font-name-asian="Courier New" style:font-family-asian="'Courier New'" style:font-family-generic-asian="modern" style:font-pitch-asian="fixed" style:font-size-asian="10.5pt" style:font-style-asian="normal" style:font-weight-asian="bold" style:font-name-complex="Courier New" style:font-family-complex="'Courier New'" style:font-family-generic-complex="modern" style:font-pitch-complex="fixed" style:font-size-complex="10.5pt" style:font-style-complex="normal" style:font-weight-complex="bold"/>
    </style:style>
    <style:style style:name="aaSubsection_20_Title" style:display-name="aaSubsection Title" style:family="paragraph" style:parent-style-name="Standard">
      <style:graphic-properties draw:fill="solid" draw:fill-color="#cfe7e5" draw:opacity="100%"/>
      <style:paragraph-properties fo:text-align="center" style:justify-single-word="false" fo:background-color="#cfe7e5" fo:padding="0.0201in" fo:border="0.06pt solid #000000" style:shadow="none" style:text-autospace="none">
        <style:tab-stops/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etter-spacing="normal" fo:font-style="normal" fo:text-shadow="none" style:text-underline-style="none" fo:font-weight="bold" officeooo:rsid="02426e85" style:font-name-asian="Courier New" style:font-family-asian="'Courier New'" style:font-family-generic-asian="modern" style:font-pitch-asian="fixed" style:font-size-asian="12pt" style:font-style-asian="normal" style:font-weight-asian="bold" style:font-name-complex="Courier New" style:font-family-complex="'Courier New'" style:font-family-generic-complex="modern" style:font-pitch-complex="fixed" style:font-size-complex="12pt" style:font-style-complex="normal" style:font-weight-complex="bold"/>
    </style:style>
    <style:style style:name="aaMathematicaCellInput" style:family="paragraph" style:default-outline-level="">
      <style:graphic-properties draw:fill="solid" draw:fill-color="#e6e6e6" draw:opacity="100%"/>
      <style:paragraph-properties fo:text-align="start" style:justify-single-word="false" fo:orphans="2" fo:widows="2" fo:background-color="#e6e6e6" fo:padding="0.0201in" fo:border="0.06pt solid #000000" style:shadow="none" style:writing-mode="lr-tb">
        <style:tab-stops>
          <style:tab-stop style:position="0.2in"/>
        </style:tab-stops>
      </style:paragraph-properties>
      <style:text-properties style:text-outline="false" style:text-line-through-style="none" style:text-line-through-type="none" style:font-name="Gentium Basic" fo:font-family="'Gentium Basic'" style:font-style-name="Regular" style:font-pitch="variable" fo:font-size="6pt" fo:letter-spacing="normal" fo:font-style="normal" fo:text-shadow="none" style:text-underline-style="none" fo:font-weight="normal" style:font-size-asian="12pt" style:font-style-asian="normal" style:font-weight-asian="bold"/>
    </style:style>
    <style:style style:name="MathematicaCellInheritFromParen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fo:font-size="12pt" fo:letter-spacing="normal" fo:font-style="normal" fo:text-shadow="none" style:text-underline-style="none" fo:font-weight="normal" style:font-name-asian="Mathematica1Mono" style:font-family-asian="Mathematica1Mono" style:font-family-generic-asian="system" style:font-pitch-asian="variable" style:font-size-asian="12pt" style:font-style-asian="normal" style:font-weight-asian="normal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10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aaBigTitle" style:family="text" style:parent-style-name="MathematicaFormatStandardForm"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8pt" fo:letter-spacing="normal" fo:font-style="normal" fo:text-shadow="none" style:text-underline-style="none" fo:font-weight="normal" officeooo:rsid="0013b92d" style:font-name-asian="Courier New" style:font-family-asian="'Courier New'" style:font-family-generic-asian="modern" style:font-pitch-asian="fixed" style:font-size-asian="18pt" style:font-style-asian="normal" style:font-weight-asian="normal" style:font-name-complex="Courier New" style:font-family-complex="'Courier New'" style:font-family-generic-complex="modern" style:font-pitch-complex="fixed" style:font-size-complex="18pt" style:font-style-complex="normal" style:font-weight-complex="normal"/>
    </style:style>
    <style:style style:name="aaSubSection_20_Title" style:display-name="aaSubSection Title" style:family="text">
      <style:text-properties fo:color="#000000" style:text-outline="false" style:text-line-through-style="none" style:text-line-through-type="none" style:font-name="Pescadero" fo:font-family="Pescadero" style:font-style-name="Bold" style:font-family-generic="roman" style:font-pitch="variable" fo:font-size="12pt" fo:letter-spacing="normal" fo:font-style="normal" fo:text-shadow="none" style:text-underline-style="none" fo:font-weight="bold" style:font-name-asian="Courier" style:font-family-asian="Courier" style:font-family-generic-asian="modern" style:font-pitch-asian="fixed" style:font-size-asian="12pt" style:font-style-asian="normal" style:font-weight-asian="bold" style:font-name-complex="Courier" style:font-family-complex="Courier" style:font-family-generic-complex="modern" style:font-pitch-complex="fixed" style:font-size-complex="12pt" style:font-style-complex="normal" style:font-weight-complex="bold"/>
    </style:style>
    <style:style style:name="FormulaNumber" style:family="text">
      <style:text-properties fo:color="#4c4c4c" style:font-name="Pescadero1" fo:font-family="Pescadero" style:font-style-name="Regular" style:font-family-generic="roman" style:font-pitch="variable" fo:font-size="6pt" fo:font-style="normal" fo:font-weight="normal" fo:background-color="transparent" style:font-name-asian="Courier" style:font-family-asian="Courier" style:font-family-generic-asian="modern" style:font-pitch-asian="fixed" style:font-size-asian="6pt" style:font-style-asian="normal" style:font-weight-asian="normal" style:font-name-complex="Courier" style:font-family-complex="Courier" style:font-family-generic-complex="modern" style:font-pitch-complex="fixed" style:font-size-complex="6pt" style:font-style-complex="normal" style:font-weight-complex="norm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22:05:31.004000000</meta:creation-date>
    <dc:date>2015-11-27T15:52:03.555000000</dc:date>
    <meta:editing-duration>P4DT11H11M42S</meta:editing-duration>
    <meta:editing-cycles>49</meta:editing-cycles>
    <meta:generator>LibreOffice/5.0.0.5$Windows_x86 LibreOffice_project/1b1a90865e348b492231e1c451437d7a15bb262b</meta:generator>
    <meta:document-statistic meta:table-count="0" meta:image-count="0" meta:object-count="116" meta:page-count="11" meta:paragraph-count="298" meta:word-count="1607" meta:character-count="12872" meta:non-whitespace-character-count="11445"/>
  </office:meta>
</office:document-meta>
</file>

<file path=Object 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10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</annotation>
  </semantics>
</math>
</file>

<file path=Object 100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n)</annotation>
  </semantics>
</math>
</file>

<file path=Object 101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stretchy="false">∇</mo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a</mi>
        </msub>
        <mo stretchy="false">⋅</mo>
        <msub>
          <mrow>
            <mo fence="true" stretchy="false">[</mo>
            <mrow>
              <mrow>
                <mo stretchy="false">∇</mo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b</mi>
        </msub>
      </mrow>
      <mo stretchy="false">=</mo>
      <msub>
        <mrow>
          <mo fence="true" stretchy="false">[</mo>
          <mrow>
            <mrow>
              <mo stretchy="false">∇</mo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row>
          <mi>a</mi>
          <mo stretchy="false">⋅</mo>
          <mi>b</mi>
        </mrow>
      </msub>
    </mrow>
    <annotation encoding="StarMath 5.0">[nabla %zeta(s)^z]_a cdot [nabla %zeta(s)^z]_b = [nabla %zeta(s)^z]_{ a cdot b}</annotation>
  </semantics>
</math>
</file>

<file path=Object 102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103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 mathvariant="normal">∞</mi>
            </munderover>
            <msup>
              <mn>2</mn>
              <mrow>
                <mrow>
                  <mo stretchy="false">−</mo>
                  <mi>a</mi>
                </mrow>
                <mi>s</mi>
              </mrow>
            </msup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i mathvariant="normal">∞</mi>
            </munderover>
            <msup>
              <mn>3</mn>
              <mrow>
                <mrow>
                  <mo stretchy="false">−</mo>
                  <mi>b</mi>
                </mrow>
                <mi>s</mi>
              </mrow>
            </msup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i mathvariant="normal">∞</mi>
            </munderover>
            <msup>
              <mn>5</mn>
              <mrow>
                <mrow>
                  <mo stretchy="false">−</mo>
                  <mi>c</mi>
                </mrow>
                <mi>s</mi>
              </mrow>
            </msup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i mathvariant="normal">∞</mi>
            </munderover>
            <msup>
              <mn>7</mn>
              <mrow>
                <mrow>
                  <mo stretchy="false">−</mo>
                  <mi>d</mi>
                </mrow>
                <mi>s</mi>
              </mrow>
            </msup>
          </mrow>
          <mo stretchy="false">⋅</mo>
          <mn>...</mn>
        </mrow>
      </mrow>
    </mrow>
    <annotation encoding="StarMath 5.0">%zeta(s) = 

sum from a=0 to infinity 2^{ -a s } cdot

sum from b= 0 to infinity 3^{ -b s } cdot

sum from c= 0 to infinity 5^{ -c s } cdot

sum from d= 0 to infinity 7^{ -d s } cdot
...

</annotation>
  </semantics>
</math>
</file>

<file path=Object 104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sup>
                <mi>f</mi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sub>
              <mrow>
                <mo fence="true" stretchy="false">[</mo>
                <mrow>
                  <mrow>
                    <mo stretchy="false">∇</mo>
                    <msup>
                      <mi>f</mi>
                      <mi>z</mi>
                    </msup>
                  </mrow>
                </mrow>
                <mo fence="true" stretchy="false">]</mo>
              </mrow>
              <msup>
                <mn>2</mn>
                <mi>a</mi>
              </msup>
            </msub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sub>
              <mrow>
                <mo fence="true" stretchy="false">[</mo>
                <mrow>
                  <mrow>
                    <mo stretchy="false">∇</mo>
                    <msup>
                      <mi>f</mi>
                      <mi>z</mi>
                    </msup>
                  </mrow>
                </mrow>
                <mo fence="true" stretchy="false">]</mo>
              </mrow>
              <msup>
                <mn>3</mn>
                <mi>b</mi>
              </msup>
            </msub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sub>
              <mrow>
                <mo fence="true" stretchy="false">[</mo>
                <mrow>
                  <mrow>
                    <mo stretchy="false">∇</mo>
                    <msup>
                      <mi>f</mi>
                      <mi>z</mi>
                    </msup>
                  </mrow>
                </mrow>
                <mo fence="true" stretchy="false">]</mo>
              </mrow>
              <msup>
                <mn>5</mn>
                <mi>c</mi>
              </msup>
            </msub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sub>
              <mrow>
                <mo fence="true" stretchy="false">[</mo>
                <mrow>
                  <mrow>
                    <mo stretchy="false">∇</mo>
                    <msup>
                      <mi>f</mi>
                      <mi>z</mi>
                    </msup>
                  </mrow>
                </mrow>
                <mo fence="true" stretchy="false">]</mo>
              </mrow>
              <msup>
                <mn>7</mn>
                <mi>d</mi>
              </msup>
            </msub>
          </mrow>
          <mo stretchy="false">⋅</mo>
          <mn>...</mn>
        </mrow>
      </mrow>
    </mrow>
    <annotation encoding="StarMath 5.0">""[f^z]_n = 

sum from a=0 to {{{log n} over {log 2}}} [nabla f^z]_{2^a} cdot

sum from b= 0 to {{log n - a log 2} over {log 3}}[nabla f^z]_{3^b}cdot

sum from c= 0 to {{log n - a log 2 - b log 3}over{log 5}}[nabla f^z]_{5^c}cdot

sum from d= 0 to {{log n - a log 2 - b log 3 - c log 5}over{log 7}}[nabla f^z]_{7^d}cdot
...

</annotation>
  </semantics>
</math>
</file>

<file path=Object 10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stretchy="false">∇</mo>
                <msup>
                  <mi>f</mi>
                  <mi>z</mi>
                </msup>
              </mrow>
            </mrow>
            <mo fence="true" stretchy="false">]</mo>
          </mrow>
          <mi>a</mi>
        </msub>
        <mo stretchy="false">⋅</mo>
        <msub>
          <mrow>
            <mo fence="true" stretchy="false">[</mo>
            <mrow>
              <mrow>
                <mo stretchy="false">∇</mo>
                <msup>
                  <mi>f</mi>
                  <mi>z</mi>
                </msup>
              </mrow>
            </mrow>
            <mo fence="true" stretchy="false">]</mo>
          </mrow>
          <mi>b</mi>
        </msub>
      </mrow>
      <mo stretchy="false">=</mo>
      <msub>
        <mrow>
          <mo fence="true" stretchy="false">[</mo>
          <mrow>
            <mrow>
              <mo stretchy="false">∇</mo>
              <msup>
                <mi>f</mi>
                <mi>z</mi>
              </msup>
            </mrow>
          </mrow>
          <mo fence="true" stretchy="false">]</mo>
        </mrow>
        <mrow>
          <mi>a</mi>
          <mo stretchy="false">⋅</mo>
          <mi>b</mi>
        </mrow>
      </msub>
    </mrow>
    <annotation encoding="StarMath 5.0">[nabla f^z]_a cdot [nabla f^z]_b = [nabla f^z]_{a cdot b}</annotation>
  </semantics>
</math>
</file>

<file path=Object 107/content.xml><?xml version="1.0" encoding="utf-8"?>
<math xmlns="http://www.w3.org/1998/Math/MathML" display="block">
  <semantics>
    <mrow>
      <mrow>
        <mo fence="true" stretchy="false">(</mo>
        <mrow>
          <mrow>
            <mi>a</mi>
            <mi>,</mi>
            <mi>b</mi>
          </mrow>
        </mrow>
        <mo fence="true" stretchy="false">)</mo>
      </mrow>
      <mo stretchy="false">=</mo>
      <mn>1</mn>
    </mrow>
    <annotation encoding="StarMath 5.0">(a,b)=1</annotation>
  </semantics>
</math>
</file>

<file path=Object 10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sub>
          <mi>f</mi>
          <mn>1</mn>
        </msub>
      </mrow>
      <mrow>
        <mo fence="true" stretchy="false">(</mo>
        <mrow>
          <mrow>
            <mi>n</mi>
            <mi>,</mi>
            <mn>1</mn>
          </mrow>
        </mrow>
        <mo fence="true" stretchy="false">)</mo>
      </mrow>
      <mtext>   where 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sup>
                      <mi>p</mi>
                      <mi>j</mi>
                      <mrow>
                        <mo stretchy="false">−</mo>
                        <mi>s</mi>
                      </mrow>
                    </msub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frac>
                                  <mrow>
                                    <mi>z</mi>
                                    <mo stretchy="false">−</mo>
                                    <mn>1</mn>
                                  </mrow>
                                  <mi>k</mi>
                                </mfrac>
                              </mrow>
                            </mrow>
                            <mo fence="true" stretchy="false">)</mo>
                          </mrow>
                          <msub>
                            <mi>f</mi>
                            <mrow>
                              <mi>k</mi>
                              <mo stretchy="false">+</mo>
                              <mn>1</mn>
                            </mrow>
                          </msub>
                          <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sub>
                                      <mi>p</mi>
                                      <mi>j</mi>
                                    </msub>
                                  </mfrac>
                                  <mi>,</mi>
                                  <mi>j</mi>
                                </mrow>
                              </mrow>
                              <mo fence="true" stretchy="false">)</mo>
                            </mrow>
                            <mo stretchy="false">+</mo>
                            <msub>
                              <mi>f</mi>
                              <mn>1</mn>
                            </msub>
                          </mrow>
                          <mrow>
                            <mo fence="true" stretchy="false">(</mo>
                            <mrow>
                              <mrow>
                                <mi>n</mi>
                                <mi>,</mi>
                                <mrow>
                                  <mi>j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text>         if </mtext>
                    <mrow>
                      <mi>n</mi>
                      <mo stretchy="false">≥</mo>
                      <msub>
                        <mi>p</mi>
                        <mi>j</mi>
                      </msub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         otherwise</mtext>
                  </mrow>
                </mtd>
              </mtr>
            </mtable>
          </mrow>
        </mrow>
      </mrow>
    </mrow>
    <annotation encoding="StarMath 5.0">[%zeta(s)^z]_n = f_1(n,1) "   where    " f_k(n,j)  = {left lbrace
  stack {
    p_j^-s((1+{{z-1}over k})f_{k+1}(n over p_j, j)+f_1(n,j+1))"         if " n &gt;= p_j#
    1"                                                                      otherwise"
  }
right none}</annotation>
  </semantics>
</math>
</file>

<file path=Object 109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n)</annotation>
  </semantics>
</math>
</file>

<file path=Object 11/content.xml><?xml version="1.0" encoding="utf-8"?>
<math xmlns="http://www.w3.org/1998/Math/MathML" display="block">
  <semantics>
    <mrow>
      <mrow>
        <mo fence="true" stretchy="false">[</mo>
        <mrow>
          <mrow>
            <mo stretchy="false">∇</mo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row>
    <annotation encoding="StarMath 5.0">[nabla %zeta(s)^z]n</annotation>
  </semantics>
</math>
</file>

<file path=Object 112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row>
                  <mtext>(</mtext>
                  <mi>a</mi>
                  <mtext>)</mtext>
                </mrow>
              </msup>
              <mrow>
                <mi>a</mi>
                <mi>!</mi>
              </mrow>
            </mfrac>
          </mrow>
          <mo stretchy="false">⋅</mo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row>
                  <mtext>(</mtext>
                  <mi>b</mi>
                  <mtext>)</mtext>
                </mrow>
              </msup>
              <mrow>
                <mi>b</mi>
                <mi>!</mi>
              </mrow>
            </mfrac>
          </mrow>
          <mo stretchy="false">⋅</mo>
          <msup>
            <mn>3</mn>
            <mrow>
              <mrow>
                <mo stretchy="false">−</mo>
                <mi>b</mi>
              </mrow>
              <mi>s</mi>
            </mrow>
          </msup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row>
                  <mtext>(</mtext>
                  <mi>c</mi>
                  <mtext>)</mtext>
                </mrow>
              </msup>
              <mrow>
                <mi>c</mi>
                <mi>!</mi>
              </mrow>
            </mfrac>
          </mrow>
          <mo stretchy="false">⋅</mo>
          <msup>
            <mn>5</mn>
            <mrow>
              <mrow>
                <mo stretchy="false">−</mo>
                <mi>c</mi>
              </mrow>
              <mi>s</mi>
            </mrow>
          </msup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row>
                  <mtext>(</mtext>
                  <mi>d</mi>
                  <mtext>)</mtext>
                </mrow>
              </msup>
              <mrow>
                <mi>d</mi>
                <mi>!</mi>
              </mrow>
            </mfrac>
          </mrow>
          <mo stretchy="false">⋅</mo>
          <msup>
            <mn>7</mn>
            <mrow>
              <mrow>
                <mo stretchy="false">−</mo>
                <mi>d</mi>
              </mrow>
              <mi>s</mi>
            </mrow>
          </msup>
          <mo stretchy="false">⋅</mo>
          <mn>...</mn>
        </mrow>
      </mrow>
    </mrow>
    <annotation encoding="StarMath 5.0">""[%zeta(s)^z]_n = 

sum from a=0 to {{{log n} over {log 2}}} {{z^{"("a")"}}over{a!}}cdot 2^{ -a s } cdot

sum from b= 0 to {{log n - a log 2} over {log 3}}{{z^{"("b")"}}over{b!}}cdot 3^{ -b s } cdot

sum from c= 0 to {{log n - a log 2 - b log 3}over{log 5}}{{z^{"("c")"}}over{c!}}cdot 5^{ -c s } cdot

sum from d= 0 to {{log n - a log 2 - b log 3 - c log 5}over{log 7}}{{z^{"("d")"}}over{d!}}cdot 7^{ -d s } cdot
...

</annotation>
  </semantics>
</math>
</file>

<file path=Object 113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a</mi>
              <mo stretchy="false">=</mo>
              <mn>0</mn>
            </mrow>
            <mfrac>
              <mrow>
                <mi>log</mi>
                <mi>n</mi>
              </mrow>
              <mrow>
                <mi>log</mi>
                <mn>2</mn>
              </mrow>
            </mfrac>
          </munderover>
          <msup>
            <mn>2</mn>
            <mrow>
              <mrow>
                <mo stretchy="false">−</mo>
                <mi>a</mi>
              </mrow>
              <mi>s</mi>
            </mrow>
          </msup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i>log</mi>
                <mrow>
                  <mi>n</mi>
                  <mo stretchy="false">−</mo>
                  <mi>a</mi>
                </mrow>
                <mi>log</mi>
                <mn>2</mn>
              </mrow>
              <mrow>
                <mi>log</mi>
                <mn>3</mn>
              </mrow>
            </mfrac>
          </munderover>
          <msup>
            <mn>3</mn>
            <mrow>
              <mrow>
                <mo stretchy="false">−</mo>
                <mi>b</mi>
              </mrow>
              <mi>s</mi>
            </mrow>
          </msup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frac>
              <mrow>
                <mi>log</mi>
                <mrow>
                  <mi>n</mi>
                  <mo stretchy="false">−</mo>
                  <mi>a</mi>
                </mrow>
                <mi>log</mi>
                <mrow>
                  <mn>2</mn>
                  <mo stretchy="false">−</mo>
                  <mi>b</mi>
                </mrow>
                <mi>log</mi>
                <mn>3</mn>
              </mrow>
              <mrow>
                <mi>log</mi>
                <mn>5</mn>
              </mrow>
            </mfrac>
          </munderover>
          <msup>
            <mn>5</mn>
            <mrow>
              <mrow>
                <mo stretchy="false">−</mo>
                <mi>c</mi>
              </mrow>
              <mi>s</mi>
            </mrow>
          </msup>
        </mrow>
        <mo stretchy="false">⋅</mo>
        <mrow>
          <munderover>
            <mo stretchy="false">∑</mo>
            <mrow>
              <mi>d</mi>
              <mo stretchy="false">=</mo>
              <mn>0</mn>
            </mrow>
            <mfrac>
              <mrow>
                <mi>log</mi>
                <mrow>
                  <mi>n</mi>
                  <mo stretchy="false">−</mo>
                  <mi>a</mi>
                </mrow>
                <mi>log</mi>
                <mrow>
                  <mn>2</mn>
                  <mo stretchy="false">−</mo>
                  <mi>b</mi>
                </mrow>
                <mi>log</mi>
                <mrow>
                  <mn>3</mn>
                  <mo stretchy="false">−</mo>
                  <mi>c</mi>
                </mrow>
                <mi>log</mi>
                <mn>5</mn>
              </mrow>
              <mrow>
                <mi>log</mi>
                <mn>7</mn>
              </mrow>
            </mfrac>
          </munderover>
          <msup>
            <mn>7</mn>
            <mrow>
              <mrow>
                <mo stretchy="false">−</mo>
                <mi>d</mi>
              </mrow>
              <mi>s</mi>
            </mrow>
          </msup>
        </mrow>
        <mo stretchy="false">⋅</mo>
        <mn>...</mn>
      </mrow>
    </mrow>
    <annotation encoding="StarMath 5.0">[%zeta(s)]_n = 

sum from a=0 to {{{log n} over {log 2}}} 2^{ -a s } cdot

sum from b= 0 to {{log n - a log 2} over {log 3}} 3^{ -b s } cdot

sum from c= 0 to {{log n - a log 2 - b log 3}over{log 5}}5^{ -c s } cdot

sum from d= 0 to {{log n - a log 2 - b log 3 - c log 5}over{log 7}}7^{ -d s } cdot
...

</annotation>
  </semantics>
</math>
</file>

<file path=Object 114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115/content.xml><?xml version="1.0" encoding="utf-8"?>
<math xmlns="http://www.w3.org/1998/Math/MathML" display="block">
  <semantics>
    <mrow>
      <msub>
        <mi mathvariant="normal">ζ</mi>
        <mi>n</mi>
      </msub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 mathvariant="normal">∞</mi>
            </munderover>
            <mfrac>
              <msup>
                <mi>z</mi>
                <mrow>
                  <mtext>(</mtext>
                  <mi>a</mi>
                  <mtext>)</mtext>
                </mrow>
              </msup>
              <mrow>
                <mi>a</mi>
                <mi>!</mi>
              </mrow>
            </mfrac>
          </mrow>
          <mo stretchy="false">⋅</mo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i mathvariant="normal">∞</mi>
            </munderover>
            <mfrac>
              <msup>
                <mi>z</mi>
                <mrow>
                  <mtext>(</mtext>
                  <mi>b</mi>
                  <mtext>)</mtext>
                </mrow>
              </msup>
              <mrow>
                <mi>b</mi>
                <mi>!</mi>
              </mrow>
            </mfrac>
          </mrow>
          <mo stretchy="false">⋅</mo>
          <msup>
            <mn>3</mn>
            <mrow>
              <mrow>
                <mo stretchy="false">−</mo>
                <mi>b</mi>
              </mrow>
              <mi>s</mi>
            </mrow>
          </msup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i mathvariant="normal">∞</mi>
            </munderover>
            <mfrac>
              <msup>
                <mi>z</mi>
                <mrow>
                  <mtext>(</mtext>
                  <mi>c</mi>
                  <mtext>)</mtext>
                </mrow>
              </msup>
              <mrow>
                <mi>c</mi>
                <mi>!</mi>
              </mrow>
            </mfrac>
          </mrow>
          <mo stretchy="false">⋅</mo>
          <msup>
            <mn>5</mn>
            <mrow>
              <mrow>
                <mo stretchy="false">−</mo>
                <mi>c</mi>
              </mrow>
              <mi>s</mi>
            </mrow>
          </msup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i mathvariant="normal">∞</mi>
            </munderover>
            <mfrac>
              <msup>
                <mi>z</mi>
                <mrow>
                  <mtext>(</mtext>
                  <mi>d</mi>
                  <mtext>)</mtext>
                </mrow>
              </msup>
              <mrow>
                <mi>d</mi>
                <mi>!</mi>
              </mrow>
            </mfrac>
          </mrow>
          <mo stretchy="false">⋅</mo>
          <msup>
            <mn>7</mn>
            <mrow>
              <mrow>
                <mo stretchy="false">−</mo>
                <mi>d</mi>
              </mrow>
              <mi>s</mi>
            </mrow>
          </msup>
          <mo stretchy="false">⋅</mo>
          <mn>...</mn>
        </mrow>
      </mrow>
    </mrow>
    <annotation encoding="StarMath 5.0">%zeta_n(s)^z = 

sum from a=0 to infinity {{z^{"("a")"}}over{a!}}cdot 2^{ -a s } cdot

sum from b= 0 to infinity{{z^{"("b")"}}over{b!}}cdot 3^{ -b s } cdot

sum from c= 0 to infinity{{z^{"("c")"}}over{c!}}cdot 5^{ -c s } cdot

sum from d= 0 to infinity{{z^{"("d")"}}over{d!}}cdot 7^{ -d s } cdot
...

</annotation>
  </semantics>
</math>
</file>

<file path=Object 11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i>f</mi>
      </mrow>
      <mrow>
        <mo fence="true" stretchy="false">(</mo>
        <mrow>
          <mrow>
            <mi>n</mi>
            <mi>,</mi>
            <mn>1</mn>
          </mrow>
        </mrow>
        <mo fence="true" stretchy="false">)</mo>
      </mrow>
      <mtext>   where   </mtext>
      <mi>f</mi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>
                          <mo stretchy="false">∑</mo>
                          <mrow>
                            <mn>0</mn>
                            <mo stretchy="false">≤</mo>
                            <mi>k</mi>
                            <mo stretchy="false">≤</mo>
                            <mfrac>
                              <mrow>
                                <mi>log</mi>
                                <mi>n</mi>
                              </mrow>
                              <mrow>
                                <mi>log</mi>
                                <msub>
                                  <mi>p</mi>
                                  <mi>j</mi>
                                </msub>
                              </mrow>
                            </mfrac>
                          </mrow>
                        </munder>
                        <mfrac>
                          <msup>
                            <mi>z</mi>
                            <mrow>
                              <mtext>(</mtext>
                              <mi>k</mi>
                              <mtext>)</mtext>
                            </mrow>
                          </msup>
                          <mrow>
                            <mi>k</mi>
                            <mi>!</mi>
                          </mrow>
                        </mfrac>
                      </mrow>
                      <mo stretchy="false">⋅</mo>
                      <msubsup>
                        <mi>p</mi>
                        <mi>j</mi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>s</mi>
                              </mrow>
                              <mi>k</mi>
                            </mrow>
                          </mrow>
                          <mo fence="true" stretchy="false">)</mo>
                        </mrow>
                      </msubsup>
                    </mrow>
                    <mi>f</mi>
                    <mrow>
                      <mo fence="true" stretchy="false">(</mo>
                      <mrow>
                        <mrow>
                          <mfrac>
                            <mi>n</mi>
                            <msubsup>
                              <mi>p</mi>
                              <mi>j</mi>
                              <mi>k</mi>
                            </msubsup>
                          </mfrac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   if</mtext>
                    <mrow>
                      <mi>n</mi>
                      <mo stretchy="false">≥</mo>
                      <msub>
                        <mi>p</mi>
                        <mi>j</mi>
                      </msub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otherwise</mtext>
                  </mrow>
                </mtd>
              </mtr>
            </mtable>
          </mrow>
        </mrow>
      </mrow>
    </mrow>
    <annotation encoding="StarMath 5.0">[%zeta(s)^z]_n = f(n,1) "   where   " f(n,j)  = {left lbrace
  stack {
    sum from 0 &lt;= k &lt;= {{log n} over {log {p_j}}}{{z^{"("k")"}}over{k!}} cdot p_j^(-s k) f(n over p_j^k, j+1)"         if" n &gt;= p_j#
    1"                                                        otherwise"
  }
right none}</annotation>
  </semantics>
</math>
</file>

<file path=Object 117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>f</mi>
      </mrow>
      <mrow>
        <mrow>
          <mo fence="true" stretchy="false">(</mo>
          <mrow>
            <mi>j</mi>
          </mrow>
          <mo fence="true" stretchy="false">)</mo>
        </mrow>
        <mo stretchy="false">=</mo>
        <mi>f</mi>
      </mrow>
      <mrow>
        <mo fence="true" stretchy="false">(</mo>
        <mrow>
          <mrow>
            <mi>n</mi>
            <mi>,</mi>
            <mn>1</mn>
          </mrow>
        </mrow>
        <mo fence="true" stretchy="false">)</mo>
      </mrow>
      <mtext>   where   </mtext>
      <mi>f</mi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under>
                        <mo stretchy="false">∑</mo>
                        <mrow>
                          <mn>0</mn>
                          <mo stretchy="false">≤</mo>
                          <mi>k</mi>
                          <mo stretchy="false">≤</mo>
                          <mfrac>
                            <mrow>
                              <mi>log</mi>
                              <mi>n</mi>
                            </mrow>
                            <mrow>
                              <mi>log</mi>
                              <msub>
                                <mi>p</mi>
                                <mi>j</mi>
                              </msub>
                            </mrow>
                          </mfrac>
                        </mrow>
                      </munder>
                      <mi>f</mi>
                    </mrow>
                    <mrow>
                      <mo fence="true" stretchy="false">(</mo>
                      <mrow>
                        <msubsup>
                          <mi>p</mi>
                          <mi>j</mi>
                          <mi>k</mi>
                        </msubsup>
                      </mrow>
                      <mo fence="true" stretchy="false">)</mo>
                    </mrow>
                    <mi>f</mi>
                    <mrow>
                      <mo fence="true" stretchy="false">(</mo>
                      <mrow>
                        <mrow>
                          <mfrac>
                            <mi>n</mi>
                            <msubsup>
                              <mi>p</mi>
                              <mi>j</mi>
                              <mi>k</mi>
                            </msubsup>
                          </mfrac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   if</mtext>
                    <mrow>
                      <mi>n</mi>
                      <mo stretchy="false">≥</mo>
                      <msub>
                        <mi>p</mi>
                        <mi>j</mi>
                      </msub>
                    </mrow>
                  </mrow>
                </mtd>
              </mtr>
              <mtr>
                <mtd>
                  <mrow>
                    <mn>1</mn>
                    <mtext>                                                otherwise</mtext>
                  </mrow>
                </mtd>
              </mtr>
            </mtable>
          </mrow>
        </mrow>
      </mrow>
    </mrow>
    <annotation encoding="StarMath 5.0">sum from j = 1 to n f(j) = f(n,1)"   where   "f(n,j)  = {left lbrace
  stack {
    sum from 0 &lt;= k &lt;= {{log n} over {log {p_j}}}f(p_j^k)f(n over p_j^k, j+1)"         if" n &gt;= p_j#
    1"                                                otherwise"
  }
right none}</annotation>
  </semantics>
</math>
</file>

<file path=Object 119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>f</mi>
      </mrow>
      <mrow>
        <mrow>
          <mo fence="true" stretchy="false">(</mo>
          <mrow>
            <mi>j</mi>
          </mrow>
          <mo fence="true" stretchy="false">)</mo>
        </mrow>
        <mo stretchy="false">=</mo>
        <msub>
          <mi>f</mi>
          <mn>1</mn>
        </msub>
      </mrow>
      <mrow>
        <mo fence="true" stretchy="false">(</mo>
        <mrow>
          <mrow>
            <mi>n</mi>
            <mi>,</mi>
            <mn>1</mn>
          </mrow>
        </mrow>
        <mo fence="true" stretchy="false">)</mo>
      </mrow>
      <mtext>   where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>f</mi>
                      <mrow>
                        <mi>k</mi>
                        <mo stretchy="false">+</mo>
                        <mn>1</mn>
                      </mrow>
                    </msub>
                    <mrow>
                      <mrow>
                        <mo fence="true" stretchy="false">(</mo>
                        <mrow>
                          <mrow>
                            <mfrac>
                              <mi>n</mi>
                              <msub>
                                <mi>p</mi>
                                <mi>j</mi>
                              </msub>
                            </mfrac>
                            <mi>,</mi>
                            <mi>j</mi>
                          </mrow>
                        </mrow>
                        <mo fence="true" stretchy="false">)</mo>
                      </mrow>
                      <mo stretchy="false">+</mo>
                      <mi>f</mi>
                    </mrow>
                    <mrow>
                      <mrow>
                        <mo fence="true" stretchy="false">(</mo>
                        <mrow>
                          <msubsup>
                            <mi>p</mi>
                            <mi>j</mi>
                            <mi>k</mi>
                          </msubsup>
                        </mrow>
                        <mo fence="true" stretchy="false">)</mo>
                      </mrow>
                      <mo stretchy="false">⋅</mo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n>1</mn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i>n</mi>
                                  <mi>,</mi>
                                  <mrow>
                                    <mi>j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text>         if </mtext>
                    <mrow>
                      <mi>n</mi>
                      <mo stretchy="false">≥</mo>
                      <msub>
                        <mi>p</mi>
                        <mi>j</mi>
                      </msub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   otherwise</mtext>
                  </mrow>
                </mtd>
              </mtr>
            </mtable>
          </mrow>
        </mrow>
      </mrow>
    </mrow>
    <annotation encoding="StarMath 5.0">sum from j = 1 to n f(j) = f_1(n,1)"   where   "f_k(n,j)  = {left lbrace
  stack {
    f_{k+1}(n over p_j, j)+f(p_j^k) cdot(1+f_1(n,j+1))"         if " n &gt;= p_j#
    1"                                                                otherwise"
  }
right none}</annotation>
  </semantics>
</math>
</file>

<file path=Object 12/content.xml><?xml version="1.0" encoding="utf-8"?>
<math xmlns="http://www.w3.org/1998/Math/MathML" display="block">
  <semantics>
    <mrow>
      <msub>
        <mrow>
          <mo fence="true" stretchy="false">[</mo>
          <mrow>
            <mrow>
              <mo stretchy="false">∇</mo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row>
            <mi>n</mi>
            <mo stretchy="false">−</mo>
            <mn>1</mn>
          </mrow>
        </msub>
      </mrow>
    </mrow>
    <annotation encoding="StarMath 5.0">[nabla %zeta (s)^z]_n = [%zeta (s)^z]_n-[%zeta (s)^z]_{n-1}</annotation>
  </semantics>
</math>
</file>

<file path=Object 12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f</mi>
                <mi>z</mi>
              </msup>
            </mrow>
            <mo fence="true" stretchy="false">]</mo>
          </mrow>
          <mi>n</mi>
        </msub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n>2</mn>
          </mrow>
        </mrow>
        <mo fence="true" stretchy="false">)</mo>
      </mrow>
      <mtext>   where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f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frac>
                            <mrow>
                              <mi>z</mi>
                              <mo stretchy="false">+</mo>
                              <mn>1</mn>
                            </mrow>
                            <mi>k</mi>
                          </mfrac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   if 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otherwise</mtext>
                  </mrow>
                </mtd>
              </mtr>
            </mtable>
          </mrow>
        </mrow>
      </mrow>
    </mrow>
    <annotation encoding="StarMath 5.0">[f^z]_n = 1+f_1(n, 2) "   where   " f_k(n,j)  = {left lbrace
  stack {
    f(j)({{z+1} over {k} - 1})(1+f_{k+1}( n over j, 2 )) + f_k(n, j+1)"         if " n &gt;= j#
    0"                                                                         otherwise"
  }
right none}
</annotation>
  </semantics>
</math>
</file>

<file path=Object 1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stretchy="false">∇</mo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sup>
          <mi>n</mi>
          <mrow>
            <mo stretchy="false">−</mo>
            <mi>s</mi>
          </mrow>
        </msup>
      </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[nabla %zeta(s)^z]_n = n^-s d_z(n)</annotation>
  </semantics>
</math>
</file>

<file path=Object 1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 (s)^z]_{n}</annotation>
  </semantics>
</math>
</file>

<file path=Object 15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b>
                  <mrow>
                    <mo fence="true" stretchy="false">[</mo>
                    <mrow>
                      <mrow>
                        <mo stretchy="false">∇</mo>
                        <mi mathvariant="normal">ζ</mi>
                        <msup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i>z</mi>
                        </msup>
                      </mrow>
                    </mrow>
                    <mo fence="true" stretchy="false">]</mo>
                  </mrow>
                  <mi>n</mi>
                </msub>
              </mrow>
            </mrow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frac>
                  <mrow>
                    <msub>
                      <mi>d</mi>
                      <mi>z</mi>
                    </msub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row>
                  <msup>
                    <mi>j</mi>
                    <mi>s</mi>
                  </msup>
                </mfrac>
              </mrow>
            </mrow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p>
                  <mi>j</mi>
                  <mrow>
                    <mo stretchy="false">−</mo>
                    <mi>s</mi>
                  </mrow>
                </msup>
              </mrow>
            </mrow>
            <mrow>
              <munder>
                <mo stretchy="false">∏</mo>
                <mrow>
                  <msup>
                    <mi>p</mi>
                    <mi>k</mi>
                  </msup>
                  <mo stretchy="false">∣</mo>
                  <mi>j</mi>
                </mrow>
              </munder>
              <mfrac>
                <msup>
                  <mi>z</mi>
                  <mrow>
                    <mtext>(</mtext>
                    <mi>k</mi>
                    <mtext>)</mtext>
                  </mrow>
                </msup>
                <mrow>
                  <mi>k</mi>
                  <mi>!</mi>
                </mrow>
              </mfrac>
            </mrow>
          </mrow>
        </mtd>
      </mtr>
    </mtable>
    <annotation encoding="StarMath 5.0">"" [%zeta(s)^z]_n = sum from j = 1 to n [nabla %zeta(s)^z]_n 
""newline "" [%zeta(s)^z]_n = sum from j = 1 to n { {d_z(j)}over{j^s} } 
""newline "" [%zeta(s)^z]_n = sum from j = 1 to n j^-s prod from {p^k divides j} {z^{"("k")"} over {k!}}</annotation>
  </semantics>
</math>
</file>

<file path=Object 16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17/content.xml><?xml version="1.0" encoding="utf-8"?>
<math xmlns="http://www.w3.org/1998/Math/MathML" display="block">
  <semantics>
    <mrow>
      <mi mathvariant="normal">ζ</mi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 mathvariant="normal">∞</mi>
          </munderover>
          <mfrac>
            <mrow>
              <msub>
                <mi>d</mi>
                <mi>z</mi>
              </msub>
              <mrow>
                <mo fence="true" stretchy="false">(</mo>
                <mrow>
                  <mi>j</mi>
                </mrow>
                <mo fence="true" stretchy="false">)</mo>
              </mrow>
            </mrow>
            <msup>
              <mi>j</mi>
              <mi>s</mi>
            </msup>
          </mfrac>
        </mrow>
      </mrow>
    </mrow>
    <annotation encoding="StarMath 5.0">%zeta(s)^z = sum from j = 1 to infinity {{d_z(j)} over j^s }</annotation>
  </semantics>
</math>
</file>

<file path=Object 18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 (s)^z]_n</annotation>
  </semantics>
</math>
</file>

<file path=Object 19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2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20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s)-1)^k]_n</annotation>
  </semantics>
</math>
</file>

<file path=Object 2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22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row>
            <mi>n</mi>
            <msup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</msub>
      </mrow>
    </mrow>
    <annotation encoding="StarMath 5.0">[(%zeta(s)-1)^k]_n = sum from j = 1 (j+1)^-s cdot [(%zeta(s)-1)^k]_{n (j+1)^-1}
</annotation>
  </semantics>
</math>
</file>

<file path=Object 2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%zeta(s)^z]_n = sum from k = 0 to infinity (binom{z}{k})[(%zeta(s)-1)^k]_n</annotation>
  </semantics>
</math>
</file>

<file path=Object 24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25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</mrow>
            <mo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o stretchy="false">∞</mo>
            </mrow>
          </munderover>
          <mrow>
            <mo stretchy="false">(</mo>
            <mrow>
              <mtable>
                <mtr>
                  <mtd>
                    <mrow>
                      <mi>z</mi>
                    </mrow>
                  </mtd>
                </mtr>
                <mtr>
                  <mtd>
                    <mrow>
                      <mi>k</mi>
                    </mrow>
                  </mtd>
                </mtr>
              </mtable>
            </mrow>
            <mo stretchy="false">)</mo>
          </mrow>
        </mrow>
      </mrow>
      <msup>
        <mrow>
          <mo stretchy="false">(</mo>
          <mrow>
            <mo stretchy="false">ζ</mo>
            <mrow>
              <mrow>
                <mo stretchy="false">(</mo>
                <mrow>
                  <mi>s</mi>
                </mrow>
                <mo stretchy="false">)</mo>
              </mrow>
              <mo stretchy="false">−</mo>
              <mn>1</mn>
            </mrow>
          </mrow>
          <mo stretchy="false">)</mo>
        </mrow>
        <mi>k</mi>
      </msup>
    </mrow>
    <annotation encoding="StarMath 5.0">%zeta(s)^z = sum from k = 0 to{infinity} (binom{z}{k})(%zeta(s)-1)^k</annotation>
  </semantics>
</math>
</file>

<file path=Object 26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f</mi>
                <mi>z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f</mi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f^z]_n = sum from k = 0 to infinity (binom{z}{k})[(f-1)^k]_n</annotation>
  </semantics>
</math>
</file>

<file path=Object 27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row>
                <mo stretchy="false">−</mo>
                <mn>1</mn>
              </mrow>
            </msup>
          </mrow>
        </mrow>
        <mo fence="true" stretchy="false">]</mo>
      </mrow>
      <mi>n</mi>
    </msub>
    <annotation encoding="StarMath 5.0">[%zeta(0)^{-1}]_n</annotation>
  </semantics>
</math>
</file>

<file path=Object 28/content.xml><?xml version="1.0" encoding="utf-8"?>
<math xmlns="http://www.w3.org/1998/Math/MathML">
  <semantics>
    <mrow>
      <mi>M</mi>
      <mrow>
        <mo stretchy="false">(</mo>
        <mrow>
          <mi>n</mi>
        </mrow>
        <mo stretchy="false">)</mo>
      </mrow>
    </mrow>
    <annotation encoding="StarMath 5.0">M(n)</annotation>
  </semantics>
</math>
</file>

<file path=Object 29/content.xml><?xml version="1.0" encoding="utf-8"?>
<math xmlns="http://www.w3.org/1998/Math/MathML" display="block">
  <semantics>
    <mrow>
      <munder>
        <mi>lim</mi>
        <mrow>
          <mi>z</mi>
          <mo stretchy="false">→</mo>
          <mn>0</mn>
        </mrow>
      </munder>
      <mfrac>
        <mrow>
          <msub>
            <mrow>
              <mo fence="true" stretchy="false">[</mo>
              <mrow>
                <mrow>
                  <mi mathvariant="normal">ζ</mi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i>z</mi>
                  </msup>
                </mrow>
              </mrow>
              <mo fence="true" stretchy="false">]</mo>
            </mrow>
            <mi>n</mi>
          </msub>
          <mo stretchy="false">−</mo>
          <mn>1</mn>
        </mrow>
        <mi>z</mi>
      </mfrac>
    </mrow>
    <annotation encoding="StarMath 5.0">lim from {z rightarrow 0}{{[%zeta(0)^z]_n-1}over{z}}</annotation>
  </semantics>
</math>
</file>

<file path=Object 3/content.xml><?xml version="1.0" encoding="utf-8"?>
<math xmlns="http://www.w3.org/1998/Math/MathML">
  <semantics>
    <mrow>
      <msub>
        <mi>d</mi>
        <mi>z</mi>
      </msub>
      <mrow>
        <mo stretchy="false">(</mo>
        <mrow>
          <mi>n</mi>
        </mrow>
        <mo stretchy="false">)</mo>
      </mrow>
    </mrow>
    <annotation encoding="StarMath 5.0">d_z(n)</annotation>
  </semantics>
</math>
</file>

<file path=Object 30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3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32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3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3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sup>
            <mi>j</mi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sup>
              <mrow>
                <mo fence="true" stretchy="false">(</mo>
                <mrow>
                  <mrow>
                    <mi>j</mi>
                    <mo stretchy="false">⋅</mo>
                    <mi>k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row>
                        <mi>j</mi>
                        <mo stretchy="false">⋅</mo>
                        <mi>k</mi>
                      </mrow>
                    </mfrac>
                  </mrow>
                  <mo fence="true" stretchy="false">⌋</mo>
                </mrow>
              </munderover>
              <msup>
                <mrow>
                  <mo fence="true" stretchy="false">(</mo>
                  <mrow>
                    <mrow>
                      <mi>j</mi>
                      <mo stretchy="false">⋅</mo>
                      <mi>k</mi>
                      <mo stretchy="false">⋅</mo>
                      <mi>l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</mrow>
        </mrow>
        <mo stretchy="false">+</mo>
        <mn>..</mn>
      </mrow>
      <mi>.</mi>
    </mrow>
    <annotation encoding="StarMath 5.0">[%zeta(s)^z]_n =
(binom{z}{0})1 +
(binom{z}{1})sum from j = 2 to n j^-s 
 +(binom{z}{2}) sum from j = 2 to n sum from k = 2 to lfloor n over j rfloor (j cdot k)^-s
+(binom{z}{3}) sum from j = 2 to n sum from k = 2 to lfloor n over j rfloor sum from l = 2 to lfloor 	n over {j cdot k} rfloor (j cdot k cdot l)^-s 
+...</annotation>
  </semantics>
</math>
</file>

<file path=Object 35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36/content.xml><?xml version="1.0" encoding="utf-8"?>
<math xmlns="http://www.w3.org/1998/Math/MathML" display="block">
  <semantics>
    <mtable>
      <mtr>
        <mtd>
          <mrow>
            <mi mathvariant="normal">ζ</mi>
            <mrow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  <mo stretchy="false">=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false">)</mo>
              </mrow>
            </mrow>
            <mrow>
              <mn>1</mn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 mathvariant="normal">∞</mi>
                </munderover>
                <msup>
                  <mi>j</mi>
                  <mrow>
                    <mo stretchy="false">−</mo>
                    <mi>s</mi>
                  </mrow>
                </msup>
              </mrow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 mathvariant="normal">∞</mi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i mathvariant="normal">∞</mi>
                  </munderover>
                  <msup>
                    <mrow>
                      <mo fence="true" stretchy="false">(</mo>
                      <mrow>
                        <mrow>
                          <mi>j</mi>
                          <mo stretchy="false">⋅</mo>
                          <mi>k</mi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false">)</mo>
              </mrow>
            </mrow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2</mn>
                    </mrow>
                    <mi mathvariant="normal">∞</mi>
                  </munderover>
                  <mrow>
                    <munderover>
                      <mo stretchy="false">∑</mo>
                      <mrow>
                        <mi>k</mi>
                        <mo stretchy="false">=</mo>
                        <mn>2</mn>
                      </mrow>
                      <mi mathvariant="normal">∞</mi>
                    </munderover>
                    <mrow>
                      <munderover>
                        <mo stretchy="false">∑</mo>
                        <mrow>
                          <mi>l</mi>
                          <mo stretchy="false">=</mo>
                          <mn>2</mn>
                        </mrow>
                        <mi mathvariant="normal">∞</mi>
                      </munderover>
                      <msup>
                        <mrow>
                          <mo fence="true" stretchy="false">(</mo>
                          <mrow>
                            <mrow>
                              <mi>j</mi>
                              <mo stretchy="false">⋅</mo>
                              <mi>k</mi>
                              <mo stretchy="false">⋅</mo>
                              <mi>l</mi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i>s</mi>
                        </mrow>
                      </msup>
                    </mrow>
                  </mrow>
                </mrow>
                <mo stretchy="false">+</mo>
                <mn>...</mn>
              </mrow>
              <mo stretchy="false">=</mo>
              <mtext/>
            </mrow>
          </mrow>
        </mtd>
      </mtr>
      <mtr>
        <mtd>
          <mrow>
            <mtext>  </mtext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0</mn>
                    </mtd>
                  </mtr>
                </mtable>
              </mrow>
              <mo fence="true" stretchy="false">)</mo>
            </mrow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n>0</mn>
              </msup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</mrow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n>1</mn>
              </msup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false">)</mo>
              </mrow>
            </mrow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n>2</mn>
              </msup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false">)</mo>
              </mrow>
            </mrow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  <mo stretchy="false">+</mo>
              <mn>..</mn>
            </mrow>
            <mi>.</mi>
          </mrow>
        </mtd>
      </mtr>
    </mtable>
    <annotation encoding="StarMath 5.0">%zeta(s)^z = 
(binom{z}{0})1 +
(binom{z}{1})sum from j = 2 to infinity j^-s 
 +(binom{z}{2}) sum from j = 2 to infinity sum from k = 2 to infinity (j cdot k)^-s
+(binom{z}{3}) sum from j = 2 to infinity sum from k = 2 to infinity sum from l = 2 to infinity (j cdot k cdot l)^-s 
+...=
""newline "  "(binom{z}{0})(%zeta(s)-1)^0 + (binom{z}{1})(%zeta(s)-1)^1 + (binom{z}{2})(%zeta(s)-1)^2 
+(binom{z}{3})(%zeta(s)-1)^3 + ...</annotation>
  </semantics>
</math>
</file>

<file path=Object 3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f</mi>
                <mi>z</mi>
              </msup>
            </mrow>
            <mo fence="true" stretchy="false">]</mo>
          </mrow>
          <mi>n</mi>
        </msub>
        <mo stretchy="false">=</mo>
        <mrow>
          <mn>1</mn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row>
        <munderover>
          <mo stretchy="false">∑</mo>
          <mrow>
            <mi>j</mi>
            <mo stretchy="false">=</mo>
            <mn>2</mn>
          </mrow>
          <mrow>
            <mo fence="true" stretchy="false">⌊</mo>
            <mrow>
              <mi>n</mi>
            </mrow>
            <mo fence="true" stretchy="false">⌋</mo>
          </mrow>
        </munderover>
        <mi>f</mi>
      </mrow>
      <mrow>
        <mrow>
          <mo fence="true" stretchy="false">(</mo>
          <mrow>
            <mi>j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2</mn>
          </mrow>
          <mrow>
            <mo fence="true" stretchy="false">⌊</mo>
            <mrow>
              <mi>n</mi>
            </mrow>
            <mo fence="true" stretchy="false">⌋</mo>
          </mrow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i>f</mi>
        </mrow>
      </mrow>
      <mrow>
        <mo fence="true" stretchy="false">(</mo>
        <mrow>
          <mi>j</mi>
        </mrow>
        <mo fence="true" stretchy="false">)</mo>
      </mrow>
      <mi>f</mi>
      <mrow>
        <mrow>
          <mo fence="true" stretchy="false">(</mo>
          <mrow>
            <mi>k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2</mn>
          </mrow>
          <mrow>
            <mo fence="true" stretchy="false">⌊</mo>
            <mrow>
              <mi>n</mi>
            </mrow>
            <mo fence="true" stretchy="false">⌋</mo>
          </mrow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i>f</mi>
          </mrow>
        </mrow>
      </mrow>
      <mrow>
        <mo fence="true" stretchy="false">(</mo>
        <mrow>
          <mi>j</mi>
        </mrow>
        <mo fence="true" stretchy="false">)</mo>
      </mrow>
      <mi>f</mi>
      <mrow>
        <mo fence="true" stretchy="false">(</mo>
        <mrow>
          <mi>k</mi>
        </mrow>
        <mo fence="true" stretchy="false">)</mo>
      </mrow>
      <mi>f</mi>
      <mrow>
        <mrow>
          <mo fence="true" stretchy="false">(</mo>
          <mrow>
            <mi>l</mi>
          </mrow>
          <mo fence="true" stretchy="false">)</mo>
        </mrow>
        <mo stretchy="false">+</mo>
        <mn>..</mn>
      </mrow>
      <mi>.</mi>
    </mrow>
    <annotation encoding="StarMath 5.0">[f^z]_n =
1 +
(binom{z}{1})sum from j = 2 to lfloor n rfloor f(j)
 +(binom{z}{2}) sum from j = 2 to lfloor n rfloor sum from k = 2 to lfloor n over j rfloor f(j)f(k)
+(binom{z}{3}) sum from j = 2 to lfloor n rfloor sum from k = 2 to lfloor n over j rfloor sum from l = 2 to lfloor 	n over {j cdot k} rfloor f(j)f(k)f(l) 
+...</annotation>
  </semantics>
</math>
</file>

<file path=Object 38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39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n>2</mn>
          </mrow>
        </mrow>
        <mo fence="true" stretchy="false">)</mo>
      </mrow>
      <mtext>    where  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p>
                      <mi>j</mi>
                      <mrow>
                        <mo stretchy="false">−</mo>
                        <mi>s</mi>
                      </mrow>
                    </msup>
                    <mrow>
                      <mo fence="true" stretchy="false">(</mo>
                      <mrow>
                        <mrow>
                          <mfrac>
                            <mrow>
                              <mi>z</mi>
                              <mo stretchy="false">+</mo>
                              <mn>1</mn>
                            </mrow>
                            <mi>k</mi>
                          </mfrac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   if 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otherwise</mtext>
                  </mrow>
                </mtd>
              </mtr>
            </mtable>
          </mrow>
        </mrow>
      </mrow>
    </mrow>
    <annotation encoding="StarMath 5.0">[%zeta(s)^z]_n = 1+f_1(n, 2) "    where     " f_k(n,j)  = {left lbrace
  stack {
    j^-s({{z+1} over {k} - 1})(1+f_{k+1}( n over j, 2 )) + f_k(n, j+1)"         if " n &gt;= j#
    0"                                                                       otherwise"
  }
right none}</annotation>
  </semantics>
</math>
</file>

<file path=Object 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4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sub>
          <mi>f</mi>
          <mn>1</mn>
        </msub>
      </mrow>
      <mrow>
        <mo fence="true" stretchy="false">(</mo>
        <mrow>
          <mi>n</mi>
        </mrow>
        <mo fence="true" stretchy="false">)</mo>
      </mrow>
      <mtext>     where    </mtext>
      <msub>
        <mi>f</mi>
        <mi>k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row>
            <mo fence="true" stretchy="false">(</mo>
            <mrow>
              <mrow>
                <mfrac>
                  <mrow>
                    <mi>z</mi>
                    <mo stretchy="false">+</mo>
                    <mn>1</mn>
                  </mrow>
                  <mi>k</mi>
                </mfrac>
                <mo stretchy="false">−</mo>
                <mn>1</mn>
              </mrow>
            </mrow>
            <mo fence="true" stretchy="false">)</mo>
          </mrow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sup>
            <mi>j</mi>
            <mrow>
              <mo stretchy="false">−</mo>
              <mi>s</mi>
            </mrow>
          </msup>
        </mrow>
        <mo stretchy="false">⋅</mo>
        <msub>
          <mi>f</mi>
          <mrow>
            <mi>k</mi>
            <mo stretchy="false">+</mo>
            <mn>1</mn>
          </mrow>
        </msub>
      </mrow>
      <mrow>
        <mo fence="true" stretchy="false">(</mo>
        <mrow>
          <mfrac>
            <mi>n</mi>
            <mi>j</mi>
          </mfrac>
        </mrow>
        <mo fence="true" stretchy="false">)</mo>
      </mrow>
    </mrow>
    <annotation encoding="StarMath 5.0">[%zeta(s)^z]_n = f_1(n) "     where    "f_k(n) = 1 + ({{z+1}over{k}}-1)sum from j = 2 to lfloor n rfloor j^-s cdot f_{k+1}( n over j)
</annotation>
  </semantics>
</math>
</file>

<file path=Object 41/content.xml><?xml version="1.0" encoding="utf-8"?>
<math xmlns="http://www.w3.org/1998/Math/MathML" display="block">
  <semantics>
    <mrow>
      <mi mathvariant="normal">ζ</mi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sub>
          <mi>f</mi>
          <mn>1</mn>
        </msub>
      </mrow>
      <mi mathvariant="italic">where</mi>
      <mrow>
        <msub>
          <mi>f</mi>
          <mi>k</mi>
        </msub>
        <mo stretchy="false">=</mo>
        <mrow>
          <mn>1</mn>
          <mo stretchy="false">+</mo>
          <mrow>
            <mo fence="true" stretchy="false">(</mo>
            <mrow>
              <mrow>
                <mfrac>
                  <mrow>
                    <mi>z</mi>
                    <mo stretchy="false">+</mo>
                    <mn>1</mn>
                  </mrow>
                  <mi>k</mi>
                </mfrac>
                <mo stretchy="false">−</mo>
                <mn>1</mn>
              </mrow>
            </mrow>
            <mo fence="true" stretchy="false">)</mo>
          </mrow>
        </mrow>
      </mrow>
      <mrow>
        <mo fence="true" stretchy="false">(</mo>
        <mrow>
          <mrow>
            <mi mathvariant="normal">ζ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−</mo>
              <mn>1</mn>
            </mrow>
          </mrow>
        </mrow>
        <mo fence="true" stretchy="false">)</mo>
      </mrow>
      <msub>
        <mi>f</mi>
        <mrow>
          <mi>k</mi>
          <mo stretchy="false">+</mo>
          <mn>1</mn>
        </mrow>
      </msub>
    </mrow>
    <annotation encoding="StarMath 5.0">%zeta(s)^z = f_1 where f_k = 1+({{z+1} over k}-1)(%zeta(s)-1)f_{k+1}</annotation>
  </semantics>
</math>
</file>

<file path=Object 4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row>
            <munderover>
              <mo stretchy="false">∫</mo>
              <mn>0</mn>
              <mi>z</mi>
            </munderover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row>
                <mfrac>
                  <msup>
                    <mi>y</mi>
                    <mi>k</mi>
                  </msup>
                  <mrow>
                    <mi>k</mi>
                    <mi>!</mi>
                  </mrow>
                </mfrac>
                <msub>
                  <mrow>
                    <mo fence="true" stretchy="false">[</mo>
                    <mrow>
                      <msup>
                        <mrow>
                          <mo fence="true" stretchy="false">(</mo>
                          <mrow>
                            <mrow>
                              <mi>log</mi>
                              <mi mathvariant="normal">ζ</mi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row>
                          <mi>k</mi>
                          <mo stretchy="false">+</mo>
                          <mn>1</mn>
                        </mrow>
                      </msup>
                    </mrow>
                    <mo fence="true" stretchy="false">]</mo>
                  </mrow>
                  <mi>n</mi>
                </msub>
              </mrow>
            </mrow>
          </mrow>
        </mrow>
      </mrow>
      <mi mathvariant="italic">dy</mi>
    </mrow>
    <annotation encoding="StarMath 5.0">[%zeta(s)^z]_n = 1+int from 0 to z sum from k = 0 to infinity{{{y^k}over{k!}}[(log %zeta(s))^{k+1}]_n} dy</annotation>
  </semantics>
</math>
</file>

<file path=Object 4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f</mi>
                <mi>z</mi>
              </msup>
            </mrow>
            <mo fence="true" stretchy="false">]</mo>
          </mrow>
          <mi>n</mi>
        </msub>
        <mo stretchy="false">=</mo>
        <msub>
          <mi>f</mi>
          <mn>1</mn>
        </msub>
      </mrow>
      <mrow>
        <mo fence="true" stretchy="false">(</mo>
        <mrow>
          <mi>n</mi>
        </mrow>
        <mo fence="true" stretchy="false">)</mo>
      </mrow>
      <mtext>    where    </mtext>
      <msub>
        <mi>f</mi>
        <mi>k</mi>
      </msub>
      <mrow>
        <mrow>
          <mo fence="true" stretchy="false">(</mo>
          <mrow>
            <mrow>
              <mi>n</mi>
              <mi>,</mi>
              <mi>z</mi>
            </mrow>
          </mrow>
          <mo fence="true" stretchy="false">)</mo>
        </mrow>
        <mo stretchy="false">=</mo>
        <mrow>
          <mn>1</mn>
          <mo stretchy="false">+</mo>
          <mrow>
            <mo fence="true" stretchy="false">(</mo>
            <mrow>
              <mrow>
                <mfrac>
                  <mrow>
                    <mi>z</mi>
                    <mo stretchy="false">+</mo>
                    <mn>1</mn>
                  </mrow>
                  <mi>k</mi>
                </mfrac>
                <mo stretchy="false">−</mo>
                <mn>1</mn>
              </mrow>
            </mrow>
            <mo fence="true" stretchy="false">)</mo>
          </mrow>
        </mrow>
      </mrow>
      <mrow>
        <munderover>
          <mo stretchy="false">∑</mo>
          <mrow>
            <mi>j</mi>
            <mo stretchy="false">=</mo>
            <mn>2</mn>
          </mrow>
          <mrow>
            <mo fence="true" stretchy="false">⌊</mo>
            <mrow>
              <mi>n</mi>
            </mrow>
            <mo fence="true" stretchy="false">⌋</mo>
          </mrow>
        </munderover>
        <mi>f</mi>
      </mrow>
      <mrow>
        <mo fence="true" stretchy="false">(</mo>
        <mrow>
          <mi>j</mi>
        </mrow>
        <mo fence="true" stretchy="false">)</mo>
      </mrow>
      <msub>
        <mi>f</mi>
        <mrow>
          <mi>k</mi>
          <mo stretchy="false">+</mo>
          <mn>1</mn>
        </mrow>
      </msub>
      <mrow>
        <mo fence="true" stretchy="false">(</mo>
        <mrow>
          <mfrac>
            <mi>n</mi>
            <mi>j</mi>
          </mfrac>
        </mrow>
        <mo fence="true" stretchy="false">)</mo>
      </mrow>
    </mrow>
    <annotation encoding="StarMath 5.0">[f^z]_n = f_1(n) "    where    "f_k(n,z) = 1 + ({{z+1}over{k}}-1)sum from j = 2 to lfloor n rfloor f(j) f_{k+1}( n over j)</annotation>
  </semantics>
</math>
</file>

<file path=Object 4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45/content.xml><?xml version="1.0" encoding="utf-8"?>
<math xmlns="http://www.w3.org/1998/Math/MathML">
  <semantics>
    <mrow>
      <mo stretchy="false">μ</mo>
      <mrow>
        <mo stretchy="false">(</mo>
        <mrow>
          <mi>n</mi>
        </mrow>
        <mo stretchy="false">)</mo>
      </mrow>
    </mrow>
    <annotation encoding="StarMath 5.0">%mu(n)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i mathvariant="normal">ζ</mi>
                            <mrow>
                              <msup>
                                <mrow>
                                  <mo fence="true" stretchy="false">(</mo>
                                  <mrow>
                                    <mi>s</mi>
                                  </mrow>
                                  <mo fence="true" stretchy="false">)</mo>
                                </mrow>
                                <mrow>
                                  <mo stretchy="false">−</mo>
                                  <mn>1</mn>
                                </mrow>
                              </msup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i>k</mi>
                    </msup>
                  </mrow>
                  <mo fence="true" stretchy="false">]</mo>
                </mrow>
                <mi>n</mi>
              </msub>
              <mo stretchy="false">=</mo>
              <mrow>
                <munder>
                  <mo stretchy="false">∑</mo>
                  <mrow>
                    <mi>j</mi>
                    <mo stretchy="false">=</mo>
                    <mn>1</mn>
                  </mrow>
                </munder>
                <msup>
                  <mrow>
                    <mo fence="true" stretchy="false">(</mo>
                    <mrow>
                      <mrow>
                        <mi>j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row>
              <mi mathvariant="normal">μ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 mathvariant="normal">ζ</mi>
                          <mrow>
                            <msup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  <mrow>
                                <mo stretchy="false">−</mo>
                                <mn>1</mn>
                              </mrow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i>k</mi>
                      <mo stretchy="false">−</mo>
                      <mn>1</mn>
                    </mrow>
                  </msup>
                </mrow>
                <mo fence="true" stretchy="false">]</mo>
              </mrow>
              <mrow>
                <mi>n</mi>
                <msup>
                  <mrow>
                    <mo fence="true" stretchy="false">(</mo>
                    <mrow>
                      <mrow>
                        <mi>j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sub>
            <mtext/>
          </mrow>
        </mtd>
      </mtr>
      <mtr>
        <mtd>
          <mrow/>
        </mtd>
      </mtr>
      <mtr>
        <mtd>
          <mrow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i mathvariant="normal">∞</mi>
                </munderover>
                <mrow>
                  <mo fence="true" stretchy="false">(</mo>
                  <mrow>
                    <mtable>
                      <mtr>
                        <mtd>
                          <mrow>
                            <mo stretchy="false">−</mo>
                            <mi>z</mi>
                          </mrow>
                        </mtd>
                      </mtr>
                      <mtr>
                        <mtd>
                          <mi>k</mi>
                        </mtd>
                      </mtr>
                    </mtable>
                  </mrow>
                  <mo fence="true" stretchy="false">)</mo>
                </mrow>
              </mrow>
            </mrow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 mathvariant="normal">ζ</mi>
                          <mrow>
                            <msup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  <mrow>
                                <mo stretchy="false">−</mo>
                                <mn>1</mn>
                              </mrow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i>n</mi>
            </msub>
          </mrow>
        </mtd>
      </mtr>
    </mtable>
    <annotation encoding="StarMath 5.0">[(%zeta(s)^-1-1)^k]_n = sum from j = 1 (j+1)^-s{{%mu(j+1)}}[(%zeta(s)^-1-1)^{k-1}]_{n (j+1)^-1}
"" newline newline [%zeta(s)^z]_n = sum from k = 0 to infinity (binom{-z}{k})[(%zeta(s)^-1-1)^k]_n</annotation>
  </semantics>
</math>
</file>

<file path=Object 47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48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</mrow>
            <mo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o stretchy="false">∞</mo>
          </munderover>
          <mrow>
            <mo stretchy="false">(</mo>
            <mrow>
              <mtable>
                <mtr>
                  <mtd>
                    <mrow>
                      <mrow>
                        <mo stretchy="false">−</mo>
                        <mi>z</mi>
                      </mrow>
                    </mrow>
                  </mtd>
                </mtr>
                <mtr>
                  <mtd>
                    <mrow>
                      <mi>k</mi>
                    </mrow>
                  </mtd>
                </mtr>
              </mtable>
            </mrow>
            <mo stretchy="false">)</mo>
          </mrow>
        </mrow>
      </mrow>
      <msup>
        <mrow>
          <mo stretchy="false">(</mo>
          <mrow>
            <mo stretchy="false">ζ</mo>
            <mrow>
              <msup>
                <mrow>
                  <mo stretchy="false">(</mo>
                  <mrow>
                    <mi>s</mi>
                  </mrow>
                  <mo stretchy="false">)</mo>
                </mrow>
                <mrow>
                  <mo stretchy="false">−</mo>
                  <mn>1</mn>
                </mrow>
              </msup>
              <mo stretchy="false">−</mo>
              <mn>1</mn>
            </mrow>
          </mrow>
          <mo stretchy="false">)</mo>
        </mrow>
        <mi>k</mi>
      </msup>
    </mrow>
    <annotation encoding="StarMath 5.0">%zeta(s)^z = sum from k = 0 to infinity (binom{-z}{k})(%zeta(s)^-1 - 1 )^k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sub>
                            <mi mathvariant="normal">ζ</mi>
                            <mi>n</mi>
                          </msub>
                          <mrow>
                            <msup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  <mi>a</mi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o stretchy="false">=</mo>
              <mrow>
                <munder>
                  <mo stretchy="false">∑</mo>
                  <mrow>
                    <mi>j</mi>
                    <mo stretchy="false">=</mo>
                    <mn>1</mn>
                  </mrow>
                </munder>
                <msup>
                  <mrow>
                    <mo fence="true" stretchy="false">(</mo>
                    <mrow>
                      <mrow>
                        <mi>j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row>
              <mo fence="true" stretchy="false">(</mo>
              <mrow>
                <mrow>
                  <msub>
                    <mi>d</mi>
                    <mi>a</mi>
                  </msub>
                  <mrow>
                    <mo fence="true" stretchy="false">(</mo>
                    <mrow>
                      <mrow>
                        <mi>j</mi>
                        <mo stretchy="false">+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 mathvariant="normal">ζ</mi>
                          <mrow>
                            <msup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  <mi>a</mi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i>k</mi>
                      <mo stretchy="false">−</mo>
                      <mn>1</mn>
                    </mrow>
                  </msup>
                </mrow>
                <mo fence="true" stretchy="false">]</mo>
              </mrow>
              <mrow>
                <mi>n</mi>
                <msup>
                  <mrow>
                    <mo fence="true" stretchy="false">(</mo>
                    <mrow>
                      <mrow>
                        <mi>j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sub>
            <mtext/>
          </mrow>
        </mtd>
      </mtr>
      <mtr>
        <mtd>
          <mrow/>
        </mtd>
      </mtr>
      <mtr>
        <mtd>
          <mrow>
            <mrow>
              <mrow>
                <mo fence="true" stretchy="false">[</mo>
                <mrow>
                  <mrow>
                    <msub>
                      <mi mathvariant="normal">ζ</mi>
                      <mi>n</mi>
                    </msub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i mathvariant="normal">∞</mi>
                </munderover>
                <mrow>
                  <mo fence="true" stretchy="false">(</mo>
                  <mrow>
                    <mtable>
                      <mtr>
                        <mtd>
                          <mrow>
                            <mi>z</mi>
                            <mo stretchy="false">/</mo>
                            <mi>a</mi>
                          </mrow>
                        </mtd>
                      </mtr>
                      <mtr>
                        <mtd>
                          <mi>k</mi>
                        </mtd>
                      </mtr>
                    </mtable>
                  </mrow>
                  <mo fence="true" stretchy="false">)</mo>
                </mrow>
              </mrow>
            </mrow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sub>
                          <mi mathvariant="normal">ζ</mi>
                          <mi>n</mi>
                        </msub>
                        <mrow>
                          <msup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  <mi>a</mi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</mrow>
        </mtd>
      </mtr>
    </mtable>
    <annotation encoding="StarMath 5.0">[(%zeta_n(s)^a-1)^k] = sum from j = 1 (j+1)^-s {{(d_a(j+1))}}[(%zeta(s)^a-1)^{k-1}]_{n(j+1)^-1}


"" newline newline [%zeta_n(s)^z] = sum from k = 0 to infinity (binom{z/a}{k})[(%zeta_n(s)^a-1)^k]
</annotation>
  </semantics>
</math>
</file>

<file path=Object 5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i>k</mi>
                  </mrow>
                </mtd>
              </mtr>
            </mtable>
          </mrow>
          <mo stretchy="false">)</mo>
        </mrow>
        <mo stretchy="false">=</mo>
        <mrow>
          <mfrac>
            <mrow>
              <mi>z</mi>
              <mrow>
                <mo stretchy="false">(</mo>
                <mrow>
                  <mrow>
                    <mi>z</mi>
                    <mo stretchy="false">−</mo>
                    <mn>1</mn>
                  </mrow>
                </mrow>
                <mo stretchy="false">)</mo>
              </mrow>
              <mn>...</mn>
              <mrow>
                <mo stretchy="false">(</mo>
                <mrow>
                  <mrow>
                    <mrow>
                      <mi>z</mi>
                      <mo stretchy="false">−</mo>
                      <mi>k</mi>
                    </mrow>
                    <mo stretchy="false">+</mo>
                    <mn>1</mn>
                  </mrow>
                </mrow>
                <mo stretchy="false">)</mo>
              </mrow>
            </mrow>
            <mrow>
              <mi>k</mi>
              <mi>!</mi>
            </mrow>
          </mfrac>
        </mrow>
      </mrow>
    </mrow>
    <annotation encoding="StarMath 5.0">(binom{z}{k})={{z(z-1)...(z-k+1)} over { k! }}</annotation>
  </semantics>
</math>
</file>

<file path=Object 50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51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</mrow>
            <mo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o stretchy="false">∞</mo>
          </munderover>
          <mrow>
            <mo stretchy="false">(</mo>
            <mrow>
              <mtable>
                <mtr>
                  <mtd>
                    <mrow>
                      <mrow>
                        <mi>z</mi>
                        <mo stretchy="false">/</mo>
                        <mi>a</mi>
                      </mrow>
                    </mrow>
                  </mtd>
                </mtr>
                <mtr>
                  <mtd>
                    <mrow>
                      <mi>k</mi>
                    </mrow>
                  </mtd>
                </mtr>
              </mtable>
            </mrow>
            <mo stretchy="false">)</mo>
          </mrow>
        </mrow>
      </mrow>
      <msup>
        <mrow>
          <mo stretchy="false">(</mo>
          <mrow>
            <mo stretchy="false">ζ</mo>
            <mrow>
              <msup>
                <mrow>
                  <mo stretchy="false">(</mo>
                  <mrow>
                    <mi>s</mi>
                  </mrow>
                  <mo stretchy="false">)</mo>
                </mrow>
                <mi>a</mi>
              </msup>
              <mo stretchy="false">−</mo>
              <mn>1</mn>
            </mrow>
          </mrow>
          <mo stretchy="false">)</mo>
        </mrow>
        <mi>k</mi>
      </msup>
    </mrow>
    <annotation encoding="StarMath 5.0">%zeta(s)^z = sum from k = 0 to infinity (binom{z/a}{k})(%zeta(s)^a-1)^k</annotation>
  </semantics>
</math>
</file>

<file path=Object 52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53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>log</mi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log %zeta(s))^k]_n</annotation>
  </semantics>
</math>
</file>

<file path=Object 5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5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2</mn>
            </mrow>
          </munder>
          <msup>
            <mi>j</mi>
            <mrow>
              <mo stretchy="false">−</mo>
              <mi>s</mi>
            </mrow>
          </msup>
        </mrow>
      </mrow>
      <mrow>
        <mrow>
          <mi mathvariant="normal">κ</mi>
          <mrow>
            <mo fence="true" stretchy="false">(</mo>
            <mrow>
              <mi>j</mi>
            </mrow>
            <mo fence="true" stretchy="false">)</mo>
          </mrow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sup>
              <mi>j</mi>
              <mrow>
                <mo stretchy="false">−</mo>
                <mn>1</mn>
              </mrow>
            </msup>
          </mrow>
        </msub>
      </mrow>
    </mrow>
    <annotation encoding="StarMath 5.0">[(log %zeta(s))^k]_n = sum from j = 2 j^-s{%kappa(j)} cdot [(log %zeta(s))^{k-1}]_{n j^-1}

</annotation>
  </semantics>
</math>
</file>

<file path=Object 5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%zeta(s)^z]_n = sum from k = 0 to infinity {{z^k} over {k!}} [(log %zeta(s))^k]_n</annotation>
  </semantics>
</math>
</file>

<file path=Object 57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58/content.xml><?xml version="1.0" encoding="utf-8"?>
<math xmlns="http://www.w3.org/1998/Math/MathML" display="block">
  <semantics>
    <mrow>
      <mi mathvariant="normal">ζ</mi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</mrow>
      <msup>
        <mrow>
          <mo fence="true" stretchy="false">(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)</mo>
        </mrow>
        <mi>k</mi>
      </msup>
    </mrow>
    <annotation encoding="StarMath 5.0">%zeta(s)^z = sum from k = 0 to{infinity} {z^k over {k!}}(log %zeta(s))^k</annotation>
  </semantics>
</math>
</file>

<file path=Object 59/content.xml><?xml version="1.0" encoding="utf-8"?>
<math xmlns="http://www.w3.org/1998/Math/MathML" display="block">
  <semantics>
    <mrow>
      <msub>
        <mrow>
          <mo fence="true" stretchy="false">[</mo>
          <mrow>
            <msup>
              <mi>f</mi>
              <mi>z</mi>
            </msup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frac>
            <msup>
              <mi>z</mi>
              <mi>k</mi>
            </msup>
            <mrow>
              <mi>k</mi>
              <mi>!</mi>
            </mrow>
          </mfrac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log</mi>
                        <mi>f</mi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  <mi>n</mi>
          </msub>
        </mrow>
      </mrow>
    </mrow>
    <annotation encoding="StarMath 5.0">[f^z]_n = sum from k = 0 to infinity {{{z^k} over {k!}} [(log f)^k]_n}</annotation>
  </semantics>
</math>
</file>

<file path=Object 6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6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frac>
            <msup>
              <mi>z</mi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i mathvariant="normal">κ</mi>
      </mrow>
      <mrow>
        <mo fence="true" stretchy="false">(</mo>
        <mrow>
          <mi>j</mi>
        </mrow>
        <mo fence="true" stretchy="false">)</mo>
      </mrow>
      <mrow>
        <msup>
          <mi>j</mi>
          <mrow>
            <mo stretchy="false">−</mo>
            <mi>s</mi>
          </mrow>
        </msup>
        <mo stretchy="false">+</mo>
        <mfrac>
          <msup>
            <mi>z</mi>
            <mn>2</mn>
          </msup>
          <mrow>
            <mn>2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i mathvariant="normal">κ</mi>
        </mrow>
      </mrow>
      <mrow>
        <mo fence="true" stretchy="false">(</mo>
        <mrow>
          <mi>j</mi>
        </mrow>
        <mo fence="true" stretchy="false">)</mo>
      </mrow>
      <mi mathvariant="normal">κ</mi>
      <mrow>
        <mo fence="true" stretchy="false">(</mo>
        <mrow>
          <mi>k</mi>
        </mrow>
        <mo fence="true" stretchy="false">)</mo>
      </mrow>
      <mrow>
        <msup>
          <mrow>
            <mo fence="true" stretchy="false">(</mo>
            <mrow>
              <mrow>
                <mi>j</mi>
                <mo stretchy="false">⋅</mo>
                <mi>k</mi>
              </mrow>
            </mrow>
            <mo fence="true" stretchy="false">)</mo>
          </mrow>
          <mrow>
            <mo stretchy="false">−</mo>
            <mi>s</mi>
          </mrow>
        </msup>
        <mo stretchy="false">+</mo>
        <mfrac>
          <msup>
            <mi>z</mi>
            <mn>3</mn>
          </msup>
          <mrow>
            <mn>3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i mathvariant="normal">κ</mi>
          </mrow>
        </mrow>
      </mrow>
      <mrow>
        <mo fence="true" stretchy="false">(</mo>
        <mrow>
          <mi>j</mi>
        </mrow>
        <mo fence="true" stretchy="false">)</mo>
      </mrow>
      <mi mathvariant="normal">κ</mi>
      <mrow>
        <mo fence="true" stretchy="false">(</mo>
        <mrow>
          <mi>k</mi>
        </mrow>
        <mo fence="true" stretchy="false">)</mo>
      </mrow>
      <mi mathvariant="normal">κ</mi>
      <mrow>
        <mo fence="true" stretchy="false">(</mo>
        <mrow>
          <mi>l</mi>
        </mrow>
        <mo fence="true" stretchy="false">)</mo>
      </mrow>
      <mrow>
        <msup>
          <mrow>
            <mo fence="true" stretchy="false">(</mo>
            <mrow>
              <mrow>
                <mi>j</mi>
                <mo stretchy="false">⋅</mo>
                <mi>k</mi>
                <mo stretchy="false">⋅</mo>
                <mi>l</mi>
              </mrow>
            </mrow>
            <mo fence="true" stretchy="false">)</mo>
          </mrow>
          <mrow>
            <mo stretchy="false">−</mo>
            <mi>s</mi>
          </mrow>
        </msup>
        <mo stretchy="false">+</mo>
        <mfrac>
          <msup>
            <mi>z</mi>
            <mn>4</mn>
          </msup>
          <mrow>
            <mn>4</mn>
            <mi>!</mi>
          </mrow>
        </mfrac>
      </mrow>
      <mn>..</mn>
      <mi>.</mi>
    </mrow>
    <annotation encoding="StarMath 5.0">[%zeta(s)^z]_n =
1 +
{z^1 over {1!}}sum from j = 2 to n %kappa(j)j^-s 
 +{z^2 over {2!}}sum from j = 2 to n sum from k = 2 to lfloor n over j rfloor %kappa(j)%kappa(k)(j cdot k)^-s
+{z^3 over {3!}}sum from j = 2 to n sum from k = 2 to lfloor n over j rfloor sum from l = 2 to lfloor 	n over {j cdot k} rfloor %kappa(j)%kappa(k)%kappa(l)(j cdot k cdot l)^-s 
+{z^4 over {4!}}...</annotation>
  </semantics>
</math>
</file>

<file path=Object 61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62/content.xml><?xml version="1.0" encoding="utf-8"?>
<math xmlns="http://www.w3.org/1998/Math/MathML" display="block">
  <semantics>
    <mrow>
      <msub>
        <mi mathvariant="normal">ζ</mi>
        <mi>n</mi>
      </msub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n>1</mn>
          <mo stretchy="false">+</mo>
          <mfrac>
            <msup>
              <mi>z</mi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i>j</mi>
            <mo stretchy="false">=</mo>
            <mn>2</mn>
          </mrow>
          <mi mathvariant="normal">∞</mi>
        </munderover>
        <mi mathvariant="normal">κ</mi>
      </mrow>
      <mrow>
        <mo fence="true" stretchy="false">(</mo>
        <mrow>
          <mi>j</mi>
        </mrow>
        <mo fence="true" stretchy="false">)</mo>
      </mrow>
      <mrow>
        <msup>
          <mi>j</mi>
          <mrow>
            <mo stretchy="false">−</mo>
            <mi>s</mi>
          </mrow>
        </msup>
        <mo stretchy="false">+</mo>
        <mfrac>
          <msup>
            <mi>z</mi>
            <mn>2</mn>
          </msup>
          <mrow>
            <mn>2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 mathvariant="normal">∞</mi>
        </munderover>
        <mrow>
          <munderover>
            <mo stretchy="false">∑</mo>
            <mrow>
              <mi>k</mi>
              <mo stretchy="false">=</mo>
              <mn>2</mn>
            </mrow>
            <mi mathvariant="normal">∞</mi>
          </munderover>
          <mi mathvariant="normal">κ</mi>
        </mrow>
      </mrow>
      <mrow>
        <mo fence="true" stretchy="false">(</mo>
        <mrow>
          <mi>j</mi>
        </mrow>
        <mo fence="true" stretchy="false">)</mo>
      </mrow>
      <mi mathvariant="normal">κ</mi>
      <mrow>
        <mo fence="true" stretchy="false">(</mo>
        <mrow>
          <mi>k</mi>
        </mrow>
        <mo fence="true" stretchy="false">)</mo>
      </mrow>
      <mrow>
        <msup>
          <mrow>
            <mo fence="true" stretchy="false">(</mo>
            <mrow>
              <mrow>
                <mi>j</mi>
                <mo stretchy="false">⋅</mo>
                <mi>k</mi>
              </mrow>
            </mrow>
            <mo fence="true" stretchy="false">)</mo>
          </mrow>
          <mrow>
            <mo stretchy="false">−</mo>
            <mi>s</mi>
          </mrow>
        </msup>
        <mo stretchy="false">+</mo>
        <mfrac>
          <msup>
            <mi>z</mi>
            <mn>3</mn>
          </msup>
          <mrow>
            <mn>3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 mathvariant="normal">∞</mi>
        </munderover>
        <mrow>
          <munderover>
            <mo stretchy="false">∑</mo>
            <mrow>
              <mi>k</mi>
              <mo stretchy="false">=</mo>
              <mn>2</mn>
            </mrow>
            <mi mathvariant="normal">∞</mi>
          </munderover>
          <mrow>
            <munderover>
              <mo stretchy="false">∑</mo>
              <mrow>
                <mi>l</mi>
                <mo stretchy="false">=</mo>
                <mn>2</mn>
              </mrow>
              <mi mathvariant="normal">∞</mi>
            </munderover>
            <mi mathvariant="normal">κ</mi>
          </mrow>
        </mrow>
      </mrow>
      <mrow>
        <mo fence="true" stretchy="false">(</mo>
        <mrow>
          <mi>j</mi>
        </mrow>
        <mo fence="true" stretchy="false">)</mo>
      </mrow>
      <mi mathvariant="normal">κ</mi>
      <mrow>
        <mo fence="true" stretchy="false">(</mo>
        <mrow>
          <mi>k</mi>
        </mrow>
        <mo fence="true" stretchy="false">)</mo>
      </mrow>
      <mi mathvariant="normal">κ</mi>
      <mrow>
        <mo fence="true" stretchy="false">(</mo>
        <mrow>
          <mi>l</mi>
        </mrow>
        <mo fence="true" stretchy="false">)</mo>
      </mrow>
      <mrow>
        <msup>
          <mrow>
            <mo fence="true" stretchy="false">(</mo>
            <mrow>
              <mrow>
                <mi>j</mi>
                <mo stretchy="false">⋅</mo>
                <mi>k</mi>
                <mo stretchy="false">⋅</mo>
                <mi>l</mi>
              </mrow>
            </mrow>
            <mo fence="true" stretchy="false">)</mo>
          </mrow>
          <mrow>
            <mo stretchy="false">−</mo>
            <mi>s</mi>
          </mrow>
        </msup>
        <mo stretchy="false">+</mo>
        <mfrac>
          <msup>
            <mi>z</mi>
            <mn>4</mn>
          </msup>
          <mrow>
            <mn>4</mn>
            <mi>!</mi>
          </mrow>
        </mfrac>
      </mrow>
      <mn>..</mn>
      <mi>.</mi>
    </mrow>
    <annotation encoding="StarMath 5.0">%zeta_n(s)^{z} =
1 +
{z^1 over {1!}}sum from j = 2 to infinity  %kappa(j)j^-s 
 +{z^2 over {2!}}sum from j = 2 to infinity sum from k = 2 to infinity %kappa(j)%kappa(k)(j cdot k)^-s
+{z^3 over {3!}}sum from j = 2 to infinity sum from k = 2 to infinity sum from l = 2 to infinity %kappa(j)%kappa(k)%kappa(l)(j cdot k cdot l)^-s 
+{z^4 over {4!}}...</annotation>
  </semantics>
</math>
</file>

<file path=Object 6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f</mi>
                <mi>z</mi>
              </msup>
            </mrow>
            <mo fence="true" stretchy="false">]</mo>
          </mrow>
          <mi>n</mi>
        </msub>
        <mo stretchy="false">=</mo>
        <mrow>
          <mn>1</mn>
          <mo stretchy="false">+</mo>
          <mfrac>
            <msup>
              <mi>z</mi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i mathvariant="normal">κ</mi>
      </mrow>
      <mrow>
        <mo fence="true" stretchy="false">(</mo>
        <mrow>
          <mi>j</mi>
        </mrow>
        <mo fence="true" stretchy="false">)</mo>
      </mrow>
      <mi>f</mi>
      <mrow>
        <mrow>
          <mo fence="true" stretchy="false">(</mo>
          <mrow>
            <mi>j</mi>
          </mrow>
          <mo fence="true" stretchy="false">)</mo>
        </mrow>
        <mo stretchy="false">+</mo>
        <mfrac>
          <msup>
            <mi>z</mi>
            <mn>2</mn>
          </msup>
          <mrow>
            <mn>2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i mathvariant="normal">κ</mi>
        </mrow>
      </mrow>
      <mrow>
        <mo fence="true" stretchy="false">(</mo>
        <mrow>
          <mi>j</mi>
        </mrow>
        <mo fence="true" stretchy="false">)</mo>
      </mrow>
      <mi mathvariant="normal">κ</mi>
      <mrow>
        <mo fence="true" stretchy="false">(</mo>
        <mrow>
          <mi>k</mi>
        </mrow>
        <mo fence="true" stretchy="false">)</mo>
      </mrow>
      <mi>f</mi>
      <mrow>
        <mo fence="true" stretchy="false">(</mo>
        <mrow>
          <mi>j</mi>
        </mrow>
        <mo fence="true" stretchy="false">)</mo>
      </mrow>
      <mi>f</mi>
      <mrow>
        <mrow>
          <mo fence="true" stretchy="false">(</mo>
          <mrow>
            <mi>k</mi>
          </mrow>
          <mo fence="true" stretchy="false">)</mo>
        </mrow>
        <mo stretchy="false">+</mo>
        <mfrac>
          <msup>
            <mi>z</mi>
            <mn>3</mn>
          </msup>
          <mrow>
            <mn>3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i mathvariant="normal">κ</mi>
          </mrow>
        </mrow>
      </mrow>
      <mrow>
        <mo fence="true" stretchy="false">(</mo>
        <mrow>
          <mi>j</mi>
        </mrow>
        <mo fence="true" stretchy="false">)</mo>
      </mrow>
      <mi mathvariant="normal">κ</mi>
      <mrow>
        <mo fence="true" stretchy="false">(</mo>
        <mrow>
          <mi>k</mi>
        </mrow>
        <mo fence="true" stretchy="false">)</mo>
      </mrow>
      <mi mathvariant="normal">κ</mi>
      <mrow>
        <mo fence="true" stretchy="false">(</mo>
        <mrow>
          <mi>l</mi>
        </mrow>
        <mo fence="true" stretchy="false">)</mo>
      </mrow>
      <mi>f</mi>
      <mrow>
        <mo fence="true" stretchy="false">(</mo>
        <mrow>
          <mi>j</mi>
        </mrow>
        <mo fence="true" stretchy="false">)</mo>
      </mrow>
      <mi>f</mi>
      <mrow>
        <mo fence="true" stretchy="false">(</mo>
        <mrow>
          <mi>k</mi>
        </mrow>
        <mo fence="true" stretchy="false">)</mo>
      </mrow>
      <mi>f</mi>
      <mrow>
        <mrow>
          <mo fence="true" stretchy="false">(</mo>
          <mrow>
            <mi>l</mi>
          </mrow>
          <mo fence="true" stretchy="false">)</mo>
        </mrow>
        <mo stretchy="false">+</mo>
        <mfrac>
          <msup>
            <mi>z</mi>
            <mn>4</mn>
          </msup>
          <mrow>
            <mn>4</mn>
            <mi>!</mi>
          </mrow>
        </mfrac>
      </mrow>
      <mn>..</mn>
      <mi>.</mi>
    </mrow>
    <annotation encoding="StarMath 5.0">[f^z]_n =
1 +
{z^1 over {1!}}sum from j = 2 to n  %kappa(j)f( j )
 +{z^2 over {2!}}sum from j = 2 to n sum from k = 2 to lfloor n over j rfloor %kappa(j)%kappa(k)f( j )f( k )
+{z^3 over {3!}}sum from j = 2 to n sum from k = 2 to lfloor n over j rfloor sum from l = 2 to lfloor 	n over {j cdot k} rfloor %kappa(j)%kappa(k)%kappa(l)f( j )f( k )f( l )
+{z^4 over {4!}}...</annotation>
  </semantics>
</math>
</file>

<file path=Object 6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65/content.xml><?xml version="1.0" encoding="utf-8"?>
<math xmlns="http://www.w3.org/1998/Math/MathML" display="block">
  <semantics>
    <mrow>
      <mfrac>
        <mo stretchy="false">∂</mo>
        <mrow>
          <mo stretchy="false">∂</mo>
          <mi>z</mi>
        </mrow>
      </mfrac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frac>
              <msup>
                <mi>z</mi>
                <mi>k</mi>
              </msup>
              <mrow>
                <mi>k</mi>
                <mi>!</mi>
              </mrow>
            </mfrac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log</mi>
                          <mi mathvariant="normal">ζ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i>k</mi>
                      <mo stretchy="false">+</mo>
                      <mn>1</mn>
                    </mrow>
                  </msup>
                </mrow>
                <mo fence="true" stretchy="false">]</mo>
              </mrow>
              <mi>n</mi>
            </msub>
          </mrow>
        </mrow>
      </mrow>
    </mrow>
    <annotation encoding="StarMath 5.0">{{partial}over{partial z}}[%zeta(s)^z]_n = sum from k = 0 to infinity{{{z^k}over{k!}}[(log %zeta(s))^{k+1}]_n}</annotation>
  </semantics>
</math>
</file>

<file path=Object 66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67/content.xml><?xml version="1.0" encoding="utf-8"?>
<math xmlns="http://www.w3.org/1998/Math/MathML" display="block">
  <semantics>
    <mrow>
      <mfrac>
        <mo stretchy="false">∂</mo>
        <mrow>
          <mo stretchy="false">∂</mo>
          <mi>z</mi>
        </mrow>
      </mfrac>
      <mi mathvariant="normal">ζ</mi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</mrow>
      <msup>
        <mrow>
          <mo fence="true" stretchy="false">(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)</mo>
        </mrow>
        <mrow>
          <mi>k</mi>
          <mo stretchy="false">+</mo>
          <mn>1</mn>
        </mrow>
      </msup>
    </mrow>
    <annotation encoding="StarMath 5.0">{{partial}over{partial z}}%zeta(s)^z = sum from k = 0 to infinity {{z^k}over{k!}}(log %zeta(s) )^{k+1}</annotation>
  </semantics>
</math>
</file>

<file path=Object 68/content.xml><?xml version="1.0" encoding="utf-8"?>
<math xmlns="http://www.w3.org/1998/Math/MathML" display="block">
  <semantics>
    <mrow>
      <mfrac>
        <mo stretchy="false">∂</mo>
        <mrow>
          <mo stretchy="false">∂</mo>
          <mi>z</mi>
        </mrow>
      </mfrac>
      <mrow>
        <msub>
          <mrow>
            <mo fence="true" stretchy="false">[</mo>
            <mrow>
              <msup>
                <mi>f</mi>
                <mi>z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frac>
              <msup>
                <mi>z</mi>
                <mi>k</mi>
              </msup>
              <mrow>
                <mi>k</mi>
                <mi>!</mi>
              </mrow>
            </mfrac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log</mi>
                          <mi>f</mi>
                        </mrow>
                      </mrow>
                      <mo fence="true" stretchy="false">)</mo>
                    </mrow>
                    <mrow>
                      <mi>k</mi>
                      <mo stretchy="false">+</mo>
                      <mn>1</mn>
                    </mrow>
                  </msup>
                </mrow>
                <mo fence="true" stretchy="false">]</mo>
              </mrow>
              <mi>n</mi>
            </msub>
          </mrow>
        </mrow>
      </mrow>
    </mrow>
    <annotation encoding="StarMath 5.0">{{partial}over{partial z}}[f^z]_n = sum from k = 0 to infinity{{{z^k}over{k!}}[(log f)^{k+1}]_n}</annotation>
  </semantics>
</math>
</file>

<file path=Object 69/content.xml><?xml version="1.0" encoding="utf-8"?>
<math xmlns="http://www.w3.org/1998/Math/MathML" display="block">
  <semantics>
    <mrow>
      <mfrac>
        <mo stretchy="false">∂</mo>
        <mrow>
          <mo stretchy="false">∂</mo>
          <mi>z</mi>
        </mrow>
      </mfrac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row>
                <mi>log</mi>
                <mi mathvariant="normal">ζ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⋅</mo>
                  <mi mathvariant="normal">ζ</mi>
                </mrow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</mrow>
    </mrow>
    <annotation encoding="StarMath 5.0">{{partial}over{partial z}}[%zeta(s)^z]_n = [log %zeta(s) cdot  %zeta(s)^z ]_n</annotation>
  </semantics>
</math>
</file>

<file path=Object 7/content.xml><?xml version="1.0" encoding="utf-8"?>
<math xmlns="http://www.w3.org/1998/Math/MathML" display="block">
  <semantics>
    <mrow>
      <mi>n</mi>
      <mo stretchy="false">=</mo>
      <mrow>
        <munder>
          <mo stretchy="false">∏</mo>
          <mrow>
            <msup>
              <mi>p</mi>
              <mi>k</mi>
            </msup>
            <mo stretchy="false">∣</mo>
            <mi>n</mi>
          </mrow>
        </munder>
        <msup>
          <mi>p</mi>
          <mi>k</mi>
        </msup>
      </mrow>
    </mrow>
    <annotation encoding="StarMath 5.0">n = prod from {p^k divides n}p^k</annotation>
  </semantics>
</math>
</file>

<file path=Object 70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71/content.xml><?xml version="1.0" encoding="utf-8"?>
<math xmlns="http://www.w3.org/1998/Math/MathML" display="block">
  <semantics>
    <mrow>
      <mfrac>
        <mo stretchy="false">∂</mo>
        <mrow>
          <mo stretchy="false">∂</mo>
          <mi>z</mi>
        </mrow>
      </mfrac>
      <mi mathvariant="normal">ζ</mi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i>log</mi>
      </mrow>
      <mi mathvariant="normal">ζ</mi>
      <mrow>
        <mo fence="true" stretchy="false">(</mo>
        <mrow>
          <mi>s</mi>
        </mrow>
        <mo fence="true" stretchy="false">)</mo>
      </mrow>
      <mi mathvariant="normal">ζ</mi>
      <msup>
        <mrow>
          <mo fence="true" stretchy="false">(</mo>
          <mrow>
            <mi>s</mi>
          </mrow>
          <mo fence="true" stretchy="false">)</mo>
        </mrow>
        <mi>z</mi>
      </msup>
    </mrow>
    <annotation encoding="StarMath 5.0">{{partial}over{partial z}}%zeta(s)^z = log %zeta(s) %zeta( s )^z</annotation>
  </semantics>
</math>
</file>

<file path=Object 72/content.xml><?xml version="1.0" encoding="utf-8"?>
<math xmlns="http://www.w3.org/1998/Math/MathML" display="block">
  <semantics>
    <mrow>
      <mfrac>
        <mo stretchy="false">∂</mo>
        <mrow>
          <mo stretchy="false">∂</mo>
          <mi>z</mi>
        </mrow>
      </mfrac>
      <mrow>
        <msub>
          <mrow>
            <mo fence="true" stretchy="false">[</mo>
            <mrow>
              <msup>
                <mi>f</mi>
                <mi>z</mi>
              </msup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row>
                <mi>log</mi>
                <mrow>
                  <mi>f</mi>
                  <mo stretchy="false">⋅</mo>
                  <msup>
                    <mi>f</mi>
                    <mi>z</mi>
                  </msup>
                </mrow>
              </mrow>
            </mrow>
            <mo fence="true" stretchy="false">]</mo>
          </mrow>
          <mi>n</mi>
        </msub>
      </mrow>
    </mrow>
    <annotation encoding="StarMath 5.0">{{partial}over{partial z}}[f^z]_n = [log f cdot  f^z ]_n</annotation>
  </semantics>
</math>
</file>

<file path=Object 7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row>
            <munderover>
              <mo stretchy="false">∫</mo>
              <mn>0</mn>
              <mi>z</mi>
            </munderover>
            <msub>
              <mrow>
                <mo fence="true" stretchy="false">[</mo>
                <mrow>
                  <mrow>
                    <mi>log</mi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⋅</mo>
                      <mi mathvariant="normal">ζ</mi>
                    </mrow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y</mi>
                    </msup>
                  </mrow>
                </mrow>
                <mo fence="true" stretchy="false">]</mo>
              </mrow>
              <mi>n</mi>
            </msub>
          </mrow>
        </mrow>
      </mrow>
      <mi mathvariant="italic">dy</mi>
    </mrow>
    <annotation encoding="StarMath 5.0">[%zeta(s)^z]_n = 1+int from 0 to z [log %zeta(s) cdot %zeta(s)^y ]_n dy</annotation>
  </semantics>
</math>
</file>

<file path=Object 74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i mathvariant="normal">κ</mi>
          </mrow>
        </mrow>
      </mrow>
      <mrow>
        <mo fence="true" stretchy="false">(</mo>
        <mrow>
          <mi>j</mi>
        </mrow>
        <mo fence="true" stretchy="false">)</mo>
      </mrow>
      <mrow>
        <munderover>
          <mo stretchy="false">∫</mo>
          <mn>0</mn>
          <mi>z</mi>
        </munderover>
        <msub>
          <mi>D</mi>
          <mi>y</mi>
        </msub>
      </mrow>
      <mrow>
        <mo fence="true" stretchy="false">(</mo>
        <mrow>
          <mfrac>
            <mi>n</mi>
            <mi>j</mi>
          </mfrac>
        </mrow>
        <mo fence="true" stretchy="false">)</mo>
      </mrow>
      <mi mathvariant="italic">dy</mi>
    </mrow>
    <annotation encoding="StarMath 5.0">D_z(n) = 1 + sum from j = 2 to n %kappa( j )  int  from 0 to z D_y(n over j) dy</annotation>
  </semantics>
</math>
</file>

<file path=Object 75/content.xml><?xml version="1.0" encoding="utf-8"?>
<math xmlns="http://www.w3.org/1998/Math/MathML" display="block">
  <semantics>
    <mrow>
      <mrow>
        <mi>n</mi>
        <mo stretchy="false">=</mo>
        <mrow>
          <mn>1</mn>
          <mo stretchy="false">+</mo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i mathvariant="normal">Π</mi>
          </mrow>
        </mrow>
      </mrow>
      <mrow>
        <mo fence="true" stretchy="false">(</mo>
        <mrow>
          <mfrac>
            <mi>n</mi>
            <mi>j</mi>
          </mfrac>
        </mrow>
        <mo fence="true" stretchy="false">)</mo>
      </mrow>
      <mrow>
        <munderover>
          <mo stretchy="false">∫</mo>
          <mn>0</mn>
          <mn>1</mn>
        </munderover>
        <msub>
          <mi>d</mi>
          <mi>y</mi>
        </msub>
      </mrow>
      <mrow>
        <mo fence="true" stretchy="false">(</mo>
        <mrow>
          <mi>j</mi>
        </mrow>
        <mo fence="true" stretchy="false">)</mo>
      </mrow>
      <mi mathvariant="italic">dy</mi>
    </mrow>
    <annotation encoding="StarMath 5.0">n = 1 + sum from j = 1 to n %PI( n over j )  int  from 0 to 1 d_y(j) dy</annotation>
  </semantics>
</math>
</file>

<file path=Object 76/content.xml><?xml version="1.0" encoding="utf-8"?>
<math xmlns="http://www.w3.org/1998/Math/MathML" display="block">
  <semantics>
    <mrow>
      <mrow>
        <mi>n</mi>
        <mo stretchy="false">=</mo>
        <mrow>
          <mn>1</mn>
          <mo stretchy="false">+</mo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i mathvariant="normal">κ</mi>
          </mrow>
        </mrow>
      </mrow>
      <mrow>
        <mo fence="true" stretchy="false">(</mo>
        <mrow>
          <mi>j</mi>
        </mrow>
        <mo fence="true" stretchy="false">)</mo>
      </mrow>
      <mrow>
        <munderover>
          <mo stretchy="false">∫</mo>
          <mn>0</mn>
          <mn>1</mn>
        </munderover>
        <msub>
          <mi>D</mi>
          <mi>y</mi>
        </msub>
      </mrow>
      <mrow>
        <mo fence="true" stretchy="false">(</mo>
        <mrow>
          <mfrac>
            <mi>n</mi>
            <mi>j</mi>
          </mfrac>
        </mrow>
        <mo fence="true" stretchy="false">)</mo>
      </mrow>
      <mi mathvariant="italic">dy</mi>
    </mrow>
    <annotation encoding="StarMath 5.0">n = 1 + sum from j = 2 to n %kappa( j )  int  from 0 to 1 D_y(n over j) dy</annotation>
  </semantics>
</math>
</file>

<file path=Object 77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78/content.xml><?xml version="1.0" encoding="utf-8"?>
<math xmlns="http://www.w3.org/1998/Math/MathML" display="block">
  <semantics>
    <mrow>
      <mi mathvariant="normal">ζ</mi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o stretchy="false">∫</mo>
          <mi>log</mi>
        </mrow>
      </mrow>
      <mi mathvariant="normal">ζ</mi>
      <mrow>
        <mo fence="true" stretchy="false">(</mo>
        <mrow>
          <mi>s</mi>
        </mrow>
        <mo fence="true" stretchy="false">)</mo>
      </mrow>
      <mi mathvariant="normal">ζ</mi>
      <msup>
        <mrow>
          <mo fence="true" stretchy="false">(</mo>
          <mrow>
            <mi>s</mi>
          </mrow>
          <mo fence="true" stretchy="false">)</mo>
        </mrow>
        <mi>z</mi>
      </msup>
      <mi mathvariant="italic">dz</mi>
    </mrow>
    <annotation encoding="StarMath 5.0">%zeta(s)^z = int log %zeta(s) %zeta( s )^z dz</annotation>
  </semantics>
</math>
</file>

<file path=Object 79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f</mi>
                <mi>z</mi>
              </msup>
            </mrow>
            <mo fence="true" stretchy="false">]</mo>
          </mrow>
          <mi>n</mi>
        </msub>
        <mo stretchy="false">=</mo>
        <mrow>
          <mo stretchy="false">∫</mo>
          <msub>
            <mrow>
              <mo fence="true" stretchy="false">[</mo>
              <mrow>
                <mrow>
                  <mi>log</mi>
                  <mrow>
                    <mi>f</mi>
                    <mo stretchy="false">⋅</mo>
                    <msup>
                      <mi>f</mi>
                      <mi>z</mi>
                    </msup>
                  </mrow>
                </mrow>
              </mrow>
              <mo fence="true" stretchy="false">]</mo>
            </mrow>
            <mi>n</mi>
          </msub>
        </mrow>
      </mrow>
      <mi mathvariant="italic">dz</mi>
    </mrow>
    <annotation encoding="StarMath 5.0">[f^z]_n = int [log f cdot f^z ]_n dz</annotation>
  </semantics>
</math>
</file>

<file path=Object 8/content.xml><?xml version="1.0" encoding="utf-8"?>
<math xmlns="http://www.w3.org/1998/Math/MathML">
  <semantics>
    <mrow>
      <msub>
        <mi>d</mi>
        <mi>z</mi>
      </msub>
      <mrow>
        <mo stretchy="false">(</mo>
        <mrow>
          <mi>n</mi>
        </mrow>
        <mo stretchy="false">)</mo>
      </mrow>
    </mrow>
    <annotation encoding="StarMath 5.0">d_z(n)</annotation>
  </semantics>
</math>
</file>

<file path=Object 80/content.xml><?xml version="1.0" encoding="utf-8"?>
<math xmlns="http://www.w3.org/1998/Math/MathML" display="block">
  <semantics>
    <mrow>
      <mfrac>
        <msup>
          <mo stretchy="false">∂</mo>
          <mi mathvariant="normal">α</mi>
        </msup>
        <mrow>
          <mo stretchy="false">∂</mo>
          <msup>
            <mi>z</mi>
            <mi mathvariant="normal">α</mi>
          </msup>
        </mrow>
      </mfrac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frac>
              <msup>
                <mi>z</mi>
                <mi>k</mi>
              </msup>
              <mrow>
                <mi>k</mi>
                <mi>!</mi>
              </mrow>
            </mfrac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log</mi>
                          <mi mathvariant="normal">ζ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i>k</mi>
                      <mo stretchy="false">+</mo>
                      <mi mathvariant="normal">α</mi>
                    </mrow>
                  </msup>
                </mrow>
                <mo fence="true" stretchy="false">]</mo>
              </mrow>
              <mi>n</mi>
            </msub>
          </mrow>
        </mrow>
      </mrow>
    </mrow>
    <annotation encoding="StarMath 5.0">{{partial^%alpha}over{partial z^%alpha}}[%zeta(s)^z]_n = sum from k = 0 to infinity{{{z^k}over{k!}}[(log %zeta(s))^{k+%alpha}]_n}</annotation>
  </semantics>
</math>
</file>

<file path=Object 81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82/content.xml><?xml version="1.0" encoding="utf-8"?>
<math xmlns="http://www.w3.org/1998/Math/MathML">
  <semantics>
    <mrow>
      <mrow>
        <mfrac>
          <mrow>
            <msup>
              <mo stretchy="false">∂</mo>
              <mo stretchy="false">α</mo>
            </msup>
          </mrow>
          <mrow>
            <mo stretchy="false">∂</mo>
            <msup>
              <mi>z</mi>
              <mo stretchy="false">α</mo>
            </msup>
          </mrow>
        </mfrac>
      </mrow>
      <mo stretchy="false">ζ</mo>
      <mrow>
        <msup>
          <mrow>
            <mo stretchy="false">(</mo>
            <mrow>
              <mi>s</mi>
            </mrow>
            <mo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o stretchy="false">∞</mo>
          </munderover>
          <mrow>
            <mrow>
              <mfrac>
                <mrow>
                  <msup>
                    <mi>z</mi>
                    <mi>k</mi>
                  </msup>
                </mrow>
                <mrow>
                  <mi>k</mi>
                  <mi>!</mi>
                </mrow>
              </mfrac>
            </mrow>
            <msup>
              <mrow>
                <mo stretchy="false">(</mo>
                <mrow>
                  <mi>log</mi>
                  <mo stretchy="false">ζ</mo>
                  <mrow>
                    <mo stretchy="false">(</mo>
                    <mrow>
                      <mi>s</mi>
                    </mrow>
                    <mo stretchy="false">)</mo>
                  </mrow>
                </mrow>
                <mo stretchy="false">)</mo>
              </mrow>
              <mrow>
                <mrow>
                  <mi>k</mi>
                  <mo stretchy="false">+</mo>
                  <mo stretchy="false">α</mo>
                </mrow>
              </mrow>
            </msup>
          </mrow>
        </mrow>
      </mrow>
    </mrow>
    <annotation encoding="StarMath 5.0">{{partial^%alpha}over{partial z^%alpha}}%zeta(s)^z = sum from k = 0 to infinity {{{z^k}over{k!}}(log %zeta(s))^{k+%alpha}}</annotation>
  </semantics>
</math>
</file>

<file path=Object 83/content.xml><?xml version="1.0" encoding="utf-8"?>
<math xmlns="http://www.w3.org/1998/Math/MathML" display="block">
  <semantics>
    <mrow>
      <mfrac>
        <msup>
          <mo stretchy="false">∂</mo>
          <mi mathvariant="normal">α</mi>
        </msup>
        <mrow>
          <mo stretchy="false">∂</mo>
          <msup>
            <mi>z</mi>
            <mi mathvariant="normal">α</mi>
          </msup>
        </mrow>
      </mfrac>
      <mrow>
        <msub>
          <mrow>
            <mo fence="true" stretchy="false">[</mo>
            <mrow>
              <msup>
                <mi>f</mi>
                <mi>z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frac>
              <msup>
                <mi>z</mi>
                <mi>k</mi>
              </msup>
              <mrow>
                <mi>k</mi>
                <mi>!</mi>
              </mrow>
            </mfrac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log</mi>
                          <mi>f</mi>
                        </mrow>
                      </mrow>
                      <mo fence="true" stretchy="false">)</mo>
                    </mrow>
                    <mrow>
                      <mi>k</mi>
                      <mo stretchy="false">+</mo>
                      <mi mathvariant="normal">α</mi>
                    </mrow>
                  </msup>
                </mrow>
                <mo fence="true" stretchy="false">]</mo>
              </mrow>
              <mi>n</mi>
            </msub>
          </mrow>
        </mrow>
      </mrow>
    </mrow>
    <annotation encoding="StarMath 5.0">{{partial^%alpha}over{partial z^%alpha}}[f^z]_n = sum from k = 0 to infinity{{{z^k}over{k!}}[(log f)^{k+%alpha}]_n}</annotation>
  </semantics>
</math>
</file>

<file path=Object 8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85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frac>
            <msup>
              <mi>z</mi>
              <mi>k</mi>
            </msup>
            <mrow>
              <mi>k</mi>
              <mi>!</mi>
            </mrow>
          </mfrac>
          <mrow>
            <munder>
              <mi>lim</mi>
              <mrow>
                <mi>y</mi>
                <mo stretchy="false">→</mo>
                <mn>0</mn>
              </mrow>
            </munder>
            <mfrac>
              <msup>
                <mo stretchy="false">∂</mo>
                <mi>k</mi>
              </msup>
              <mrow>
                <mo stretchy="false">∂</mo>
                <msup>
                  <mi>y</mi>
                  <mi>k</mi>
                </msup>
              </mrow>
            </mfrac>
          </mrow>
          <msub>
            <mrow>
              <mo fence="true" stretchy="false">[</mo>
              <mrow>
                <mrow>
                  <mi mathvariant="normal">ζ</mi>
                  <msup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i>y</mi>
                  </msup>
                </mrow>
              </mrow>
              <mo fence="true" stretchy="false">]</mo>
            </mrow>
            <mi>n</mi>
          </msub>
        </mrow>
      </mrow>
    </mrow>
    <annotation encoding="StarMath 5.0">[%zeta(s)^z]_n = sum from k = 0 to infinity {{{z^k} over {k!}} lim from {y rightarrow 0}{{partial^k}over{partial y^k}}[%zeta(s)^y]_n}</annotation>
  </semantics>
</math>
</file>

<file path=Object 86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87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</mrow>
            <mo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o stretchy="false">∞</mo>
          </munderover>
          <mrow>
            <mrow>
              <mfrac>
                <mrow>
                  <msup>
                    <mi>z</mi>
                    <mi>k</mi>
                  </msup>
                </mrow>
                <mrow>
                  <mi>k</mi>
                  <mi>!</mi>
                </mrow>
              </mfrac>
            </mrow>
            <mrow>
              <munder>
                <mi>lim</mi>
                <mrow>
                  <mi>y</mi>
                  <mo stretchy="false">→</mo>
                  <mn>0</mn>
                </mrow>
              </munder>
              <mrow>
                <mfrac>
                  <mrow>
                    <msup>
                      <mo stretchy="false">∂</mo>
                      <mi>k</mi>
                    </msup>
                  </mrow>
                  <mrow>
                    <mo stretchy="false">∂</mo>
                    <msup>
                      <mi>y</mi>
                      <mi>k</mi>
                    </msup>
                  </mrow>
                </mfrac>
              </mrow>
            </mrow>
            <mo stretchy="false">ζ</mo>
            <msup>
              <mrow>
                <mo stretchy="false">(</mo>
                <mrow>
                  <mi>s</mi>
                </mrow>
                <mo stretchy="false">)</mo>
              </mrow>
              <mi>y</mi>
            </msup>
          </mrow>
        </mrow>
      </mrow>
    </mrow>
    <annotation encoding="StarMath 5.0">%zeta(s)^z = sum from k = 0 to infinity {{{z^k} over {k!}} lim from {y rightarrow 0}{{partial^k}over{partial y^k}}%zeta(s)^y} </annotation>
  </semantics>
</math>
</file>

<file path=Object 88/content.xml><?xml version="1.0" encoding="utf-8"?>
<math xmlns="http://www.w3.org/1998/Math/MathML" display="block">
  <semantics>
    <mrow>
      <msub>
        <mrow>
          <mo fence="true" stretchy="false">[</mo>
          <mrow>
            <msup>
              <mi>f</mi>
              <mi>z</mi>
            </msup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frac>
            <msup>
              <mi>z</mi>
              <mi>k</mi>
            </msup>
            <mrow>
              <mi>k</mi>
              <mi>!</mi>
            </mrow>
          </mfrac>
          <mrow>
            <munder>
              <mi>lim</mi>
              <mrow>
                <mi>y</mi>
                <mo stretchy="false">→</mo>
                <mn>0</mn>
              </mrow>
            </munder>
            <mfrac>
              <msup>
                <mo stretchy="false">∂</mo>
                <mi>k</mi>
              </msup>
              <mrow>
                <mo stretchy="false">∂</mo>
                <msup>
                  <mi>y</mi>
                  <mi>k</mi>
                </msup>
              </mrow>
            </mfrac>
          </mrow>
          <msub>
            <mrow>
              <mo fence="true" stretchy="false">[</mo>
              <mrow>
                <msup>
                  <mi>f</mi>
                  <mi>y</mi>
                </msup>
              </mrow>
              <mo fence="true" stretchy="false">]</mo>
            </mrow>
            <mi>n</mi>
          </msub>
        </mrow>
      </mrow>
    </mrow>
    <annotation encoding="StarMath 5.0">[f^z]_n = sum from k = 0 to infinity {{{z^k} over {k!}} lim from {y rightarrow 0}{{partial^k}over{partial y^k}}[f^y]_n}</annotation>
  </semantics>
</math>
</file>

<file path=Object 89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sup>
            <mi>z</mi>
            <mi>k</mi>
          </msup>
          <mtable>
            <mtr>
              <mtd>
                <mtext>Res</mtext>
              </mtd>
            </mtr>
            <mtr>
              <mtd>
                <msub>
                  <mtext/>
                  <mrow>
                    <mtext> </mtext>
                    <mrow>
                      <mi>m</mi>
                      <mo stretchy="false">=</mo>
                      <mn>0</mn>
                    </mrow>
                  </mrow>
                </msub>
              </mtd>
            </mtr>
          </mtable>
          <mfrac>
            <msub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m</mi>
                    </msup>
                  </mrow>
                </mrow>
                <mo fence="true" stretchy="false">]</mo>
              </mrow>
              <mi>n</mi>
            </msub>
            <msup>
              <mi>m</mi>
              <mrow>
                <mi>k</mi>
                <mo stretchy="false">+</mo>
                <mn>1</mn>
              </mrow>
            </msup>
          </mfrac>
        </mrow>
      </mrow>
    </mrow>
    <annotation encoding="StarMath 5.0">[%zeta(s)^z]_n = sum from k = 0 to infinity {{{z^k} } binom {"Res"} {""_{" "m = 0}}{{[%zeta(s)^m]_n}over{m^{k+1}}}}</annotation>
  </semantics>
</math>
</file>

<file path=Object 9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∏</mo>
            <mrow>
              <msup>
                <mi>p</mi>
                <mi>k</mi>
              </msup>
              <mo stretchy="false">∣</mo>
              <mi>n</mi>
            </mrow>
          </munder>
          <mfrac>
            <msup>
              <mi>z</mi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</mrow>
    </mrow>
    <annotation encoding="StarMath 5.0">d_z(n) = prod from {p^k divides n} {z^{"("k")"} over {k!}}</annotation>
  </semantics>
</math>
</file>

<file path=Object 90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91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</mrow>
            <mo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o stretchy="false">∞</mo>
          </munderover>
          <mrow>
            <mrow>
              <mrow>
                <msup>
                  <mi>z</mi>
                  <mi>k</mi>
                </msup>
              </mrow>
            </mrow>
            <mtext> </mtext>
            <mtable>
              <mtr>
                <mtd>
                  <mrow>
                    <mtext>Res</mtext>
                  </mrow>
                </mtd>
              </mtr>
              <mtr>
                <mtd>
                  <mrow>
                    <msub>
                      <mtext/>
                      <mrow>
                        <mtext> </mtext>
                        <mrow>
                          <mi>m</mi>
                          <mo stretchy="false">=</mo>
                          <mn>0</mn>
                        </mrow>
                      </mrow>
                    </msub>
                  </mrow>
                </mtd>
              </mtr>
            </mtable>
            <mrow>
              <mfrac>
                <mrow>
                  <mo stretchy="false">ζ</mo>
                  <msup>
                    <mrow>
                      <mo stretchy="false">(</mo>
                      <mrow>
                        <mi>s</mi>
                      </mrow>
                      <mo stretchy="false">)</mo>
                    </mrow>
                    <mi>m</mi>
                  </msup>
                </mrow>
                <mrow>
                  <msup>
                    <mi>m</mi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</mrow>
              </mfrac>
            </mrow>
          </mrow>
        </mrow>
      </mrow>
    </mrow>
    <annotation encoding="StarMath 5.0">%zeta(s)^z = sum from k = 0 to infinity {{{z^k} }" " binom {"Res"} {""_{" "m = 0}}{{%zeta(s)^m}over{m^{k+1}}}}</annotation>
  </semantics>
</math>
</file>

<file path=Object 92/content.xml><?xml version="1.0" encoding="utf-8"?>
<math xmlns="http://www.w3.org/1998/Math/MathML" display="block">
  <semantics>
    <mrow>
      <msub>
        <mrow>
          <mo fence="true" stretchy="false">[</mo>
          <mrow>
            <msup>
              <mi>f</mi>
              <mi>z</mi>
            </msup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sup>
            <mi>z</mi>
            <mi>k</mi>
          </msup>
          <mtable>
            <mtr>
              <mtd>
                <mtext>Res</mtext>
              </mtd>
            </mtr>
            <mtr>
              <mtd>
                <msub>
                  <mtext/>
                  <mrow>
                    <mtext> </mtext>
                    <mrow>
                      <mi>m</mi>
                      <mo stretchy="false">=</mo>
                      <mn>0</mn>
                    </mrow>
                  </mrow>
                </msub>
              </mtd>
            </mtr>
          </mtable>
          <mfrac>
            <msub>
              <mrow>
                <mo fence="true" stretchy="false">[</mo>
                <mrow>
                  <msup>
                    <mi>f</mi>
                    <mi>m</mi>
                  </msup>
                </mrow>
                <mo fence="true" stretchy="false">]</mo>
              </mrow>
              <mi>n</mi>
            </msub>
            <msup>
              <mi>m</mi>
              <mrow>
                <mi>k</mi>
                <mo stretchy="false">+</mo>
                <mn>1</mn>
              </mrow>
            </msup>
          </mfrac>
        </mrow>
      </mrow>
    </mrow>
    <annotation encoding="StarMath 5.0">[f^z]_n = sum from k = 0 to infinity {{{z^k} } binom {"Res"} {""_{" "m = 0}}{{[f^m]_n}over{m^{k+1}}}}</annotation>
  </semantics>
</math>
</file>

<file path=Object 93/content.xml><?xml version="1.0" encoding="utf-8"?>
<math xmlns="http://www.w3.org/1998/Math/MathML">
  <semantics>
    <mrow>
      <msub>
        <mi>d</mi>
        <mi>z</mi>
      </msub>
      <mrow>
        <mo stretchy="false">(</mo>
        <mrow>
          <mi>n</mi>
        </mrow>
        <mo stretchy="false">)</mo>
      </mrow>
    </mrow>
    <annotation encoding="StarMath 5.0">d_z(n)</annotation>
  </semantics>
</math>
</file>

<file path=Object 94/content.xml><?xml version="1.0" encoding="utf-8"?>
<math xmlns="http://www.w3.org/1998/Math/MathML" display="block">
  <semantics>
    <mrow>
      <msub>
        <mrow>
          <mo fence="true" stretchy="false">[</mo>
          <mrow>
            <mrow>
              <mo stretchy="false">∇</mo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row>
                  <mi>z</mi>
                  <mo stretchy="false">+</mo>
                  <mi>y</mi>
                </mrow>
              </msup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o stretchy="false">∇</mo>
              <mi mathvariant="normal">ζ</mi>
              <mrow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  <mo stretchy="false">⋅</mo>
                <mo stretchy="false">∇</mo>
              </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y</mi>
              </msup>
            </mrow>
          </mrow>
          <mo fence="true" stretchy="false">]</mo>
        </mrow>
        <mi>n</mi>
      </msub>
    </mrow>
    <annotation encoding="StarMath 5.0">[nabla %zeta(s)^{z+y}]_n = [nabla %zeta(s)^z cdot nabla %zeta(s)^y]_n</annotation>
  </semantics>
</math>
</file>

<file path=Object 95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row>
                  <mi>z</mi>
                  <mo stretchy="false">+</mo>
                  <mi>y</mi>
                </mrow>
              </msup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 mathvariant="normal">ζ</mi>
              <mrow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  <mo stretchy="false">⋅</mo>
                <mi mathvariant="normal">ζ</mi>
              </mrow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y</mi>
              </msup>
            </mrow>
          </mrow>
          <mo fence="true" stretchy="false">]</mo>
        </mrow>
        <mi>n</mi>
      </msub>
    </mrow>
    <annotation encoding="StarMath 5.0">[%zeta(s)^{z+y}]_n = [%zeta(s)^z cdot %zeta(s)^y]_n</annotation>
  </semantics>
</math>
</file>

<file path=Object 96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97/content.xml><?xml version="1.0" encoding="utf-8"?>
<math xmlns="http://www.w3.org/1998/Math/MathML">
  <semantics>
    <mrow>
      <mo stretchy="false">ζ</mo>
      <mrow>
        <msup>
          <mrow>
            <mo stretchy="false">(</mo>
            <mrow>
              <mi>s</mi>
            </mrow>
            <mo stretchy="false">)</mo>
          </mrow>
          <mrow>
            <mrow>
              <mi>z</mi>
              <mo stretchy="false">+</mo>
              <mi>y</mi>
            </mrow>
          </mrow>
        </msup>
        <mo stretchy="false">=</mo>
        <mo stretchy="false">ζ</mo>
      </mrow>
      <mrow>
        <msup>
          <mrow>
            <mo stretchy="false">(</mo>
            <mrow>
              <mi>s</mi>
            </mrow>
            <mo stretchy="false">)</mo>
          </mrow>
          <mi>z</mi>
        </msup>
        <mo stretchy="false">⋅</mo>
        <mo stretchy="false">ζ</mo>
      </mrow>
      <msup>
        <mrow>
          <mo stretchy="false">(</mo>
          <mrow>
            <mi>s</mi>
          </mrow>
          <mo stretchy="false">)</mo>
        </mrow>
        <mi>y</mi>
      </msup>
    </mrow>
    <annotation encoding="StarMath 5.0">%zeta(s)^{z+y}  = %zeta(s)^z cdot %zeta(s)^y</annotation>
  </semantics>
</math>
</file>

<file path=Object 98/content.xml><?xml version="1.0" encoding="utf-8"?>
<math xmlns="http://www.w3.org/1998/Math/MathML" display="block">
  <semantics>
    <mrow>
      <msub>
        <mrow>
          <mo fence="true" stretchy="false">[</mo>
          <mrow>
            <mrow>
              <mo stretchy="false">∇</mo>
              <msup>
                <mi>f</mi>
                <mrow>
                  <mi>z</mi>
                  <mo stretchy="false">+</mo>
                  <mi>y</mi>
                </mrow>
              </msup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o stretchy="false">∇</mo>
              <mrow>
                <msup>
                  <mi>f</mi>
                  <mi>z</mi>
                </msup>
                <mo stretchy="false">⋅</mo>
                <mo stretchy="false">∇</mo>
              </mrow>
              <msup>
                <mi>f</mi>
                <mi>y</mi>
              </msup>
            </mrow>
          </mrow>
          <mo fence="true" stretchy="false">]</mo>
        </mrow>
        <mi>n</mi>
      </msub>
    </mrow>
    <annotation encoding="StarMath 5.0">[nabla f^{z+y}]_n = [nabla f^z cdot nabla f^y]_n</annotation>
  </semantics>
</math>
</file>

<file path=Object 99/content.xml><?xml version="1.0" encoding="utf-8"?>
<math xmlns="http://www.w3.org/1998/Math/MathML" display="block">
  <semantics>
    <mrow>
      <msub>
        <mrow>
          <mo fence="true" stretchy="false">[</mo>
          <mrow>
            <msup>
              <mi>f</mi>
              <mrow>
                <mi>z</mi>
                <mo stretchy="false">+</mo>
                <mi>y</mi>
              </mrow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sup>
                <mi>f</mi>
                <mi>z</mi>
              </msup>
              <mo stretchy="false">⋅</mo>
              <msup>
                <mi>f</mi>
                <mi>y</mi>
              </msup>
            </mrow>
          </mrow>
          <mo fence="true" stretchy="false">]</mo>
        </mrow>
        <mi>n</mi>
      </msub>
    </mrow>
    <annotation encoding="StarMath 5.0">[f^{z+y}]_n = [f^z cdot f^y]_n</annotation>
  </semantics>
</math>
</file>